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tr Ret</text:p>
          </table:table-cell>
          <table:table-cell office:value-type="string" calcext:value-type="string">
            <text:p>Unh Clk Cycles</text:p>
          </table:table-cell>
          <table:table-cell office:value-type="string" calcext:value-type="string">
            <text:p>l2 trans reqs</text:p>
          </table:table-cell>
          <table:table-cell office:value-type="string" calcext:value-type="string">
            <text:p>l1lines</text:p>
          </table:table-cell>
          <table:table-cell office:value-type="string" calcext:value-type="string">
            <text:p>l2lines</text:p>
          </table:table-cell>
          <table:table-cell office:value-type="string" calcext:value-type="string">
            <text:p>Per Core b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2</text:p>
          </table:table-cell>
          <table:table-cell office:value-type="string" calcext:value-type="string">
            <text:p>Power3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</text:p>
          </table:table-cell>
          <table:table-cell office:value-type="string" calcext:value-type="string">
            <text:p>L3 REUSE</text:p>
          </table:table-cell>
        </table:table-row>
        <table:table-row table:style-name="ro1">
          <table:table-cell office:value-type="string" calcext:value-type="string">
            <text:p>2mm_STANDARD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912" calcext:value-type="float">
            <text:p>55912</text:p>
          </table:table-cell>
          <table:table-cell office:value-type="float" office:value="87629" calcext:value-type="float">
            <text:p>87629</text:p>
          </table:table-cell>
          <table:table-cell office:value-type="float" office:value="8076371337.92" calcext:value-type="float">
            <text:p>8076371337.92</text:p>
          </table:table-cell>
          <table:table-cell office:value-type="float" office:value="5723990496.98" calcext:value-type="float">
            <text:p>5723990496.98</text:p>
          </table:table-cell>
          <table:table-cell office:value-type="float" office:value="235599.67" calcext:value-type="float">
            <text:p>235599.67</text:p>
          </table:table-cell>
          <table:table-cell office:value-type="float" office:value="16106909.92" calcext:value-type="float">
            <text:p>16106909.92</text:p>
          </table:table-cell>
          <table:table-cell office:value-type="float" office:value="25051120.15" calcext:value-type="float">
            <text:p>25051120.15</text:p>
          </table:table-cell>
          <table:table-cell office:value-type="float" office:value="4512291.58" calcext:value-type="float">
            <text:p>4512291.58</text:p>
          </table:table-cell>
          <table:table-cell office:value-type="float" office:value="3.01" calcext:value-type="float">
            <text:p>3.0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599.67" calcext:value-type="float">
            <text:p>235599.67</text:p>
          </table:table-cell>
          <table:table-cell office:value-type="float" office:value="1.12" calcext:value-type="float">
            <text:p>1.12</text:p>
          </table:table-cell>
          <table:table-cell office:value-type="float" office:value="1.74" calcext:value-type="float">
            <text:p>1.74</text:p>
          </table:table-cell>
          <table:table-cell office:value-type="float" office:value="0.31" calcext:value-type="float">
            <text:p>0.31</text:p>
          </table:table-cell>
          <table:table-cell office:value-type="float" office:value="0.73" calcext:value-type="float">
            <text:p>0.73</text:p>
          </table:table-cell>
          <table:table-cell office:value-type="float" office:value="79.17" calcext:value-type="float">
            <text:p>79.17</text:p>
          </table:table-cell>
        </table:table-row>
        <table:table-row table:style-name="ro1">
          <table:table-cell/>
          <table:table-cell office:value-type="float" office:value="55914" calcext:value-type="float">
            <text:p>55914</text:p>
          </table:table-cell>
          <table:table-cell office:value-type="float" office:value="11012" calcext:value-type="float">
            <text:p>11012</text:p>
          </table:table-cell>
          <table:table-cell office:value-type="float" office:value="3338790388.45" calcext:value-type="float">
            <text:p>3338790388.45</text:p>
          </table:table-cell>
          <table:table-cell office:value-type="float" office:value="9178975576.27" calcext:value-type="float">
            <text:p>9178975576.27</text:p>
          </table:table-cell>
          <table:table-cell office:value-type="float" office:value="11484363.36" calcext:value-type="float">
            <text:p>11484363.36</text:p>
          </table:table-cell>
          <table:table-cell office:value-type="float" office:value="395448630.27" calcext:value-type="float">
            <text:p>395448630.27</text:p>
          </table:table-cell>
          <table:table-cell office:value-type="float" office:value="388370831.9" calcext:value-type="float">
            <text:p>388370831.9</text:p>
          </table:table-cell>
          <table:table-cell office:value-type="float" office:value="303309.9" calcext:value-type="float">
            <text:p>303309.9</text:p>
          </table:table-cell>
          <table:table-cell office:value-type="float" office:value="36.36" calcext:value-type="float">
            <text:p>36.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484363.36" calcext:value-type="float">
            <text:p>11484363.36</text:p>
          </table:table-cell>
          <table:table-cell office:value-type="float" office:value="25.28" calcext:value-type="float">
            <text:p>25.28</text:p>
          </table:table-cell>
          <table:table-cell office:value-type="float" office:value="24.82" calcext:value-type="float">
            <text:p>24.82</text:p>
          </table:table-cell>
          <table:table-cell office:value-type="float" office:value="0.01" calcext:value-type="float">
            <text:p>0.01</text:p>
          </table:table-cell>
          <table:table-cell office:value-type="float" office:value="1.01" calcext:value-type="float">
            <text:p>1.01</text:p>
          </table:table-cell>
          <table:table-cell office:value-type="float" office:value="1950.92" calcext:value-type="float">
            <text:p>1950.92</text:p>
          </table:table-cell>
        </table:table-row>
        <table:table-row table:style-name="ro1">
          <table:table-cell/>
          <table:table-cell office:value-type="float" office:value="55929" calcext:value-type="float">
            <text:p>55929</text:p>
          </table:table-cell>
          <table:table-cell office:value-type="float" office:value="11136" calcext:value-type="float">
            <text:p>11136</text:p>
          </table:table-cell>
          <table:table-cell office:value-type="float" office:value="3059478966.91" calcext:value-type="float">
            <text:p>3059478966.91</text:p>
          </table:table-cell>
          <table:table-cell office:value-type="float" office:value="8454962084.08" calcext:value-type="float">
            <text:p>8454962084.08</text:p>
          </table:table-cell>
          <table:table-cell office:value-type="float" office:value="10751664.83" calcext:value-type="float">
            <text:p>10751664.83</text:p>
          </table:table-cell>
          <table:table-cell office:value-type="float" office:value="363510542.08" calcext:value-type="float">
            <text:p>363510542.08</text:p>
          </table:table-cell>
          <table:table-cell office:value-type="float" office:value="360193931.91" calcext:value-type="float">
            <text:p>360193931.91</text:p>
          </table:table-cell>
          <table:table-cell office:value-type="float" office:value="1023311.91" calcext:value-type="float">
            <text:p>1023311.91</text:p>
          </table:table-cell>
          <table:table-cell office:value-type="float" office:value="34.91" calcext:value-type="float">
            <text:p>34.9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0751664.83" calcext:value-type="float">
            <text:p>10751664.83</text:p>
          </table:table-cell>
          <table:table-cell office:value-type="float" office:value="23.57" calcext:value-type="float">
            <text:p>23.57</text:p>
          </table:table-cell>
          <table:table-cell office:value-type="float" office:value="23.36" calcext:value-type="float">
            <text:p>23.36</text:p>
          </table:table-cell>
          <table:table-cell office:value-type="float" office:value="0.06" calcext:value-type="float">
            <text:p>0.06</text:p>
          </table:table-cell>
          <table:table-cell office:value-type="float" office:value="1.01" calcext:value-type="float">
            <text:p>1.01</text:p>
          </table:table-cell>
          <table:table-cell office:value-type="float" office:value="828.28" calcext:value-type="float">
            <text:p>828.28</text:p>
          </table:table-cell>
        </table:table-row>
        <table:table-row table:style-name="ro1">
          <table:table-cell/>
          <table:table-cell office:value-type="float" office:value="55937" calcext:value-type="float">
            <text:p>55937</text:p>
          </table:table-cell>
          <table:table-cell office:value-type="float" office:value="11225" calcext:value-type="float">
            <text:p>11225</text:p>
          </table:table-cell>
          <table:table-cell office:value-type="float" office:value="3062103194.91" calcext:value-type="float">
            <text:p>3062103194.91</text:p>
          </table:table-cell>
          <table:table-cell office:value-type="float" office:value="8449992970.66" calcext:value-type="float">
            <text:p>8449992970.66</text:p>
          </table:table-cell>
          <table:table-cell office:value-type="float" office:value="10335849.75" calcext:value-type="float">
            <text:p>10335849.75</text:p>
          </table:table-cell>
          <table:table-cell office:value-type="float" office:value="362236132.66" calcext:value-type="float">
            <text:p>362236132.66</text:p>
          </table:table-cell>
          <table:table-cell office:value-type="float" office:value="359222118.08" calcext:value-type="float">
            <text:p>359222118.08</text:p>
          </table:table-cell>
          <table:table-cell office:value-type="float" office:value="1189793" calcext:value-type="float">
            <text:p>1189793</text:p>
          </table:table-cell>
          <table:table-cell office:value-type="float" office:value="39.75" calcext:value-type="float">
            <text:p>39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0335849.75" calcext:value-type="float">
            <text:p>10335849.75</text:p>
          </table:table-cell>
          <table:table-cell office:value-type="float" office:value="23.82" calcext:value-type="float">
            <text:p>23.82</text:p>
          </table:table-cell>
          <table:table-cell office:value-type="float" office:value="23.62" calcext:value-type="float">
            <text:p>23.62</text:p>
          </table:table-cell>
          <table:table-cell office:value-type="float" office:value="0.07" calcext:value-type="float">
            <text:p>0.07</text:p>
          </table:table-cell>
          <table:table-cell office:value-type="float" office:value="1.01" calcext:value-type="float">
            <text:p>1.01</text:p>
          </table:table-cell>
          <table:table-cell office:value-type="float" office:value="338.79" calcext:value-type="float">
            <text:p>338.79</text:p>
          </table:table-cell>
        </table:table-row>
        <table:table-row table:style-name="ro1">
          <table:table-cell/>
          <table:table-cell office:value-type="float" office:value="55942" calcext:value-type="float">
            <text:p>55942</text:p>
          </table:table-cell>
          <table:table-cell office:value-type="float" office:value="11190" calcext:value-type="float">
            <text:p>11190</text:p>
          </table:table-cell>
          <table:table-cell office:value-type="float" office:value="3060821843.41" calcext:value-type="float">
            <text:p>3060821843.41</text:p>
          </table:table-cell>
          <table:table-cell office:value-type="float" office:value="8449776431.16" calcext:value-type="float">
            <text:p>8449776431.16</text:p>
          </table:table-cell>
          <table:table-cell office:value-type="float" office:value="10383056.16" calcext:value-type="float">
            <text:p>10383056.16</text:p>
          </table:table-cell>
          <table:table-cell office:value-type="float" office:value="363147733" calcext:value-type="float">
            <text:p>363147733</text:p>
          </table:table-cell>
          <table:table-cell office:value-type="float" office:value="359213888.16" calcext:value-type="float">
            <text:p>359213888.16</text:p>
          </table:table-cell>
          <table:table-cell office:value-type="float" office:value="1074185.16" calcext:value-type="float">
            <text:p>1074185.16</text:p>
          </table:table-cell>
          <table:table-cell office:value-type="float" office:value="39.33" calcext:value-type="float">
            <text:p>39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0383056.16" calcext:value-type="float">
            <text:p>10383056.16</text:p>
          </table:table-cell>
          <table:table-cell office:value-type="float" office:value="24.08" calcext:value-type="float">
            <text:p>24.08</text:p>
          </table:table-cell>
          <table:table-cell office:value-type="float" office:value="23.82" calcext:value-type="float">
            <text:p>23.82</text:p>
          </table:table-cell>
          <table:table-cell office:value-type="float" office:value="0.07" calcext:value-type="float">
            <text:p>0.07</text:p>
          </table:table-cell>
          <table:table-cell office:value-type="float" office:value="1.01" calcext:value-type="float">
            <text:p>1.01</text:p>
          </table:table-cell>
          <table:table-cell office:value-type="float" office:value="437.62" calcext:value-type="float">
            <text:p>437.62</text:p>
          </table:table-cell>
        </table:table-row>
        <table:table-row table:style-name="ro1">
          <table:table-cell/>
          <table:table-cell office:value-type="float" office:value="55947" calcext:value-type="float">
            <text:p>55947</text:p>
          </table:table-cell>
          <table:table-cell office:value-type="float" office:value="11198" calcext:value-type="float">
            <text:p>11198</text:p>
          </table:table-cell>
          <table:table-cell office:value-type="float" office:value="3060791894.91" calcext:value-type="float">
            <text:p>3060791894.91</text:p>
          </table:table-cell>
          <table:table-cell office:value-type="float" office:value="8450601130.5" calcext:value-type="float">
            <text:p>8450601130.5</text:p>
          </table:table-cell>
          <table:table-cell office:value-type="float" office:value="10330813.25" calcext:value-type="float">
            <text:p>10330813.25</text:p>
          </table:table-cell>
          <table:table-cell office:value-type="float" office:value="363273130.08" calcext:value-type="float">
            <text:p>363273130.08</text:p>
          </table:table-cell>
          <table:table-cell office:value-type="float" office:value="359227449.75" calcext:value-type="float">
            <text:p>359227449.75</text:p>
          </table:table-cell>
          <table:table-cell office:value-type="float" office:value="1177825.83" calcext:value-type="float">
            <text:p>1177825.83</text:p>
          </table:table-cell>
          <table:table-cell office:value-type="float" office:value="39.41" calcext:value-type="float">
            <text:p>39.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0330813.25" calcext:value-type="float">
            <text:p>10330813.25</text:p>
          </table:table-cell>
          <table:table-cell office:value-type="float" office:value="24.05" calcext:value-type="float">
            <text:p>24.05</text:p>
          </table:table-cell>
          <table:table-cell office:value-type="float" office:value="23.78" calcext:value-type="float">
            <text:p>23.78</text:p>
          </table:table-cell>
          <table:table-cell office:value-type="float" office:value="0.07" calcext:value-type="float">
            <text:p>0.07</text:p>
          </table:table-cell>
          <table:table-cell office:value-type="float" office:value="1.01" calcext:value-type="float">
            <text:p>1.01</text:p>
          </table:table-cell>
          <table:table-cell office:value-type="float" office:value="352.18" calcext:value-type="float">
            <text:p>352.18</text:p>
          </table:table-cell>
        </table:table-row>
        <table:table-row table:style-name="ro1">
          <table:table-cell/>
          <table:table-cell office:value-type="float" office:value="55952" calcext:value-type="float">
            <text:p>55952</text:p>
          </table:table-cell>
          <table:table-cell office:value-type="float" office:value="11210" calcext:value-type="float">
            <text:p>11210</text:p>
          </table:table-cell>
          <table:table-cell office:value-type="float" office:value="3071644705.69" calcext:value-type="float">
            <text:p>3071644705.69</text:p>
          </table:table-cell>
          <table:table-cell office:value-type="float" office:value="8509215293.3" calcext:value-type="float">
            <text:p>8509215293.3</text:p>
          </table:table-cell>
          <table:table-cell office:value-type="float" office:value="10223028.46" calcext:value-type="float">
            <text:p>10223028.46</text:p>
          </table:table-cell>
          <table:table-cell office:value-type="float" office:value="366884619.15" calcext:value-type="float">
            <text:p>366884619.15</text:p>
          </table:table-cell>
          <table:table-cell office:value-type="float" office:value="362685910.46" calcext:value-type="float">
            <text:p>362685910.46</text:p>
          </table:table-cell>
          <table:table-cell office:value-type="float" office:value="1568079.53" calcext:value-type="float">
            <text:p>1568079.53</text:p>
          </table:table-cell>
          <table:table-cell office:value-type="float" office:value="39.92" calcext:value-type="float">
            <text:p>39.9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0223028.46" calcext:value-type="float">
            <text:p>10223028.46</text:p>
          </table:table-cell>
          <table:table-cell office:value-type="float" office:value="24.19" calcext:value-type="float">
            <text:p>24.19</text:p>
          </table:table-cell>
          <table:table-cell office:value-type="float" office:value="23.91" calcext:value-type="float">
            <text:p>23.91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office:value-type="float" office:value="260.2" calcext:value-type="float">
            <text:p>260.2</text:p>
          </table:table-cell>
        </table:table-row>
        <table:table-row table:style-name="ro1">
          <table:table-cell/>
          <table:table-cell office:value-type="float" office:value="55957" calcext:value-type="float">
            <text:p>55957</text:p>
          </table:table-cell>
          <table:table-cell office:value-type="float" office:value="14627" calcext:value-type="float">
            <text:p>14627</text:p>
          </table:table-cell>
          <table:table-cell office:value-type="float" office:value="3059967799.83" calcext:value-type="float">
            <text:p>3059967799.83</text:p>
          </table:table-cell>
          <table:table-cell office:value-type="float" office:value="8418991286" calcext:value-type="float">
            <text:p>8418991286</text:p>
          </table:table-cell>
          <table:table-cell office:value-type="float" office:value="9865170.33" calcext:value-type="float">
            <text:p>9865170.33</text:p>
          </table:table-cell>
          <table:table-cell office:value-type="float" office:value="365649308.41" calcext:value-type="float">
            <text:p>365649308.41</text:p>
          </table:table-cell>
          <table:table-cell office:value-type="float" office:value="359852894.91" calcext:value-type="float">
            <text:p>359852894.91</text:p>
          </table:table-cell>
          <table:table-cell office:value-type="float" office:value="3382855.25" calcext:value-type="float">
            <text:p>3382855.25</text:p>
          </table:table-cell>
          <table:table-cell office:value-type="float" office:value="31.33" calcext:value-type="float">
            <text:p>31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9865170.33" calcext:value-type="float">
            <text:p>9865170.33</text:p>
          </table:table-cell>
          <table:table-cell office:value-type="float" office:value="23.33" calcext:value-type="float">
            <text:p>23.33</text:p>
          </table:table-cell>
          <table:table-cell office:value-type="float" office:value="22.96" calcext:value-type="float">
            <text:p>22.96</text:p>
          </table:table-cell>
          <table:table-cell office:value-type="float" office:value="0.21" calcext:value-type="float">
            <text:p>0.21</text:p>
          </table:table-cell>
          <table:table-cell office:value-type="float" office:value="1.01" calcext:value-type="float">
            <text:p>1.01</text:p>
          </table:table-cell>
          <table:table-cell office:value-type="float" office:value="837.91" calcext:value-type="float">
            <text:p>837.91</text:p>
          </table:table-cell>
        </table:table-row>
        <table:table-row table:style-name="ro1">
          <table:table-cell/>
          <table:table-cell office:value-type="float" office:value="55962" calcext:value-type="float">
            <text:p>55962</text:p>
          </table:table-cell>
          <table:table-cell office:value-type="float" office:value="963" calcext:value-type="float">
            <text:p>963</text:p>
          </table:table-cell>
          <table:table-cell office:value-type="float" office:value="1604308327.5" calcext:value-type="float">
            <text:p>1604308327.5</text:p>
          </table:table-cell>
          <table:table-cell office:value-type="float" office:value="4244791596.5" calcext:value-type="float">
            <text:p>4244791596.5</text:p>
          </table:table-cell>
          <table:table-cell office:value-type="float" office:value="5326255.5" calcext:value-type="float">
            <text:p>5326255.5</text:p>
          </table:table-cell>
          <table:table-cell office:value-type="float" office:value="176510544" calcext:value-type="float">
            <text:p>176510544</text:p>
          </table:table-cell>
          <table:table-cell office:value-type="float" office:value="173696537" calcext:value-type="float">
            <text:p>173696537</text:p>
          </table:table-cell>
          <table:table-cell office:value-type="float" office:value="1045920" calcext:value-type="float">
            <text:p>1045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6255.5" calcext:value-type="float">
            <text:p>5326255.5</text:p>
          </table:table-cell>
          <table:table-cell office:value-type="float" office:value="11.86" calcext:value-type="float">
            <text:p>11.86</text:p>
          </table:table-cell>
          <table:table-cell office:value-type="float" office:value="11.67" calcext:value-type="float">
            <text:p>11.67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83.03" calcext:value-type="float">
            <text:p>83.03</text:p>
          </table:table-cell>
        </table:table-row>
        <table:table-row table:style-name="ro1">
          <table:table-cell office:value-type="string" calcext:value-type="string">
            <text:p>2mm_STANDARD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812" calcext:value-type="float">
            <text:p>58812</text:p>
          </table:table-cell>
          <table:table-cell office:value-type="float" office:value="10514" calcext:value-type="float">
            <text:p>10514</text:p>
          </table:table-cell>
          <table:table-cell office:value-type="float" office:value="6453395959.27" calcext:value-type="float">
            <text:p>6453395959.27</text:p>
          </table:table-cell>
          <table:table-cell office:value-type="float" office:value="8677233904.9" calcext:value-type="float">
            <text:p>8677233904.9</text:p>
          </table:table-cell>
          <table:table-cell office:value-type="float" office:value="121261.9" calcext:value-type="float">
            <text:p>121261.9</text:p>
          </table:table-cell>
          <table:table-cell office:value-type="float" office:value="14769785" calcext:value-type="float">
            <text:p>14769785</text:p>
          </table:table-cell>
          <table:table-cell office:value-type="float" office:value="15742215.18" calcext:value-type="float">
            <text:p>15742215.18</text:p>
          </table:table-cell>
          <table:table-cell office:value-type="float" office:value="746486.45" calcext:value-type="float">
            <text:p>746486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1261.9" calcext:value-type="float">
            <text:p>121261.9</text:p>
          </table:table-cell>
          <table:table-cell office:value-type="float" office:value="0.97" calcext:value-type="float">
            <text:p>0.97</text:p>
          </table:table-cell>
          <table:table-cell office:value-type="float" office:value="1.03" calcext:value-type="float">
            <text:p>1.03</text:p>
          </table:table-cell>
          <table:table-cell office:value-type="float" office:value="0.05" calcext:value-type="float">
            <text:p>0.05</text:p>
          </table:table-cell>
          <table:table-cell office:value-type="float" office:value="0.94" calcext:value-type="float">
            <text:p>0.94</text:p>
          </table:table-cell>
          <table:table-cell office:value-type="float" office:value="21.82" calcext:value-type="float">
            <text:p>21.82</text:p>
          </table:table-cell>
        </table:table-row>
        <table:table-row table:style-name="ro1">
          <table:table-cell/>
          <table:table-cell office:value-type="float" office:value="58814" calcext:value-type="float">
            <text:p>58814</text:p>
          </table:table-cell>
          <table:table-cell office:value-type="float" office:value="11026" calcext:value-type="float">
            <text:p>11026</text:p>
          </table:table-cell>
          <table:table-cell office:value-type="float" office:value="3061120026.91" calcext:value-type="float">
            <text:p>3061120026.91</text:p>
          </table:table-cell>
          <table:table-cell office:value-type="float" office:value="8420747702.5" calcext:value-type="float">
            <text:p>8420747702.5</text:p>
          </table:table-cell>
          <table:table-cell office:value-type="float" office:value="9891336.08" calcext:value-type="float">
            <text:p>9891336.08</text:p>
          </table:table-cell>
          <table:table-cell office:value-type="float" office:value="364278764.91" calcext:value-type="float">
            <text:p>364278764.91</text:p>
          </table:table-cell>
          <table:table-cell office:value-type="float" office:value="359430919" calcext:value-type="float">
            <text:p>359430919</text:p>
          </table:table-cell>
          <table:table-cell office:value-type="float" office:value="1881205.08" calcext:value-type="float">
            <text:p>1881205.08</text:p>
          </table:table-cell>
          <table:table-cell office:value-type="float" office:value="40.25" calcext:value-type="float">
            <text:p>40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9891336.08" calcext:value-type="float">
            <text:p>9891336.08</text:p>
          </table:table-cell>
          <table:table-cell office:value-type="float" office:value="25.45" calcext:value-type="float">
            <text:p>25.45</text:p>
          </table:table-cell>
          <table:table-cell office:value-type="float" office:value="25.13" calcext:value-type="float">
            <text:p>25.13</text:p>
          </table:table-cell>
          <table:table-cell office:value-type="float" office:value="0.12" calcext:value-type="float">
            <text:p>0.12</text:p>
          </table:table-cell>
          <table:table-cell office:value-type="float" office:value="1.01" calcext:value-type="float">
            <text:p>1.01</text:p>
          </table:table-cell>
          <table:table-cell office:value-type="float" office:value="426.81" calcext:value-type="float">
            <text:p>426.81</text:p>
          </table:table-cell>
        </table:table-row>
        <table:table-row table:style-name="ro1">
          <table:table-cell/>
          <table:table-cell office:value-type="float" office:value="58832" calcext:value-type="float">
            <text:p>58832</text:p>
          </table:table-cell>
          <table:table-cell office:value-type="float" office:value="1003" calcext:value-type="float">
            <text:p>1003</text:p>
          </table:table-cell>
          <table:table-cell office:value-type="float" office:value="6817975177" calcext:value-type="float">
            <text:p>6817975177</text:p>
          </table:table-cell>
          <table:table-cell office:value-type="float" office:value="9150096628" calcext:value-type="float">
            <text:p>9150096628</text:p>
          </table:table-cell>
          <table:table-cell office:value-type="float" office:value="129785" calcext:value-type="float">
            <text:p>129785</text:p>
          </table:table-cell>
          <table:table-cell office:value-type="float" office:value="16684635" calcext:value-type="float">
            <text:p>16684635</text:p>
          </table:table-cell>
          <table:table-cell office:value-type="float" office:value="18458465" calcext:value-type="float">
            <text:p>18458465</text:p>
          </table:table-cell>
          <table:table-cell office:value-type="float" office:value="33506" calcext:value-type="float">
            <text:p>3350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9785" calcext:value-type="float">
            <text:p>129785</text:p>
          </table:table-cell>
          <table:table-cell office:value-type="float" office:value="1.06" calcext:value-type="float">
            <text:p>1.06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550.9" calcext:value-type="float">
            <text:p>550.9</text:p>
          </table:table-cell>
        </table:table-row>
        <table:table-row table:style-name="ro1">
          <table:table-cell office:value-type="string" calcext:value-type="string">
            <text:p>3mm_STANDARD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629" calcext:value-type="float">
            <text:p>54629</text:p>
          </table:table-cell>
          <table:table-cell office:value-type="float" office:value="11208" calcext:value-type="float">
            <text:p>11208</text:p>
          </table:table-cell>
          <table:table-cell office:value-type="float" office:value="3056367960" calcext:value-type="float">
            <text:p>3056367960</text:p>
          </table:table-cell>
          <table:table-cell office:value-type="float" office:value="8442229274.41" calcext:value-type="float">
            <text:p>8442229274.41</text:p>
          </table:table-cell>
          <table:table-cell office:value-type="float" office:value="10476613.08" calcext:value-type="float">
            <text:p>10476613.08</text:p>
          </table:table-cell>
          <table:table-cell office:value-type="float" office:value="363731769.16" calcext:value-type="float">
            <text:p>363731769.16</text:p>
          </table:table-cell>
          <table:table-cell office:value-type="float" office:value="360415649.16" calcext:value-type="float">
            <text:p>360415649.16</text:p>
          </table:table-cell>
          <table:table-cell office:value-type="float" office:value="3819971.33" calcext:value-type="float">
            <text:p>381997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0476613.08" calcext:value-type="float">
            <text:p>10476613.08</text:p>
          </table:table-cell>
          <table:table-cell office:value-type="float" office:value="24.04" calcext:value-type="float">
            <text:p>24.04</text:p>
          </table:table-cell>
          <table:table-cell office:value-type="float" office:value="23.82" calcext:value-type="float">
            <text:p>23.82</text:p>
          </table:table-cell>
          <table:table-cell office:value-type="float" office:value="0.25" calcext:value-type="float">
            <text:p>0.25</text:p>
          </table:table-cell>
          <table:table-cell office:value-type="float" office:value="1.01" calcext:value-type="float">
            <text:p>1.01</text:p>
          </table:table-cell>
          <table:table-cell office:value-type="float" office:value="95.22" calcext:value-type="float">
            <text:p>95.22</text:p>
          </table:table-cell>
        </table:table-row>
        <table:table-row table:style-name="ro1">
          <table:table-cell/>
          <table:table-cell office:value-type="float" office:value="54631" calcext:value-type="float">
            <text:p>54631</text:p>
          </table:table-cell>
          <table:table-cell office:value-type="float" office:value="16195" calcext:value-type="float">
            <text:p>16195</text:p>
          </table:table-cell>
          <table:table-cell office:value-type="float" office:value="2721154605.52" calcext:value-type="float">
            <text:p>2721154605.52</text:p>
          </table:table-cell>
          <table:table-cell office:value-type="float" office:value="7789131640.15" calcext:value-type="float">
            <text:p>7789131640.15</text:p>
          </table:table-cell>
          <table:table-cell office:value-type="float" office:value="8929650.68" calcext:value-type="float">
            <text:p>8929650.68</text:p>
          </table:table-cell>
          <table:table-cell office:value-type="float" office:value="344009536" calcext:value-type="float">
            <text:p>344009536</text:p>
          </table:table-cell>
          <table:table-cell office:value-type="float" office:value="341523480.26" calcext:value-type="float">
            <text:p>341523480.26</text:p>
          </table:table-cell>
          <table:table-cell office:value-type="float" office:value="3369721.57" calcext:value-type="float">
            <text:p>3369721.57</text:p>
          </table:table-cell>
          <table:table-cell office:value-type="float" office:value="39.31" calcext:value-type="float">
            <text:p>39.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8929650.68" calcext:value-type="float">
            <text:p>8929650.68</text:p>
          </table:table-cell>
          <table:table-cell office:value-type="float" office:value="24.78" calcext:value-type="float">
            <text:p>24.78</text:p>
          </table:table-cell>
          <table:table-cell office:value-type="float" office:value="24.6" calcext:value-type="float">
            <text:p>24.6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474.04" calcext:value-type="float">
            <text:p>474.04</text:p>
          </table:table-cell>
        </table:table-row>
        <table:table-row table:style-name="ro1">
          <table:table-cell/>
          <table:table-cell office:value-type="float" office:value="54649" calcext:value-type="float">
            <text:p>54649</text:p>
          </table:table-cell>
          <table:table-cell office:value-type="float" office:value="4071" calcext:value-type="float">
            <text:p>4071</text:p>
          </table:table-cell>
          <table:table-cell office:value-type="float" office:value="2720061755.8" calcext:value-type="float">
            <text:p>2720061755.8</text:p>
          </table:table-cell>
          <table:table-cell office:value-type="float" office:value="7388995871.4" calcext:value-type="float">
            <text:p>7388995871.4</text:p>
          </table:table-cell>
          <table:table-cell office:value-type="float" office:value="9119390" calcext:value-type="float">
            <text:p>9119390</text:p>
          </table:table-cell>
          <table:table-cell office:value-type="float" office:value="315234154.4" calcext:value-type="float">
            <text:p>315234154.4</text:p>
          </table:table-cell>
          <table:table-cell office:value-type="float" office:value="311620332.2" calcext:value-type="float">
            <text:p>311620332.2</text:p>
          </table:table-cell>
          <table:table-cell office:value-type="float" office:value="2995595" calcext:value-type="float">
            <text:p>2995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9119390" calcext:value-type="float">
            <text:p>9119390</text:p>
          </table:table-cell>
          <table:table-cell office:value-type="float" office:value="24.84" calcext:value-type="float">
            <text:p>24.84</text:p>
          </table:table-cell>
          <table:table-cell office:value-type="float" office:value="24.57" calcext:value-type="float">
            <text:p>24.57</text:p>
          </table:table-cell>
          <table:table-cell office:value-type="float" office:value="0.22" calcext:value-type="float">
            <text:p>0.22</text:p>
          </table:table-cell>
          <table:table-cell office:value-type="float" office:value="1.01" calcext:value-type="float">
            <text:p>1.01</text:p>
          </table:table-cell>
          <table:table-cell office:value-type="float" office:value="110.89" calcext:value-type="float">
            <text:p>110.89</text:p>
          </table:table-cell>
        </table:table-row>
        <table:table-row table:style-name="ro1">
          <table:table-cell office:value-type="string" calcext:value-type="string">
            <text:p>3mm_STANDARD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993" calcext:value-type="float">
            <text:p>55993</text:p>
          </table:table-cell>
          <table:table-cell office:value-type="float" office:value="82226" calcext:value-type="float">
            <text:p>82226</text:p>
          </table:table-cell>
          <table:table-cell office:value-type="float" office:value="8783457001.63" calcext:value-type="float">
            <text:p>8783457001.63</text:p>
          </table:table-cell>
          <table:table-cell office:value-type="float" office:value="6158653659.96" calcext:value-type="float">
            <text:p>6158653659.96</text:p>
          </table:table-cell>
          <table:table-cell office:value-type="float" office:value="254538.92" calcext:value-type="float">
            <text:p>254538.92</text:p>
          </table:table-cell>
          <table:table-cell office:value-type="float" office:value="17574775.12" calcext:value-type="float">
            <text:p>17574775.12</text:p>
          </table:table-cell>
          <table:table-cell office:value-type="float" office:value="27303247.2" calcext:value-type="float">
            <text:p>27303247.2</text:p>
          </table:table-cell>
          <table:table-cell office:value-type="float" office:value="4912555.43" calcext:value-type="float">
            <text:p>4912555.43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538.92" calcext:value-type="float">
            <text:p>254538.92</text:p>
          </table:table-cell>
          <table:table-cell office:value-type="float" office:value="1.18" calcext:value-type="float">
            <text:p>1.18</text:p>
          </table:table-cell>
          <table:table-cell office:value-type="float" office:value="1.83" calcext:value-type="float">
            <text:p>1.83</text:p>
          </table:table-cell>
          <table:table-cell office:value-type="float" office:value="0.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office:value-type="float" office:value="86.63" calcext:value-type="float">
            <text:p>86.63</text:p>
          </table:table-cell>
        </table:table-row>
        <table:table-row table:style-name="ro1">
          <table:table-cell/>
          <table:table-cell office:value-type="float" office:value="55995" calcext:value-type="float">
            <text:p>55995</text:p>
          </table:table-cell>
          <table:table-cell office:value-type="float" office:value="16082" calcext:value-type="float">
            <text:p>16082</text:p>
          </table:table-cell>
          <table:table-cell office:value-type="float" office:value="3236624924.43" calcext:value-type="float">
            <text:p>3236624924.43</text:p>
          </table:table-cell>
          <table:table-cell office:value-type="float" office:value="9230884005" calcext:value-type="float">
            <text:p>9230884005</text:p>
          </table:table-cell>
          <table:table-cell office:value-type="float" office:value="11218301.12" calcext:value-type="float">
            <text:p>11218301.12</text:p>
          </table:table-cell>
          <table:table-cell office:value-type="float" office:value="406718206.18" calcext:value-type="float">
            <text:p>406718206.18</text:p>
          </table:table-cell>
          <table:table-cell office:value-type="float" office:value="405265860.31" calcext:value-type="float">
            <text:p>405265860.31</text:p>
          </table:table-cell>
          <table:table-cell office:value-type="float" office:value="404573.87" calcext:value-type="float">
            <text:p>404573.87</text:p>
          </table:table-cell>
          <table:table-cell office:value-type="float" office:value="36.06" calcext:value-type="float">
            <text:p>36.0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1218301.12" calcext:value-type="float">
            <text:p>11218301.12</text:p>
          </table:table-cell>
          <table:table-cell office:value-type="float" office:value="25.9" calcext:value-type="float">
            <text:p>25.9</text:p>
          </table:table-cell>
          <table:table-cell office:value-type="float" office:value="25.8" calcext:value-type="float">
            <text:p>25.8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287.64" calcext:value-type="float">
            <text:p>1287.64</text:p>
          </table:table-cell>
        </table:table-row>
        <table:table-row table:style-name="ro1">
          <table:table-cell/>
          <table:table-cell office:value-type="float" office:value="56016" calcext:value-type="float">
            <text:p>56016</text:p>
          </table:table-cell>
          <table:table-cell office:value-type="float" office:value="16333" calcext:value-type="float">
            <text:p>16333</text:p>
          </table:table-cell>
          <table:table-cell office:value-type="float" office:value="3045251001.41" calcext:value-type="float">
            <text:p>3045251001.41</text:p>
          </table:table-cell>
          <table:table-cell office:value-type="float" office:value="8710065590.41" calcext:value-type="float">
            <text:p>8710065590.41</text:p>
          </table:table-cell>
          <table:table-cell office:value-type="float" office:value="9909277.35" calcext:value-type="float">
            <text:p>9909277.35</text:p>
          </table:table-cell>
          <table:table-cell office:value-type="float" office:value="383656553.11" calcext:value-type="float">
            <text:p>383656553.11</text:p>
          </table:table-cell>
          <table:table-cell office:value-type="float" office:value="380766697.7" calcext:value-type="float">
            <text:p>380766697.7</text:p>
          </table:table-cell>
          <table:table-cell office:value-type="float" office:value="1430110.94" calcext:value-type="float">
            <text:p>1430110.94</text:p>
          </table:table-cell>
          <table:table-cell office:value-type="float" office:value="41.23" calcext:value-type="float">
            <text:p>41.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9909277.35" calcext:value-type="float">
            <text:p>9909277.35</text:p>
          </table:table-cell>
          <table:table-cell office:value-type="float" office:value="25.22" calcext:value-type="float">
            <text:p>25.22</text:p>
          </table:table-cell>
          <table:table-cell office:value-type="float" office:value="25.03" calcext:value-type="float">
            <text:p>25.03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283.85" calcext:value-type="float">
            <text:p>283.85</text:p>
          </table:table-cell>
        </table:table-row>
        <table:table-row table:style-name="ro1">
          <table:table-cell/>
          <table:table-cell office:value-type="float" office:value="56024" calcext:value-type="float">
            <text:p>56024</text:p>
          </table:table-cell>
          <table:table-cell office:value-type="float" office:value="16299" calcext:value-type="float">
            <text:p>16299</text:p>
          </table:table-cell>
          <table:table-cell office:value-type="float" office:value="3044568231.76" calcext:value-type="float">
            <text:p>3044568231.76</text:p>
          </table:table-cell>
          <table:table-cell office:value-type="float" office:value="8719741908.35" calcext:value-type="float">
            <text:p>8719741908.35</text:p>
          </table:table-cell>
          <table:table-cell office:value-type="float" office:value="9706057.76" calcext:value-type="float">
            <text:p>9706057.76</text:p>
          </table:table-cell>
          <table:table-cell office:value-type="float" office:value="384376374.11" calcext:value-type="float">
            <text:p>384376374.11</text:p>
          </table:table-cell>
          <table:table-cell office:value-type="float" office:value="380881945.47" calcext:value-type="float">
            <text:p>380881945.47</text:p>
          </table:table-cell>
          <table:table-cell office:value-type="float" office:value="1713048.64" calcext:value-type="float">
            <text:p>1713048.64</text:p>
          </table:table-cell>
          <table:table-cell office:value-type="float" office:value="41.35" calcext:value-type="float">
            <text:p>41.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9706057.76" calcext:value-type="float">
            <text:p>9706057.76</text:p>
          </table:table-cell>
          <table:table-cell office:value-type="float" office:value="25.39" calcext:value-type="float">
            <text:p>25.39</text:p>
          </table:table-cell>
          <table:table-cell office:value-type="float" office:value="25.16" calcext:value-type="float">
            <text:p>25.16</text:p>
          </table:table-cell>
          <table:table-cell office:value-type="float" office:value="0.11" calcext:value-type="float">
            <text:p>0.11</text:p>
          </table:table-cell>
          <table:table-cell office:value-type="float" office:value="1.01" calcext:value-type="float">
            <text:p>1.01</text:p>
          </table:table-cell>
          <table:table-cell office:value-type="float" office:value="240.05" calcext:value-type="float">
            <text:p>240.05</text:p>
          </table:table-cell>
        </table:table-row>
        <table:table-row table:style-name="ro1">
          <table:table-cell/>
          <table:table-cell office:value-type="float" office:value="56034" calcext:value-type="float">
            <text:p>56034</text:p>
          </table:table-cell>
          <table:table-cell office:value-type="float" office:value="16296" calcext:value-type="float">
            <text:p>16296</text:p>
          </table:table-cell>
          <table:table-cell office:value-type="float" office:value="3045558344.82" calcext:value-type="float">
            <text:p>3045558344.82</text:p>
          </table:table-cell>
          <table:table-cell office:value-type="float" office:value="8710954764.23" calcext:value-type="float">
            <text:p>8710954764.23</text:p>
          </table:table-cell>
          <table:table-cell office:value-type="float" office:value="9876115.35" calcext:value-type="float">
            <text:p>9876115.35</text:p>
          </table:table-cell>
          <table:table-cell office:value-type="float" office:value="383673810" calcext:value-type="float">
            <text:p>383673810</text:p>
          </table:table-cell>
          <table:table-cell office:value-type="float" office:value="380770423.52" calcext:value-type="float">
            <text:p>380770423.52</text:p>
          </table:table-cell>
          <table:table-cell office:value-type="float" office:value="1431897.94" calcext:value-type="float">
            <text:p>1431897.94</text:p>
          </table:table-cell>
          <table:table-cell office:value-type="float" office:value="41.7" calcext:value-type="float">
            <text:p>41.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9876115.35" calcext:value-type="float">
            <text:p>9876115.35</text:p>
          </table:table-cell>
          <table:table-cell office:value-type="float" office:value="25.3" calcext:value-type="float">
            <text:p>25.3</text:p>
          </table:table-cell>
          <table:table-cell office:value-type="float" office:value="25.11" calcext:value-type="float">
            <text:p>25.11</text:p>
          </table:table-cell>
          <table:table-cell office:value-type="float" office:value="0.09" calcext:value-type="float">
            <text:p>0.09</text:p>
          </table:table-cell>
          <table:table-cell office:value-type="float" office:value="1.01" calcext:value-type="float">
            <text:p>1.0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float" office:value="56039" calcext:value-type="float">
            <text:p>56039</text:p>
          </table:table-cell>
          <table:table-cell office:value-type="float" office:value="14770" calcext:value-type="float">
            <text:p>14770</text:p>
          </table:table-cell>
          <table:table-cell office:value-type="float" office:value="3169523231.26" calcext:value-type="float">
            <text:p>3169523231.26</text:p>
          </table:table-cell>
          <table:table-cell office:value-type="float" office:value="9041683291.86" calcext:value-type="float">
            <text:p>9041683291.86</text:p>
          </table:table-cell>
          <table:table-cell office:value-type="float" office:value="10494478.26" calcext:value-type="float">
            <text:p>10494478.26</text:p>
          </table:table-cell>
          <table:table-cell office:value-type="float" office:value="399345872.73" calcext:value-type="float">
            <text:p>399345872.73</text:p>
          </table:table-cell>
          <table:table-cell office:value-type="float" office:value="396134873.6" calcext:value-type="float">
            <text:p>396134873.6</text:p>
          </table:table-cell>
          <table:table-cell office:value-type="float" office:value="1112088.53" calcext:value-type="float">
            <text:p>1112088.53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0494478.26" calcext:value-type="float">
            <text:p>10494478.26</text:p>
          </table:table-cell>
          <table:table-cell office:value-type="float" office:value="25.95" calcext:value-type="float">
            <text:p>25.95</text:p>
          </table:table-cell>
          <table:table-cell office:value-type="float" office:value="25.75" calcext:value-type="float">
            <text:p>25.75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940.5" calcext:value-type="float">
            <text:p>940.5</text:p>
          </table:table-cell>
        </table:table-row>
        <table:table-row table:style-name="ro1">
          <table:table-cell office:value-type="string" calcext:value-type="string">
            <text:p>3mm_STANDARD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855" calcext:value-type="float">
            <text:p>58855</text:p>
          </table:table-cell>
          <table:table-cell office:value-type="float" office:value="10525" calcext:value-type="float">
            <text:p>10525</text:p>
          </table:table-cell>
          <table:table-cell office:value-type="float" office:value="6449852447.9" calcext:value-type="float">
            <text:p>6449852447.9</text:p>
          </table:table-cell>
          <table:table-cell office:value-type="float" office:value="8662120929.45" calcext:value-type="float">
            <text:p>8662120929.45</text:p>
          </table:table-cell>
          <table:table-cell office:value-type="float" office:value="119589.18" calcext:value-type="float">
            <text:p>119589.18</text:p>
          </table:table-cell>
          <table:table-cell office:value-type="float" office:value="14519881.54" calcext:value-type="float">
            <text:p>14519881.54</text:p>
          </table:table-cell>
          <table:table-cell office:value-type="float" office:value="15232029.18" calcext:value-type="float">
            <text:p>15232029.18</text:p>
          </table:table-cell>
          <table:table-cell office:value-type="float" office:value="960406.63" calcext:value-type="float">
            <text:p>960406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19589.18" calcext:value-type="float">
            <text:p>119589.18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95" calcext:value-type="float">
            <text:p>0.95</text:p>
          </table:table-cell>
          <table:table-cell office:value-type="float" office:value="40.62" calcext:value-type="float">
            <text:p>40.62</text:p>
          </table:table-cell>
        </table:table-row>
        <table:table-row table:style-name="ro1">
          <table:table-cell/>
          <table:table-cell office:value-type="float" office:value="58857" calcext:value-type="float">
            <text:p>58857</text:p>
          </table:table-cell>
          <table:table-cell office:value-type="float" office:value="16138" calcext:value-type="float">
            <text:p>16138</text:p>
          </table:table-cell>
          <table:table-cell office:value-type="float" office:value="2878229671.72" calcext:value-type="float">
            <text:p>2878229671.72</text:p>
          </table:table-cell>
          <table:table-cell office:value-type="float" office:value="8209000450.55" calcext:value-type="float">
            <text:p>8209000450.55</text:p>
          </table:table-cell>
          <table:table-cell office:value-type="float" office:value="8985737.88" calcext:value-type="float">
            <text:p>8985737.88</text:p>
          </table:table-cell>
          <table:table-cell office:value-type="float" office:value="363957318.33" calcext:value-type="float">
            <text:p>363957318.33</text:p>
          </table:table-cell>
          <table:table-cell office:value-type="float" office:value="359793597.88" calcext:value-type="float">
            <text:p>359793597.88</text:p>
          </table:table-cell>
          <table:table-cell office:value-type="float" office:value="2571823.44" calcext:value-type="float">
            <text:p>2571823.44</text:p>
          </table:table-cell>
          <table:table-cell office:value-type="float" office:value="38.94" calcext:value-type="float">
            <text:p>38.9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8985737.88" calcext:value-type="float">
            <text:p>8985737.88</text:p>
          </table:table-cell>
          <table:table-cell office:value-type="float" office:value="25.33" calcext:value-type="float">
            <text:p>25.33</text:p>
          </table:table-cell>
          <table:table-cell office:value-type="float" office:value="25.03" calcext:value-type="float">
            <text:p>25.03</text:p>
          </table:table-cell>
          <table:table-cell office:value-type="float" office:value="0.18" calcext:value-type="float">
            <text:p>0.18</text:p>
          </table:table-cell>
          <table:table-cell office:value-type="float" office:value="1.01" calcext:value-type="float">
            <text:p>1.01</text:p>
          </table:table-cell>
          <table:table-cell office:value-type="float" office:value="649.95" calcext:value-type="float">
            <text:p>649.95</text:p>
          </table:table-cell>
        </table:table-row>
        <table:table-row table:style-name="ro1">
          <table:table-cell/>
          <table:table-cell office:value-type="float" office:value="58885" calcext:value-type="float">
            <text:p>58885</text:p>
          </table:table-cell>
          <table:table-cell office:value-type="float" office:value="4996" calcext:value-type="float">
            <text:p>4996</text:p>
          </table:table-cell>
          <table:table-cell office:value-type="float" office:value="6825881149.8" calcext:value-type="float">
            <text:p>6825881149.8</text:p>
          </table:table-cell>
          <table:table-cell office:value-type="float" office:value="9155405218" calcext:value-type="float">
            <text:p>9155405218</text:p>
          </table:table-cell>
          <table:table-cell office:value-type="float" office:value="121279.6" calcext:value-type="float">
            <text:p>121279.6</text:p>
          </table:table-cell>
          <table:table-cell office:value-type="float" office:value="15632965" calcext:value-type="float">
            <text:p>15632965</text:p>
          </table:table-cell>
          <table:table-cell office:value-type="float" office:value="16604423" calcext:value-type="float">
            <text:p>16604423</text:p>
          </table:table-cell>
          <table:table-cell office:value-type="float" office:value="631584" calcext:value-type="float">
            <text:p>63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1279.6" calcext:value-type="float">
            <text:p>121279.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04" calcext:value-type="float">
            <text:p>0.04</text:p>
          </table:table-cell>
          <table:table-cell office:value-type="float" office:value="0.94" calcext:value-type="float">
            <text:p>0.94</text:p>
          </table:table-cell>
          <table:table-cell office:value-type="float" office:value="165.79" calcext:value-type="float">
            <text:p>165.79</text:p>
          </table:table-cell>
        </table:table-row>
        <table:table-row table:style-name="ro1">
          <table:table-cell office:value-type="string" calcext:value-type="string">
            <text:p>cholesky_STANDARD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673" calcext:value-type="float">
            <text:p>54673</text:p>
          </table:table-cell>
          <table:table-cell office:value-type="float" office:value="11248" calcext:value-type="float">
            <text:p>11248</text:p>
          </table:table-cell>
          <table:table-cell office:value-type="float" office:value="2636104248.35" calcext:value-type="float">
            <text:p>2636104248.35</text:p>
          </table:table-cell>
          <table:table-cell office:value-type="float" office:value="7248814450.28" calcext:value-type="float">
            <text:p>7248814450.28</text:p>
          </table:table-cell>
          <table:table-cell office:value-type="float" office:value="9013055.64" calcext:value-type="float">
            <text:p>9013055.64</text:p>
          </table:table-cell>
          <table:table-cell office:value-type="float" office:value="311508118.78" calcext:value-type="float">
            <text:p>311508118.78</text:p>
          </table:table-cell>
          <table:table-cell office:value-type="float" office:value="307886376.42" calcext:value-type="float">
            <text:p>307886376.42</text:p>
          </table:table-cell>
          <table:table-cell office:value-type="float" office:value="1774966.85" calcext:value-type="float">
            <text:p>1774966.85</text:p>
          </table:table-cell>
          <table:table-cell office:value-type="float" office:value="3.42" calcext:value-type="float">
            <text:p>3.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9013055.64" calcext:value-type="float">
            <text:p>9013055.64</text:p>
          </table:table-cell>
          <table:table-cell office:value-type="float" office:value="23.04" calcext:value-type="float">
            <text:p>23.04</text:p>
          </table:table-cell>
          <table:table-cell office:value-type="float" office:value="22.77" calcext:value-type="float">
            <text:p>22.77</text:p>
          </table:table-cell>
          <table:table-cell office:value-type="float" office:value="0.12" calcext:value-type="float">
            <text:p>0.12</text:p>
          </table:table-cell>
          <table:table-cell office:value-type="float" office:value="1.01" calcext:value-type="float">
            <text:p>1.01</text:p>
          </table:table-cell>
          <table:table-cell office:value-type="float" office:value="439.27" calcext:value-type="float">
            <text:p>439.27</text:p>
          </table:table-cell>
        </table:table-row>
        <table:table-row table:style-name="ro1">
          <table:table-cell/>
          <table:table-cell office:value-type="float" office:value="54675" calcext:value-type="float">
            <text:p>54675</text:p>
          </table:table-cell>
          <table:table-cell office:value-type="float" office:value="6293" calcext:value-type="float">
            <text:p>6293</text:p>
          </table:table-cell>
          <table:table-cell office:value-type="float" office:value="15499951236.28" calcext:value-type="float">
            <text:p>15499951236.28</text:p>
          </table:table-cell>
          <table:table-cell office:value-type="float" office:value="8090555909.71" calcext:value-type="float">
            <text:p>8090555909.71</text:p>
          </table:table-cell>
          <table:table-cell office:value-type="float" office:value="8873426" calcext:value-type="float">
            <text:p>8873426</text:p>
          </table:table-cell>
          <table:table-cell office:value-type="float" office:value="345138528" calcext:value-type="float">
            <text:p>345138528</text:p>
          </table:table-cell>
          <table:table-cell office:value-type="float" office:value="457927937.42" calcext:value-type="float">
            <text:p>457927937.42</text:p>
          </table:table-cell>
          <table:table-cell office:value-type="float" office:value="2234976.57" calcext:value-type="float">
            <text:p>2234976.57</text:p>
          </table:table-cell>
          <table:table-cell office:value-type="float" office:value="42.85" calcext:value-type="float">
            <text:p>42.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873426" calcext:value-type="float">
            <text:p>8873426</text:p>
          </table:table-cell>
          <table:table-cell office:value-type="float" office:value="23.81" calcext:value-type="float">
            <text:p>23.81</text:p>
          </table:table-cell>
          <table:table-cell office:value-type="float" office:value="31.57" calcext:value-type="float">
            <text:p>31.57</text:p>
          </table:table-cell>
          <table:table-cell office:value-type="float" office:value="0.15" calcext:value-type="float">
            <text:p>0.15</text:p>
          </table:table-cell>
          <table:table-cell office:value-type="float" office:value="0.75" calcext:value-type="float">
            <text:p>0.75</text:p>
          </table:table-cell>
          <table:table-cell office:value-type="float" office:value="206.22" calcext:value-type="float">
            <text:p>206.22</text:p>
          </table:table-cell>
        </table:table-row>
        <table:table-row table:style-name="ro1">
          <table:table-cell/>
          <table:table-cell office:value-type="float" office:value="54693" calcext:value-type="float">
            <text:p>54693</text:p>
          </table:table-cell>
          <table:table-cell office:value-type="float" office:value="4143" calcext:value-type="float">
            <text:p>4143</text:p>
          </table:table-cell>
          <table:table-cell office:value-type="float" office:value="14410970187.2" calcext:value-type="float">
            <text:p>14410970187.2</text:p>
          </table:table-cell>
          <table:table-cell office:value-type="float" office:value="7530899165.6" calcext:value-type="float">
            <text:p>7530899165.6</text:p>
          </table:table-cell>
          <table:table-cell office:value-type="float" office:value="8171997.2" calcext:value-type="float">
            <text:p>8171997.2</text:p>
          </table:table-cell>
          <table:table-cell office:value-type="float" office:value="321534483.4" calcext:value-type="float">
            <text:p>321534483.4</text:p>
          </table:table-cell>
          <table:table-cell office:value-type="float" office:value="427888141.4" calcext:value-type="float">
            <text:p>427888141.4</text:p>
          </table:table-cell>
          <table:table-cell office:value-type="float" office:value="2307190.4" calcext:value-type="float">
            <text:p>2307190.4</text:p>
          </table:table-cell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171997.2" calcext:value-type="float">
            <text:p>8171997.2</text:p>
          </table:table-cell>
          <table:table-cell office:value-type="float" office:value="24.84" calcext:value-type="float">
            <text:p>24.84</text:p>
          </table:table-cell>
          <table:table-cell office:value-type="float" office:value="33.01" calcext:value-type="float">
            <text:p>33.01</text:p>
          </table:table-cell>
          <table:table-cell office:value-type="float" office:value="0.17" calcext:value-type="float">
            <text:p>0.17</text:p>
          </table:table-cell>
          <table:table-cell office:value-type="float" office:value="0.75" calcext:value-type="float">
            <text:p>0.75</text:p>
          </table:table-cell>
          <table:table-cell office:value-type="float" office:value="193.6" calcext:value-type="float">
            <text:p>193.6</text:p>
          </table:table-cell>
        </table:table-row>
        <table:table-row table:style-name="ro1">
          <table:table-cell office:value-type="string" calcext:value-type="string">
            <text:p>cholesky_STANDARD_3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273" calcext:value-type="float">
            <text:p>55273</text:p>
          </table:table-cell>
          <table:table-cell office:value-type="float" office:value="16211" calcext:value-type="float">
            <text:p>16211</text:p>
          </table:table-cell>
          <table:table-cell office:value-type="float" office:value="2466848698.33" calcext:value-type="float">
            <text:p>2466848698.33</text:p>
          </table:table-cell>
          <table:table-cell office:value-type="float" office:value="7042016105" calcext:value-type="float">
            <text:p>7042016105</text:p>
          </table:table-cell>
          <table:table-cell office:value-type="float" office:value="8550946.42" calcext:value-type="float">
            <text:p>8550946.42</text:p>
          </table:table-cell>
          <table:table-cell office:value-type="float" office:value="310430606.47" calcext:value-type="float">
            <text:p>310430606.47</text:p>
          </table:table-cell>
          <table:table-cell office:value-type="float" office:value="308916406.28" calcext:value-type="float">
            <text:p>308916406.28</text:p>
          </table:table-cell>
          <table:table-cell office:value-type="float" office:value="1471463.23" calcext:value-type="float">
            <text:p>1471463.23</text:p>
          </table:table-cell>
          <table:table-cell office:value-type="float" office:value="4.57" calcext:value-type="float">
            <text:p>4.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50946.42" calcext:value-type="float">
            <text:p>8550946.42</text:p>
          </table:table-cell>
          <table:table-cell office:value-type="float" office:value="22.29" calcext:value-type="float">
            <text:p>22.29</text:p>
          </table:table-cell>
          <table:table-cell office:value-type="float" office:value="22.18" calcext:value-type="float">
            <text:p>22.18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802.99" calcext:value-type="float">
            <text:p>802.99</text:p>
          </table:table-cell>
        </table:table-row>
        <table:table-row table:style-name="ro1">
          <table:table-cell/>
          <table:table-cell office:value-type="float" office:value="55275" calcext:value-type="float">
            <text:p>55275</text:p>
          </table:table-cell>
          <table:table-cell office:value-type="float" office:value="6277" calcext:value-type="float">
            <text:p>6277</text:p>
          </table:table-cell>
          <table:table-cell office:value-type="float" office:value="15500030901.14" calcext:value-type="float">
            <text:p>15500030901.14</text:p>
          </table:table-cell>
          <table:table-cell office:value-type="float" office:value="8068030038" calcext:value-type="float">
            <text:p>8068030038</text:p>
          </table:table-cell>
          <table:table-cell office:value-type="float" office:value="8932394.85" calcext:value-type="float">
            <text:p>8932394.85</text:p>
          </table:table-cell>
          <table:table-cell office:value-type="float" office:value="343808825.42" calcext:value-type="float">
            <text:p>343808825.42</text:p>
          </table:table-cell>
          <table:table-cell office:value-type="float" office:value="454969859.42" calcext:value-type="float">
            <text:p>454969859.42</text:p>
          </table:table-cell>
          <table:table-cell office:value-type="float" office:value="1441342.42" calcext:value-type="float">
            <text:p>1441342.42</text:p>
          </table:table-cell>
          <table:table-cell office:value-type="float" office:value="42.85" calcext:value-type="float">
            <text:p>42.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8932394.85" calcext:value-type="float">
            <text:p>8932394.85</text:p>
          </table:table-cell>
          <table:table-cell office:value-type="float" office:value="23.76" calcext:value-type="float">
            <text:p>23.76</text:p>
          </table:table-cell>
          <table:table-cell office:value-type="float" office:value="31.43" calcext:value-type="float">
            <text:p>31.43</text:p>
          </table:table-cell>
          <table:table-cell office:value-type="float" office:value="0.09" calcext:value-type="float">
            <text:p>0.09</text:p>
          </table:table-cell>
          <table:table-cell office:value-type="float" office:value="0.75" calcext:value-type="float">
            <text:p>0.75</text:p>
          </table:table-cell>
          <table:table-cell office:value-type="float" office:value="325.35" calcext:value-type="float">
            <text:p>325.35</text:p>
          </table:table-cell>
        </table:table-row>
        <table:table-row table:style-name="ro1">
          <table:table-cell/>
          <table:table-cell office:value-type="float" office:value="55293" calcext:value-type="float">
            <text:p>55293</text:p>
          </table:table-cell>
          <table:table-cell office:value-type="float" office:value="6286" calcext:value-type="float">
            <text:p>6286</text:p>
          </table:table-cell>
          <table:table-cell office:value-type="float" office:value="15501463305.28" calcext:value-type="float">
            <text:p>15501463305.28</text:p>
          </table:table-cell>
          <table:table-cell office:value-type="float" office:value="8068698517.85" calcext:value-type="float">
            <text:p>8068698517.85</text:p>
          </table:table-cell>
          <table:table-cell office:value-type="float" office:value="8858730.71" calcext:value-type="float">
            <text:p>8858730.71</text:p>
          </table:table-cell>
          <table:table-cell office:value-type="float" office:value="343967140" calcext:value-type="float">
            <text:p>343967140</text:p>
          </table:table-cell>
          <table:table-cell office:value-type="float" office:value="454777195" calcext:value-type="float">
            <text:p>454777195</text:p>
          </table:table-cell>
          <table:table-cell office:value-type="float" office:value="1505873.42" calcext:value-type="float">
            <text:p>1505873.42</text:p>
          </table:table-cell>
          <table:table-cell office:value-type="float" office:value="35.85" calcext:value-type="float">
            <text:p>35.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8858730.71" calcext:value-type="float">
            <text:p>8858730.71</text:p>
          </table:table-cell>
          <table:table-cell office:value-type="float" office:value="23.72" calcext:value-type="float">
            <text:p>23.72</text:p>
          </table:table-cell>
          <table:table-cell office:value-type="float" office:value="31.36" calcext:value-type="float">
            <text:p>31.36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317.32" calcext:value-type="float">
            <text:p>317.32</text:p>
          </table:table-cell>
        </table:table-row>
        <table:table-row table:style-name="ro1">
          <table:table-cell/>
          <table:table-cell office:value-type="float" office:value="55298" calcext:value-type="float">
            <text:p>55298</text:p>
          </table:table-cell>
          <table:table-cell office:value-type="float" office:value="2007" calcext:value-type="float">
            <text:p>2007</text:p>
          </table:table-cell>
          <table:table-cell office:value-type="float" office:value="11537888044" calcext:value-type="float">
            <text:p>11537888044</text:p>
          </table:table-cell>
          <table:table-cell office:value-type="float" office:value="6032525414.66" calcext:value-type="float">
            <text:p>6032525414.66</text:p>
          </table:table-cell>
          <table:table-cell office:value-type="float" office:value="6558808.66" calcext:value-type="float">
            <text:p>6558808.66</text:p>
          </table:table-cell>
          <table:table-cell office:value-type="float" office:value="256249904.66" calcext:value-type="float">
            <text:p>256249904.66</text:p>
          </table:table-cell>
          <table:table-cell office:value-type="float" office:value="339547725" calcext:value-type="float">
            <text:p>339547725</text:p>
          </table:table-cell>
          <table:table-cell office:value-type="float" office:value="1342400.33" calcext:value-type="float">
            <text:p>1342400.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6558808.66" calcext:value-type="float">
            <text:p>6558808.66</text:p>
          </table:table-cell>
          <table:table-cell office:value-type="float" office:value="19.66" calcext:value-type="float">
            <text:p>19.66</text:p>
          </table:table-cell>
          <table:table-cell office:value-type="float" office:value="25.74" calcext:value-type="float">
            <text:p>25.74</text:p>
          </table:table-cell>
          <table:table-cell office:value-type="float" office:value="0.08" calcext:value-type="float">
            <text:p>0.08</text:p>
          </table:table-cell>
          <table:table-cell office:value-type="float" office:value="0.77" calcext:value-type="float">
            <text:p>0.77</text:p>
          </table:table-cell>
          <table:table-cell office:value-type="float" office:value="657.1" calcext:value-type="float">
            <text:p>657.1</text:p>
          </table:table-cell>
        </table:table-row>
        <table:table-row table:style-name="ro1">
          <table:table-cell office:value-type="string" calcext:value-type="string">
            <text:p>cholesky_STANDARD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065" calcext:value-type="float">
            <text:p>56065</text:p>
          </table:table-cell>
          <table:table-cell office:value-type="float" office:value="83876" calcext:value-type="float">
            <text:p>83876</text:p>
          </table:table-cell>
          <table:table-cell office:value-type="float" office:value="7527496449.48" calcext:value-type="float">
            <text:p>7527496449.48</text:p>
          </table:table-cell>
          <table:table-cell office:value-type="float" office:value="5327661965.2" calcext:value-type="float">
            <text:p>5327661965.2</text:p>
          </table:table-cell>
          <table:table-cell office:value-type="float" office:value="216395.8" calcext:value-type="float">
            <text:p>216395.8</text:p>
          </table:table-cell>
          <table:table-cell office:value-type="float" office:value="15043173.46" calcext:value-type="float">
            <text:p>15043173.46</text:p>
          </table:table-cell>
          <table:table-cell office:value-type="float" office:value="23380852.37" calcext:value-type="float">
            <text:p>23380852.37</text:p>
          </table:table-cell>
          <table:table-cell office:value-type="float" office:value="4207703.31" calcext:value-type="float">
            <text:p>4207703.31</text:p>
          </table:table-cell>
          <table:table-cell office:value-type="float" office:value="4.61" calcext:value-type="float">
            <text:p>4.6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395.8" calcext:value-type="float">
            <text:p>216395.8</text:p>
          </table:table-cell>
          <table:table-cell office:value-type="float" office:value="1.09" calcext:value-type="float">
            <text:p>1.09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0.76" calcext:value-type="float">
            <text:p>0.76</text:p>
          </table:table-cell>
          <table:table-cell office:value-type="float" office:value="111.51" calcext:value-type="float">
            <text:p>111.51</text:p>
          </table:table-cell>
        </table:table-row>
        <table:table-row table:style-name="ro1">
          <table:table-cell/>
          <table:table-cell office:value-type="float" office:value="56067" calcext:value-type="float">
            <text:p>56067</text:p>
          </table:table-cell>
          <table:table-cell office:value-type="float" office:value="6223" calcext:value-type="float">
            <text:p>6223</text:p>
          </table:table-cell>
          <table:table-cell office:value-type="float" office:value="15488269690.71" calcext:value-type="float">
            <text:p>15488269690.71</text:p>
          </table:table-cell>
          <table:table-cell office:value-type="float" office:value="8027736512" calcext:value-type="float">
            <text:p>8027736512</text:p>
          </table:table-cell>
          <table:table-cell office:value-type="float" office:value="8345492.57" calcext:value-type="float">
            <text:p>8345492.57</text:p>
          </table:table-cell>
          <table:table-cell office:value-type="float" office:value="343185142.85" calcext:value-type="float">
            <text:p>343185142.85</text:p>
          </table:table-cell>
          <table:table-cell office:value-type="float" office:value="450889283.42" calcext:value-type="float">
            <text:p>450889283.42</text:p>
          </table:table-cell>
          <table:table-cell office:value-type="float" office:value="233917.28" calcext:value-type="float">
            <text:p>233917.28</text:p>
          </table:table-cell>
          <table:table-cell office:value-type="float" office:value="32.42" calcext:value-type="float">
            <text:p>32.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8345492.57" calcext:value-type="float">
            <text:p>8345492.57</text:p>
          </table:table-cell>
          <table:table-cell office:value-type="float" office:value="23.69" calcext:value-type="float">
            <text:p>23.69</text:p>
          </table:table-cell>
          <table:table-cell office:value-type="float" office:value="31.11" calcext:value-type="float">
            <text:p>31.11</text:p>
          </table:table-cell>
          <table:table-cell office:value-type="float" office:value="0.01" calcext:value-type="float">
            <text:p>0.01</text:p>
          </table:table-cell>
          <table:table-cell office:value-type="float" office:value="0.76" calcext:value-type="float">
            <text:p>0.76</text:p>
          </table:table-cell>
          <table:table-cell office:value-type="float" office:value="2647.04" calcext:value-type="float">
            <text:p>2647.04</text:p>
          </table:table-cell>
        </table:table-row>
        <table:table-row table:style-name="ro1">
          <table:table-cell/>
          <table:table-cell office:value-type="float" office:value="56082" calcext:value-type="float">
            <text:p>56082</text:p>
          </table:table-cell>
          <table:table-cell office:value-type="float" office:value="6186" calcext:value-type="float">
            <text:p>6186</text:p>
          </table:table-cell>
          <table:table-cell office:value-type="float" office:value="15490859878.85" calcext:value-type="float">
            <text:p>15490859878.85</text:p>
          </table:table-cell>
          <table:table-cell office:value-type="float" office:value="8034190537.28" calcext:value-type="float">
            <text:p>8034190537.28</text:p>
          </table:table-cell>
          <table:table-cell office:value-type="float" office:value="8462967.57" calcext:value-type="float">
            <text:p>8462967.57</text:p>
          </table:table-cell>
          <table:table-cell office:value-type="float" office:value="343302690.14" calcext:value-type="float">
            <text:p>343302690.14</text:p>
          </table:table-cell>
          <table:table-cell office:value-type="float" office:value="453652528.28" calcext:value-type="float">
            <text:p>453652528.28</text:p>
          </table:table-cell>
          <table:table-cell office:value-type="float" office:value="439062.28" calcext:value-type="float">
            <text:p>439062.28</text:p>
          </table:table-cell>
          <table:table-cell office:value-type="float" office:value="27.14" calcext:value-type="float">
            <text:p>27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8462967.57" calcext:value-type="float">
            <text:p>8462967.57</text:p>
          </table:table-cell>
          <table:table-cell office:value-type="float" office:value="23.99" calcext:value-type="float">
            <text:p>23.99</text:p>
          </table:table-cell>
          <table:table-cell office:value-type="float" office:value="31.68" calcext:value-type="float">
            <text:p>31.68</text:p>
          </table:table-cell>
          <table:table-cell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office:value-type="float" office:value="1235.38" calcext:value-type="float">
            <text:p>1235.38</text:p>
          </table:table-cell>
        </table:table-row>
        <table:table-row table:style-name="ro1">
          <table:table-cell/>
          <table:table-cell office:value-type="float" office:value="56087" calcext:value-type="float">
            <text:p>56087</text:p>
          </table:table-cell>
          <table:table-cell office:value-type="float" office:value="6260" calcext:value-type="float">
            <text:p>6260</text:p>
          </table:table-cell>
          <table:table-cell office:value-type="float" office:value="15502178465.28" calcext:value-type="float">
            <text:p>15502178465.28</text:p>
          </table:table-cell>
          <table:table-cell office:value-type="float" office:value="8074550691.42" calcext:value-type="float">
            <text:p>8074550691.42</text:p>
          </table:table-cell>
          <table:table-cell office:value-type="float" office:value="8480637.71" calcext:value-type="float">
            <text:p>8480637.71</text:p>
          </table:table-cell>
          <table:table-cell office:value-type="float" office:value="343502177.85" calcext:value-type="float">
            <text:p>343502177.85</text:p>
          </table:table-cell>
          <table:table-cell office:value-type="float" office:value="454012205" calcext:value-type="float">
            <text:p>454012205</text:p>
          </table:table-cell>
          <table:table-cell office:value-type="float" office:value="1262806.28" calcext:value-type="float">
            <text:p>1262806.28</text:p>
          </table:table-cell>
          <table:table-cell office:value-type="float" office:value="32.14" calcext:value-type="float">
            <text:p>32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480637.71" calcext:value-type="float">
            <text:p>8480637.71</text:p>
          </table:table-cell>
          <table:table-cell office:value-type="float" office:value="23.72" calcext:value-type="float">
            <text:p>23.72</text:p>
          </table:table-cell>
          <table:table-cell office:value-type="float" office:value="31.29" calcext:value-type="float">
            <text:p>31.29</text:p>
          </table:table-cell>
          <table:table-cell office:value-type="float" office:value="0.08" calcext:value-type="float">
            <text:p>0.08</text:p>
          </table:table-cell>
          <table:table-cell office:value-type="float" office:value="0.76" calcext:value-type="float">
            <text:p>0.76</text:p>
          </table:table-cell>
          <table:table-cell office:value-type="float" office:value="501.56" calcext:value-type="float">
            <text:p>501.56</text:p>
          </table:table-cell>
        </table:table-row>
        <table:table-row table:style-name="ro1">
          <table:table-cell/>
          <table:table-cell office:value-type="float" office:value="56099" calcext:value-type="float">
            <text:p>56099</text:p>
          </table:table-cell>
          <table:table-cell office:value-type="float" office:value="6273" calcext:value-type="float">
            <text:p>6273</text:p>
          </table:table-cell>
          <table:table-cell office:value-type="float" office:value="15505603895.42" calcext:value-type="float">
            <text:p>15505603895.42</text:p>
          </table:table-cell>
          <table:table-cell office:value-type="float" office:value="8093948156.57" calcext:value-type="float">
            <text:p>8093948156.57</text:p>
          </table:table-cell>
          <table:table-cell office:value-type="float" office:value="8633768" calcext:value-type="float">
            <text:p>8633768</text:p>
          </table:table-cell>
          <table:table-cell office:value-type="float" office:value="343677656.28" calcext:value-type="float">
            <text:p>343677656.28</text:p>
          </table:table-cell>
          <table:table-cell office:value-type="float" office:value="454172338" calcext:value-type="float">
            <text:p>454172338</text:p>
          </table:table-cell>
          <table:table-cell office:value-type="float" office:value="1918540.57" calcext:value-type="float">
            <text:p>1918540.5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633768" calcext:value-type="float">
            <text:p>8633768</text:p>
          </table:table-cell>
          <table:table-cell office:value-type="float" office:value="23.9" calcext:value-type="float">
            <text:p>23.9</text:p>
          </table:table-cell>
          <table:table-cell office:value-type="float" office:value="31.57" calcext:value-type="float">
            <text:p>31.57</text:p>
          </table:table-cell>
          <table:table-cell office:value-type="float" office:value="0.13" calcext:value-type="float">
            <text:p>0.13</text:p>
          </table:table-cell>
          <table:table-cell office:value-type="float" office:value="0.76" calcext:value-type="float">
            <text:p>0.76</text:p>
          </table:table-cell>
          <table:table-cell office:value-type="float" office:value="239.68" calcext:value-type="float">
            <text:p>239.68</text:p>
          </table:table-cell>
        </table:table-row>
        <table:table-row table:style-name="ro1">
          <table:table-cell/>
          <table:table-cell office:value-type="float" office:value="56104" calcext:value-type="float">
            <text:p>56104</text:p>
          </table:table-cell>
          <table:table-cell office:value-type="float" office:value="6299" calcext:value-type="float">
            <text:p>6299</text:p>
          </table:table-cell>
          <table:table-cell office:value-type="float" office:value="15505061370.14" calcext:value-type="float">
            <text:p>15505061370.14</text:p>
          </table:table-cell>
          <table:table-cell office:value-type="float" office:value="8096195667.42" calcext:value-type="float">
            <text:p>8096195667.42</text:p>
          </table:table-cell>
          <table:table-cell office:value-type="float" office:value="8638274.42" calcext:value-type="float">
            <text:p>8638274.42</text:p>
          </table:table-cell>
          <table:table-cell office:value-type="float" office:value="343825963" calcext:value-type="float">
            <text:p>343825963</text:p>
          </table:table-cell>
          <table:table-cell office:value-type="float" office:value="454651023.85" calcext:value-type="float">
            <text:p>454651023.85</text:p>
          </table:table-cell>
          <table:table-cell office:value-type="float" office:value="1923644.42" calcext:value-type="float">
            <text:p>1923644.42</text:p>
          </table:table-cell>
          <table:table-cell office:value-type="float" office:value="35.28" calcext:value-type="float">
            <text:p>35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638274.42" calcext:value-type="float">
            <text:p>8638274.42</text:p>
          </table:table-cell>
          <table:table-cell office:value-type="float" office:value="23.68" calcext:value-type="float">
            <text:p>23.68</text:p>
          </table:table-cell>
          <table:table-cell office:value-type="float" office:value="31.31" calcext:value-type="float">
            <text:p>31.31</text:p>
          </table:table-cell>
          <table:table-cell office:value-type="float" office:value="0.1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 office:value-type="float" office:value="239.68" calcext:value-type="float">
            <text:p>239.68</text:p>
          </table:table-cell>
        </table:table-row>
        <table:table-row table:style-name="ro1">
          <table:table-cell/>
          <table:table-cell office:value-type="float" office:value="56115" calcext:value-type="float">
            <text:p>56115</text:p>
          </table:table-cell>
          <table:table-cell office:value-type="float" office:value="6283" calcext:value-type="float">
            <text:p>6283</text:p>
          </table:table-cell>
          <table:table-cell office:value-type="float" office:value="15504553069" calcext:value-type="float">
            <text:p>15504553069</text:p>
          </table:table-cell>
          <table:table-cell office:value-type="float" office:value="8089074537.28" calcext:value-type="float">
            <text:p>8089074537.28</text:p>
          </table:table-cell>
          <table:table-cell office:value-type="float" office:value="8615331.14" calcext:value-type="float">
            <text:p>8615331.14</text:p>
          </table:table-cell>
          <table:table-cell office:value-type="float" office:value="343682555.71" calcext:value-type="float">
            <text:p>343682555.71</text:p>
          </table:table-cell>
          <table:table-cell office:value-type="float" office:value="454224634.85" calcext:value-type="float">
            <text:p>454224634.85</text:p>
          </table:table-cell>
          <table:table-cell office:value-type="float" office:value="1890740.14" calcext:value-type="float">
            <text:p>1890740.14</text:p>
          </table:table-cell>
          <table:table-cell office:value-type="float" office:value="35.14" calcext:value-type="float">
            <text:p>35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615331.14" calcext:value-type="float">
            <text:p>8615331.14</text:p>
          </table:table-cell>
          <table:table-cell office:value-type="float" office:value="23.81" calcext:value-type="float">
            <text:p>23.81</text:p>
          </table:table-cell>
          <table:table-cell office:value-type="float" office:value="31.46" calcext:value-type="float">
            <text:p>31.46</text:p>
          </table:table-cell>
          <table:table-cell office:value-type="float" office:value="0.13" calcext:value-type="float">
            <text:p>0.13</text:p>
          </table:table-cell>
          <table:table-cell office:value-type="float" office:value="0.76" calcext:value-type="float">
            <text:p>0.76</text:p>
          </table:table-cell>
          <table:table-cell office:value-type="float" office:value="243.52" calcext:value-type="float">
            <text:p>243.52</text:p>
          </table:table-cell>
        </table:table-row>
        <table:table-row table:style-name="ro1">
          <table:table-cell/>
          <table:table-cell office:value-type="float" office:value="56130" calcext:value-type="float">
            <text:p>56130</text:p>
          </table:table-cell>
          <table:table-cell office:value-type="float" office:value="6292" calcext:value-type="float">
            <text:p>6292</text:p>
          </table:table-cell>
          <table:table-cell office:value-type="float" office:value="15505206390.42" calcext:value-type="float">
            <text:p>15505206390.42</text:p>
          </table:table-cell>
          <table:table-cell office:value-type="float" office:value="8095479048.57" calcext:value-type="float">
            <text:p>8095479048.57</text:p>
          </table:table-cell>
          <table:table-cell office:value-type="float" office:value="8627829.71" calcext:value-type="float">
            <text:p>8627829.71</text:p>
          </table:table-cell>
          <table:table-cell office:value-type="float" office:value="343677423.28" calcext:value-type="float">
            <text:p>343677423.28</text:p>
          </table:table-cell>
          <table:table-cell office:value-type="float" office:value="454349102" calcext:value-type="float">
            <text:p>454349102</text:p>
          </table:table-cell>
          <table:table-cell office:value-type="float" office:value="1956548" calcext:value-type="float">
            <text:p>1956548</text:p>
          </table:table-cell>
          <table:table-cell office:value-type="float" office:value="35.28" calcext:value-type="float">
            <text:p>35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627829.71" calcext:value-type="float">
            <text:p>8627829.71</text:p>
          </table:table-cell>
          <table:table-cell office:value-type="float" office:value="23.75" calcext:value-type="float">
            <text:p>23.75</text:p>
          </table:table-cell>
          <table:table-cell office:value-type="float" office:value="31.38" calcext:value-type="float">
            <text:p>31.38</text:p>
          </table:table-cell>
          <table:table-cell office:value-type="float" office:value="0.1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 office:value-type="float" office:value="235.18" calcext:value-type="float">
            <text:p>235.18</text:p>
          </table:table-cell>
        </table:table-row>
        <table:table-row table:style-name="ro1">
          <table:table-cell/>
          <table:table-cell office:value-type="float" office:value="56140" calcext:value-type="float">
            <text:p>56140</text:p>
          </table:table-cell>
          <table:table-cell office:value-type="float" office:value="6295" calcext:value-type="float">
            <text:p>6295</text:p>
          </table:table-cell>
          <table:table-cell office:value-type="float" office:value="15505044433.57" calcext:value-type="float">
            <text:p>15505044433.57</text:p>
          </table:table-cell>
          <table:table-cell office:value-type="float" office:value="8093961456.57" calcext:value-type="float">
            <text:p>8093961456.57</text:p>
          </table:table-cell>
          <table:table-cell office:value-type="float" office:value="8555748.28" calcext:value-type="float">
            <text:p>8555748.28</text:p>
          </table:table-cell>
          <table:table-cell office:value-type="float" office:value="343705335.42" calcext:value-type="float">
            <text:p>343705335.42</text:p>
          </table:table-cell>
          <table:table-cell office:value-type="float" office:value="454410126.28" calcext:value-type="float">
            <text:p>454410126.28</text:p>
          </table:table-cell>
          <table:table-cell office:value-type="float" office:value="1950159.85" calcext:value-type="float">
            <text:p>1950159.85</text:p>
          </table:table-cell>
          <table:table-cell office:value-type="float" office:value="35.28" calcext:value-type="float">
            <text:p>35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555748.28" calcext:value-type="float">
            <text:p>8555748.28</text:p>
          </table:table-cell>
          <table:table-cell office:value-type="float" office:value="23.71" calcext:value-type="float">
            <text:p>23.71</text:p>
          </table:table-cell>
          <table:table-cell office:value-type="float" office:value="31.34" calcext:value-type="float">
            <text:p>31.34</text:p>
          </table:table-cell>
          <table:table-cell office:value-type="float" office:value="0.13" calcext:value-type="float">
            <text:p>0.13</text:p>
          </table:table-cell>
          <table:table-cell office:value-type="float" office:value="0.76" calcext:value-type="float">
            <text:p>0.76</text:p>
          </table:table-cell>
          <table:table-cell office:value-type="float" office:value="236.09" calcext:value-type="float">
            <text:p>236.09</text:p>
          </table:table-cell>
        </table:table-row>
        <table:table-row table:style-name="ro1">
          <table:table-cell/>
          <table:table-cell office:value-type="float" office:value="56145" calcext:value-type="float">
            <text:p>56145</text:p>
          </table:table-cell>
          <table:table-cell office:value-type="float" office:value="6283" calcext:value-type="float">
            <text:p>6283</text:p>
          </table:table-cell>
          <table:table-cell office:value-type="float" office:value="15504809055" calcext:value-type="float">
            <text:p>15504809055</text:p>
          </table:table-cell>
          <table:table-cell office:value-type="float" office:value="8093939097.28" calcext:value-type="float">
            <text:p>8093939097.28</text:p>
          </table:table-cell>
          <table:table-cell office:value-type="float" office:value="8587254" calcext:value-type="float">
            <text:p>8587254</text:p>
          </table:table-cell>
          <table:table-cell office:value-type="float" office:value="343667236.42" calcext:value-type="float">
            <text:p>343667236.42</text:p>
          </table:table-cell>
          <table:table-cell office:value-type="float" office:value="454352219.28" calcext:value-type="float">
            <text:p>454352219.28</text:p>
          </table:table-cell>
          <table:table-cell office:value-type="float" office:value="1920874.14" calcext:value-type="float">
            <text:p>1920874.14</text:p>
          </table:table-cell>
          <table:table-cell office:value-type="float" office:value="35.14" calcext:value-type="float">
            <text:p>35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587254" calcext:value-type="float">
            <text:p>8587254</text:p>
          </table:table-cell>
          <table:table-cell office:value-type="float" office:value="23.8" calcext:value-type="float">
            <text:p>23.8</text:p>
          </table:table-cell>
          <table:table-cell office:value-type="float" office:value="31.46" calcext:value-type="float">
            <text:p>31.46</text:p>
          </table:table-cell>
          <table:table-cell office:value-type="float" office:value="0.1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 office:value-type="float" office:value="239.48" calcext:value-type="float">
            <text:p>239.48</text:p>
          </table:table-cell>
        </table:table-row>
        <table:table-row table:style-name="ro1">
          <table:table-cell/>
          <table:table-cell office:value-type="float" office:value="56150" calcext:value-type="float">
            <text:p>56150</text:p>
          </table:table-cell>
          <table:table-cell office:value-type="float" office:value="6275" calcext:value-type="float">
            <text:p>6275</text:p>
          </table:table-cell>
          <table:table-cell office:value-type="float" office:value="15506672409.57" calcext:value-type="float">
            <text:p>15506672409.57</text:p>
          </table:table-cell>
          <table:table-cell office:value-type="float" office:value="8099349248.85" calcext:value-type="float">
            <text:p>8099349248.85</text:p>
          </table:table-cell>
          <table:table-cell office:value-type="float" office:value="8635533.14" calcext:value-type="float">
            <text:p>8635533.14</text:p>
          </table:table-cell>
          <table:table-cell office:value-type="float" office:value="343646402.28" calcext:value-type="float">
            <text:p>343646402.28</text:p>
          </table:table-cell>
          <table:table-cell office:value-type="float" office:value="454284445.57" calcext:value-type="float">
            <text:p>454284445.57</text:p>
          </table:table-cell>
          <table:table-cell office:value-type="float" office:value="1886149.71" calcext:value-type="float">
            <text:p>1886149.7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635533.14" calcext:value-type="float">
            <text:p>8635533.14</text:p>
          </table:table-cell>
          <table:table-cell office:value-type="float" office:value="23.99" calcext:value-type="float">
            <text:p>23.99</text:p>
          </table:table-cell>
          <table:table-cell office:value-type="float" office:value="31.69" calcext:value-type="float">
            <text:p>31.69</text:p>
          </table:table-cell>
          <table:table-cell office:value-type="float" office:value="0.1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 office:value-type="float" office:value="244.62" calcext:value-type="float">
            <text:p>244.62</text:p>
          </table:table-cell>
        </table:table-row>
        <table:table-row table:style-name="ro1">
          <table:table-cell/>
          <table:table-cell office:value-type="float" office:value="56156" calcext:value-type="float">
            <text:p>56156</text:p>
          </table:table-cell>
          <table:table-cell office:value-type="float" office:value="6233" calcext:value-type="float">
            <text:p>6233</text:p>
          </table:table-cell>
          <table:table-cell office:value-type="float" office:value="15493970045.57" calcext:value-type="float">
            <text:p>15493970045.57</text:p>
          </table:table-cell>
          <table:table-cell office:value-type="float" office:value="8044268484.28" calcext:value-type="float">
            <text:p>8044268484.28</text:p>
          </table:table-cell>
          <table:table-cell office:value-type="float" office:value="8446358.28" calcext:value-type="float">
            <text:p>8446358.28</text:p>
          </table:table-cell>
          <table:table-cell office:value-type="float" office:value="343361751" calcext:value-type="float">
            <text:p>343361751</text:p>
          </table:table-cell>
          <table:table-cell office:value-type="float" office:value="453887344.85" calcext:value-type="float">
            <text:p>453887344.85</text:p>
          </table:table-cell>
          <table:table-cell office:value-type="float" office:value="467400.14" calcext:value-type="float">
            <text:p>467400.14</text:p>
          </table:table-cell>
          <table:table-cell office:value-type="float" office:value="27.42" calcext:value-type="float">
            <text:p>27.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8446358.28" calcext:value-type="float">
            <text:p>8446358.28</text:p>
          </table:table-cell>
          <table:table-cell office:value-type="float" office:value="23.72" calcext:value-type="float">
            <text:p>23.72</text:p>
          </table:table-cell>
          <table:table-cell office:value-type="float" office:value="31.33" calcext:value-type="float">
            <text:p>31.33</text:p>
          </table:table-cell>
          <table:table-cell office:value-type="float" office:value="0.03" calcext:value-type="float">
            <text:p>0.03</text:p>
          </table:table-cell>
          <table:table-cell office:value-type="float" office:value="0.75" calcext:value-type="float">
            <text:p>0.75</text:p>
          </table:table-cell>
          <table:table-cell office:value-type="float" office:value="3057.21" calcext:value-type="float">
            <text:p>3057.21</text:p>
          </table:table-cell>
        </table:table-row>
        <table:table-row table:style-name="ro1">
          <table:table-cell/>
          <table:table-cell office:value-type="float" office:value="56161" calcext:value-type="float">
            <text:p>56161</text:p>
          </table:table-cell>
          <table:table-cell office:value-type="float" office:value="5872" calcext:value-type="float">
            <text:p>5872</text:p>
          </table:table-cell>
          <table:table-cell office:value-type="float" office:value="17253620978.66" calcext:value-type="float">
            <text:p>17253620978.66</text:p>
          </table:table-cell>
          <table:table-cell office:value-type="float" office:value="8955969197.33" calcext:value-type="float">
            <text:p>8955969197.33</text:p>
          </table:table-cell>
          <table:table-cell office:value-type="float" office:value="9425702.83" calcext:value-type="float">
            <text:p>9425702.83</text:p>
          </table:table-cell>
          <table:table-cell office:value-type="float" office:value="382453558.5" calcext:value-type="float">
            <text:p>382453558.5</text:p>
          </table:table-cell>
          <table:table-cell office:value-type="float" office:value="506007927.5" calcext:value-type="float">
            <text:p>506007927.5</text:p>
          </table:table-cell>
          <table:table-cell office:value-type="float" office:value="348760" calcext:value-type="float">
            <text:p>348760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9425702.83" calcext:value-type="float">
            <text:p>9425702.83</text:p>
          </table:table-cell>
          <table:table-cell office:value-type="float" office:value="25.01" calcext:value-type="float">
            <text:p>25.01</text:p>
          </table:table-cell>
          <table:table-cell office:value-type="float" office:value="33.09" calcext:value-type="float">
            <text:p>33.09</text:p>
          </table:table-cell>
          <table:table-cell office:value-type="float" office:value="0.02" calcext:value-type="float">
            <text:p>0.02</text:p>
          </table:table-cell>
          <table:table-cell office:value-type="float" office:value="0.75" calcext:value-type="float">
            <text:p>0.75</text:p>
          </table:table-cell>
          <table:table-cell office:value-type="float" office:value="1944.65" calcext:value-type="float">
            <text:p>1944.65</text:p>
          </table:table-cell>
        </table:table-row>
        <table:table-row table:style-name="ro1">
          <table:table-cell office:value-type="string" calcext:value-type="string">
            <text:p>cholesky_STANDARD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908" calcext:value-type="float">
            <text:p>58908</text:p>
          </table:table-cell>
          <table:table-cell office:value-type="float" office:value="10434" calcext:value-type="float">
            <text:p>10434</text:p>
          </table:table-cell>
          <table:table-cell office:value-type="float" office:value="5456796734.15" calcext:value-type="float">
            <text:p>5456796734.15</text:p>
          </table:table-cell>
          <table:table-cell office:value-type="float" office:value="7322918201.07" calcext:value-type="float">
            <text:p>7322918201.07</text:p>
          </table:table-cell>
          <table:table-cell office:value-type="float" office:value="100972.46" calcext:value-type="float">
            <text:p>100972.46</text:p>
          </table:table-cell>
          <table:table-cell office:value-type="float" office:value="12347423.84" calcext:value-type="float">
            <text:p>12347423.84</text:p>
          </table:table-cell>
          <table:table-cell office:value-type="float" office:value="12944362.61" calcext:value-type="float">
            <text:p>12944362.61</text:p>
          </table:table-cell>
          <table:table-cell office:value-type="float" office:value="195523.07" calcext:value-type="float">
            <text:p>195523.07</text:p>
          </table:table-cell>
          <table:table-cell office:value-type="float" office:value="3.46" calcext:value-type="float">
            <text:p>3.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00972.46" calcext:value-type="float">
            <text:p>100972.46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office:value-type="float" office:value="0.96" calcext:value-type="float">
            <text:p>0.96</text:p>
          </table:table-cell>
          <table:table-cell office:value-type="float" office:value="16781.61" calcext:value-type="float">
            <text:p>16781.61</text:p>
          </table:table-cell>
        </table:table-row>
        <table:table-row table:style-name="ro1">
          <table:table-cell/>
          <table:table-cell office:value-type="float" office:value="58910" calcext:value-type="float">
            <text:p>58910</text:p>
          </table:table-cell>
          <table:table-cell office:value-type="float" office:value="6265" calcext:value-type="float">
            <text:p>6265</text:p>
          </table:table-cell>
          <table:table-cell office:value-type="float" office:value="15495634924.57" calcext:value-type="float">
            <text:p>15495634924.57</text:p>
          </table:table-cell>
          <table:table-cell office:value-type="float" office:value="8043474597.71" calcext:value-type="float">
            <text:p>8043474597.71</text:p>
          </table:table-cell>
          <table:table-cell office:value-type="float" office:value="8458737.42" calcext:value-type="float">
            <text:p>8458737.42</text:p>
          </table:table-cell>
          <table:table-cell office:value-type="float" office:value="343575301.14" calcext:value-type="float">
            <text:p>343575301.14</text:p>
          </table:table-cell>
          <table:table-cell office:value-type="float" office:value="453966769.14" calcext:value-type="float">
            <text:p>453966769.14</text:p>
          </table:table-cell>
          <table:table-cell office:value-type="float" office:value="409770" calcext:value-type="float">
            <text:p>409770</text:p>
          </table:table-cell>
          <table:table-cell office:value-type="float" office:value="39.71" calcext:value-type="float">
            <text:p>39.7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8458737.42" calcext:value-type="float">
            <text:p>8458737.42</text:p>
          </table:table-cell>
          <table:table-cell office:value-type="float" office:value="23.52" calcext:value-type="float">
            <text:p>23.52</text:p>
          </table:table-cell>
          <table:table-cell office:value-type="float" office:value="31.05" calcext:value-type="float">
            <text:p>31.05</text:p>
          </table:table-cell>
          <table:table-cell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office:value-type="float" office:value="1260.96" calcext:value-type="float">
            <text:p>1260.96</text:p>
          </table:table-cell>
        </table:table-row>
        <table:table-row table:style-name="ro1">
          <table:table-cell/>
          <table:table-cell office:value-type="float" office:value="58928" calcext:value-type="float">
            <text:p>58928</text:p>
          </table:table-cell>
          <table:table-cell office:value-type="float" office:value="3314" calcext:value-type="float">
            <text:p>3314</text:p>
          </table:table-cell>
          <table:table-cell office:value-type="float" office:value="14470904442" calcext:value-type="float">
            <text:p>14470904442</text:p>
          </table:table-cell>
          <table:table-cell office:value-type="float" office:value="7529673201.75" calcext:value-type="float">
            <text:p>7529673201.75</text:p>
          </table:table-cell>
          <table:table-cell office:value-type="float" office:value="7926610.25" calcext:value-type="float">
            <text:p>7926610.25</text:p>
          </table:table-cell>
          <table:table-cell office:value-type="float" office:value="320801894.25" calcext:value-type="float">
            <text:p>320801894.25</text:p>
          </table:table-cell>
          <table:table-cell office:value-type="float" office:value="424450730" calcext:value-type="float">
            <text:p>424450730</text:p>
          </table:table-cell>
          <table:table-cell office:value-type="float" office:value="449692.75" calcext:value-type="float">
            <text:p>449692.75</text:p>
          </table:table-cell>
          <table:table-cell office:value-type="float" office:value="25.75" calcext:value-type="float">
            <text:p>25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7926610.25" calcext:value-type="float">
            <text:p>7926610.25</text:p>
          </table:table-cell>
          <table:table-cell office:value-type="float" office:value="24.82" calcext:value-type="float">
            <text:p>24.82</text:p>
          </table:table-cell>
          <table:table-cell office:value-type="float" office:value="32.83" calcext:value-type="float">
            <text:p>32.83</text:p>
          </table:table-cell>
          <table:table-cell office:value-type="float" office:value="0.03" calcext:value-type="float">
            <text:p>0.03</text:p>
          </table:table-cell>
          <table:table-cell office:value-type="float" office:value="0.75" calcext:value-type="float">
            <text:p>0.75</text:p>
          </table:table-cell>
          <table:table-cell office:value-type="float" office:value="1140.75" calcext:value-type="float">
            <text:p>1140.75</text:p>
          </table:table-cell>
        </table:table-row>
        <table:table-row table:style-name="ro1">
          <table:table-cell office:value-type="string" calcext:value-type="string">
            <text:p>durbin_STANDARD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765" calcext:value-type="float">
            <text:p>54765</text:p>
          </table:table-cell>
          <table:table-cell office:value-type="float" office:value="11033" calcext:value-type="float">
            <text:p>11033</text:p>
          </table:table-cell>
          <table:table-cell office:value-type="float" office:value="2824095556.07" calcext:value-type="float">
            <text:p>2824095556.07</text:p>
          </table:table-cell>
          <table:table-cell office:value-type="float" office:value="7881060486.53" calcext:value-type="float">
            <text:p>7881060486.53</text:p>
          </table:table-cell>
          <table:table-cell office:value-type="float" office:value="9960169.46" calcext:value-type="float">
            <text:p>9960169.46</text:p>
          </table:table-cell>
          <table:table-cell office:value-type="float" office:value="335241897.53" calcext:value-type="float">
            <text:p>335241897.53</text:p>
          </table:table-cell>
          <table:table-cell office:value-type="float" office:value="332667593.76" calcext:value-type="float">
            <text:p>332667593.76</text:p>
          </table:table-cell>
          <table:table-cell office:value-type="float" office:value="2233774.38" calcext:value-type="float">
            <text:p>2233774.38</text:p>
          </table:table-cell>
          <table:table-cell office:value-type="float" office:value="3.07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9960169.46" calcext:value-type="float">
            <text:p>9960169.46</text:p>
          </table:table-cell>
          <table:table-cell office:value-type="float" office:value="23.54" calcext:value-type="float">
            <text:p>23.54</text:p>
          </table:table-cell>
          <table:table-cell office:value-type="float" office:value="23.35" calcext:value-type="float">
            <text:p>23.35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563.8" calcext:value-type="float">
            <text:p>563.8</text:p>
          </table:table-cell>
        </table:table-row>
        <table:table-row table:style-name="ro1">
          <table:table-cell/>
          <table:table-cell office:value-type="float" office:value="54767" calcext:value-type="float">
            <text:p>54767</text:p>
          </table:table-cell>
          <table:table-cell office:value-type="float" office:value="6441" calcext:value-type="float">
            <text:p>6441</text:p>
          </table:table-cell>
          <table:table-cell office:value-type="float" office:value="1251524129.42" calcext:value-type="float">
            <text:p>1251524129.42</text:p>
          </table:table-cell>
          <table:table-cell office:value-type="float" office:value="4277231010" calcext:value-type="float">
            <text:p>4277231010</text:p>
          </table:table-cell>
          <table:table-cell office:value-type="float" office:value="12445498.14" calcext:value-type="float">
            <text:p>12445498.14</text:p>
          </table:table-cell>
          <table:table-cell office:value-type="float" office:value="93472575.85" calcext:value-type="float">
            <text:p>93472575.85</text:p>
          </table:table-cell>
          <table:table-cell office:value-type="float" office:value="71585279.85" calcext:value-type="float">
            <text:p>71585279.85</text:p>
          </table:table-cell>
          <table:table-cell office:value-type="float" office:value="7962345.57" calcext:value-type="float">
            <text:p>7962345.57</text:p>
          </table:table-cell>
          <table:table-cell office:value-type="float" office:value="36.42" calcext:value-type="float">
            <text:p>36.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2445498.14" calcext:value-type="float">
            <text:p>12445498.14</text:p>
          </table:table-cell>
          <table:table-cell office:value-type="float" office:value="6.4" calcext:value-type="float">
            <text:p>6.4</text:p>
          </table:table-cell>
          <table:table-cell office:value-type="float" office:value="4.93" calcext:value-type="float">
            <text:p>4.93</text:p>
          </table:table-cell>
          <table:table-cell office:value-type="float" office:value="0.52" calcext:value-type="float">
            <text:p>0.52</text:p>
          </table:table-cell>
          <table:table-cell office:value-type="float" office:value="1.3" calcext:value-type="float">
            <text:p>1.3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/>
          <table:table-cell office:value-type="float" office:value="54790" calcext:value-type="float">
            <text:p>54790</text:p>
          </table:table-cell>
          <table:table-cell office:value-type="float" office:value="3938" calcext:value-type="float">
            <text:p>3938</text:p>
          </table:table-cell>
          <table:table-cell office:value-type="float" office:value="1361321211" calcext:value-type="float">
            <text:p>1361321211</text:p>
          </table:table-cell>
          <table:table-cell office:value-type="float" office:value="4604641058.5" calcext:value-type="float">
            <text:p>4604641058.5</text:p>
          </table:table-cell>
          <table:table-cell office:value-type="float" office:value="12996599" calcext:value-type="float">
            <text:p>12996599</text:p>
          </table:table-cell>
          <table:table-cell office:value-type="float" office:value="98807043.5" calcext:value-type="float">
            <text:p>98807043.5</text:p>
          </table:table-cell>
          <table:table-cell office:value-type="float" office:value="74995876.5" calcext:value-type="float">
            <text:p>74995876.5</text:p>
          </table:table-cell>
          <table:table-cell office:value-type="float" office:value="8962150" calcext:value-type="float">
            <text:p>8962150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2996599" calcext:value-type="float">
            <text:p>12996599</text:p>
          </table:table-cell>
          <table:table-cell office:value-type="float" office:value="6.42" calcext:value-type="float">
            <text:p>6.42</text:p>
          </table:table-cell>
          <table:table-cell office:value-type="float" office:value="4.88" calcext:value-type="float">
            <text:p>4.88</text:p>
          </table:table-cell>
          <table:table-cell office:value-type="float" office:value="0.58" calcext:value-type="float">
            <text:p>0.58</text:p>
          </table:table-cell>
          <table:table-cell office:value-type="float" office:value="1.32" calcext:value-type="float">
            <text:p>1.32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office:value-type="string" calcext:value-type="string">
            <text:p>durbin_STANDARD_3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373" calcext:value-type="float">
            <text:p>55373</text:p>
          </table:table-cell>
          <table:table-cell office:value-type="float" office:value="16256" calcext:value-type="float">
            <text:p>16256</text:p>
          </table:table-cell>
          <table:table-cell office:value-type="float" office:value="2469269319.09" calcext:value-type="float">
            <text:p>2469269319.09</text:p>
          </table:table-cell>
          <table:table-cell office:value-type="float" office:value="7123087782.71" calcext:value-type="float">
            <text:p>7123087782.71</text:p>
          </table:table-cell>
          <table:table-cell office:value-type="float" office:value="8338191.85" calcext:value-type="float">
            <text:p>8338191.85</text:p>
          </table:table-cell>
          <table:table-cell office:value-type="float" office:value="310534786" calcext:value-type="float">
            <text:p>310534786</text:p>
          </table:table-cell>
          <table:table-cell office:value-type="float" office:value="308887788.47" calcext:value-type="float">
            <text:p>308887788.47</text:p>
          </table:table-cell>
          <table:table-cell office:value-type="float" office:value="2132615.38" calcext:value-type="float">
            <text:p>2132615.38</text:p>
          </table:table-cell>
          <table:table-cell office:value-type="float" office:value="3.76" calcext:value-type="float">
            <text:p>3.7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8338191.85" calcext:value-type="float">
            <text:p>8338191.85</text:p>
          </table:table-cell>
          <table:table-cell office:value-type="float" office:value="22.3" calcext:value-type="float">
            <text:p>22.3</text:p>
          </table:table-cell>
          <table:table-cell office:value-type="float" office:value="22.18" calcext:value-type="float">
            <text:p>22.18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478.91" calcext:value-type="float">
            <text:p>478.91</text:p>
          </table:table-cell>
        </table:table-row>
        <table:table-row table:style-name="ro1">
          <table:table-cell/>
          <table:table-cell office:value-type="float" office:value="55375" calcext:value-type="float">
            <text:p>55375</text:p>
          </table:table-cell>
          <table:table-cell office:value-type="float" office:value="6477" calcext:value-type="float">
            <text:p>6477</text:p>
          </table:table-cell>
          <table:table-cell office:value-type="float" office:value="1251828214.71" calcext:value-type="float">
            <text:p>1251828214.71</text:p>
          </table:table-cell>
          <table:table-cell office:value-type="float" office:value="4273895145.85" calcext:value-type="float">
            <text:p>4273895145.85</text:p>
          </table:table-cell>
          <table:table-cell office:value-type="float" office:value="12437560.57" calcext:value-type="float">
            <text:p>12437560.57</text:p>
          </table:table-cell>
          <table:table-cell office:value-type="float" office:value="93443194.57" calcext:value-type="float">
            <text:p>93443194.57</text:p>
          </table:table-cell>
          <table:table-cell office:value-type="float" office:value="71097950.71" calcext:value-type="float">
            <text:p>71097950.71</text:p>
          </table:table-cell>
          <table:table-cell office:value-type="float" office:value="7963963.28" calcext:value-type="float">
            <text:p>7963963.28</text:p>
          </table:table-cell>
          <table:table-cell office:value-type="float" office:value="36.71" calcext:value-type="float">
            <text:p>36.7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2437560.57" calcext:value-type="float">
            <text:p>12437560.57</text:p>
          </table:table-cell>
          <table:table-cell office:value-type="float" office:value="6.34" calcext:value-type="float">
            <text:p>6.34</text:p>
          </table:table-cell>
          <table:table-cell office:value-type="float" office:value="4.85" calcext:value-type="float">
            <text:p>4.85</text:p>
          </table:table-cell>
          <table:table-cell office:value-type="float" office:value="0.52" calcext:value-type="float">
            <text:p>0.52</text:p>
          </table:table-cell>
          <table:table-cell office:value-type="float" office:value="1.3" calcext:value-type="float">
            <text:p>1.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5393" calcext:value-type="float">
            <text:p>55393</text:p>
          </table:table-cell>
          <table:table-cell office:value-type="float" office:value="6447" calcext:value-type="float">
            <text:p>6447</text:p>
          </table:table-cell>
          <table:table-cell office:value-type="float" office:value="1251284503.71" calcext:value-type="float">
            <text:p>1251284503.71</text:p>
          </table:table-cell>
          <table:table-cell office:value-type="float" office:value="4274323199.28" calcext:value-type="float">
            <text:p>4274323199.28</text:p>
          </table:table-cell>
          <table:table-cell office:value-type="float" office:value="12380172.71" calcext:value-type="float">
            <text:p>12380172.71</text:p>
          </table:table-cell>
          <table:table-cell office:value-type="float" office:value="93469694.28" calcext:value-type="float">
            <text:p>93469694.28</text:p>
          </table:table-cell>
          <table:table-cell office:value-type="float" office:value="70551563" calcext:value-type="float">
            <text:p>70551563</text:p>
          </table:table-cell>
          <table:table-cell office:value-type="float" office:value="7980452.14" calcext:value-type="float">
            <text:p>7980452.14</text:p>
          </table:table-cell>
          <table:table-cell office:value-type="float" office:value="30.71" calcext:value-type="float">
            <text:p>30.7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2380172.71" calcext:value-type="float">
            <text:p>12380172.71</text:p>
          </table:table-cell>
          <table:table-cell office:value-type="float" office:value="6.39" calcext:value-type="float">
            <text:p>6.39</text:p>
          </table:table-cell>
          <table:table-cell office:value-type="float" office:value="4.85" calcext:value-type="float">
            <text:p>4.85</text:p>
          </table:table-cell>
          <table:table-cell office:value-type="float" office:value="0.52" calcext:value-type="float">
            <text:p>0.52</text:p>
          </table:table-cell>
          <table:table-cell office:value-type="float" office:value="1.31" calcext:value-type="float">
            <text:p>1.31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/>
          <table:table-cell office:value-type="float" office:value="55398" calcext:value-type="float">
            <text:p>55398</text:p>
          </table:table-cell>
          <table:table-cell office:value-type="float" office:value="2015" calcext:value-type="float">
            <text:p>2015</text:p>
          </table:table-cell>
          <table:table-cell office:value-type="float" office:value="820083440.33" calcext:value-type="float">
            <text:p>820083440.33</text:p>
          </table:table-cell>
          <table:table-cell office:value-type="float" office:value="2880143163" calcext:value-type="float">
            <text:p>2880143163</text:p>
          </table:table-cell>
          <table:table-cell office:value-type="float" office:value="8628717.33" calcext:value-type="float">
            <text:p>8628717.33</text:p>
          </table:table-cell>
          <table:table-cell office:value-type="float" office:value="64436082" calcext:value-type="float">
            <text:p>64436082</text:p>
          </table:table-cell>
          <table:table-cell office:value-type="float" office:value="49914492.33" calcext:value-type="float">
            <text:p>49914492.33</text:p>
          </table:table-cell>
          <table:table-cell office:value-type="float" office:value="4839302.33" calcext:value-type="float">
            <text:p>4839302.33</text:p>
          </table:table-cell>
          <table:table-cell office:value-type="float" office:value="12.66" calcext:value-type="float">
            <text:p>12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8628717.33" calcext:value-type="float">
            <text:p>8628717.33</text:p>
          </table:table-cell>
          <table:table-cell office:value-type="float" office:value="6.09" calcext:value-type="float">
            <text:p>6.09</text:p>
          </table:table-cell>
          <table:table-cell office:value-type="float" office:value="4.88" calcext:value-type="float">
            <text:p>4.88</text:p>
          </table:table-cell>
          <table:table-cell office:value-type="float" office:value="0.38" calcext:value-type="float">
            <text:p>0.38</text:p>
          </table:table-cell>
          <table:table-cell office:value-type="float" office:value="1.25" calcext:value-type="float">
            <text:p>1.25</text:p>
          </table:table-cell>
          <table:table-cell office:value-type="float" office:value="14.66" calcext:value-type="float">
            <text:p>14.66</text:p>
          </table:table-cell>
        </table:table-row>
        <table:table-row table:style-name="ro1">
          <table:table-cell office:value-type="string" calcext:value-type="string">
            <text:p>durbin_STANDARD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261" calcext:value-type="float">
            <text:p>56261</text:p>
          </table:table-cell>
          <table:table-cell office:value-type="float" office:value="80734" calcext:value-type="float">
            <text:p>80734</text:p>
          </table:table-cell>
          <table:table-cell office:value-type="float" office:value="7749271372.31" calcext:value-type="float">
            <text:p>7749271372.31</text:p>
          </table:table-cell>
          <table:table-cell office:value-type="float" office:value="5436203907.21" calcext:value-type="float">
            <text:p>5436203907.21</text:p>
          </table:table-cell>
          <table:table-cell office:value-type="float" office:value="138642.13" calcext:value-type="float">
            <text:p>138642.13</text:p>
          </table:table-cell>
          <table:table-cell office:value-type="float" office:value="15469721.82" calcext:value-type="float">
            <text:p>15469721.82</text:p>
          </table:table-cell>
          <table:table-cell office:value-type="float" office:value="24019773.43" calcext:value-type="float">
            <text:p>24019773.43</text:p>
          </table:table-cell>
          <table:table-cell office:value-type="float" office:value="4334547.23" calcext:value-type="float">
            <text:p>4334547.23</text:p>
          </table:table-cell>
          <table:table-cell office:value-type="float" office:value="3.71" calcext:value-type="float">
            <text:p>3.7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642.13" calcext:value-type="float">
            <text:p>138642.13</text:p>
          </table:table-cell>
          <table:table-cell office:value-type="float" office:value="1.12" calcext:value-type="float">
            <text:p>1.12</text:p>
          </table:table-cell>
          <table:table-cell office:value-type="float" office:value="1.74" calcext:value-type="float">
            <text:p>1.74</text:p>
          </table:table-cell>
          <table:table-cell office:value-type="float" office:value="0.31" calcext:value-type="float">
            <text:p>0.31</text:p>
          </table:table-cell>
          <table:table-cell office:value-type="float" office:value="0.75" calcext:value-type="float">
            <text:p>0.75</text:p>
          </table:table-cell>
          <table:table-cell office:value-type="float" office:value="108.77" calcext:value-type="float">
            <text:p>108.77</text:p>
          </table:table-cell>
        </table:table-row>
        <table:table-row table:style-name="ro1">
          <table:table-cell/>
          <table:table-cell office:value-type="float" office:value="56263" calcext:value-type="float">
            <text:p>56263</text:p>
          </table:table-cell>
          <table:table-cell office:value-type="float" office:value="6272" calcext:value-type="float">
            <text:p>6272</text:p>
          </table:table-cell>
          <table:table-cell office:value-type="float" office:value="1246267032.14" calcext:value-type="float">
            <text:p>1246267032.14</text:p>
          </table:table-cell>
          <table:table-cell office:value-type="float" office:value="4250958679.71" calcext:value-type="float">
            <text:p>4250958679.71</text:p>
          </table:table-cell>
          <table:table-cell office:value-type="float" office:value="11367873" calcext:value-type="float">
            <text:p>11367873</text:p>
          </table:table-cell>
          <table:table-cell office:value-type="float" office:value="93446709.14" calcext:value-type="float">
            <text:p>93446709.14</text:p>
          </table:table-cell>
          <table:table-cell office:value-type="float" office:value="70670726.42" calcext:value-type="float">
            <text:p>70670726.42</text:p>
          </table:table-cell>
          <table:table-cell office:value-type="float" office:value="7738779.42" calcext:value-type="float">
            <text:p>7738779.42</text:p>
          </table:table-cell>
          <table:table-cell office:value-type="float" office:value="25.28" calcext:value-type="float">
            <text:p>25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367873" calcext:value-type="float">
            <text:p>11367873</text:p>
          </table:table-cell>
          <table:table-cell office:value-type="float" office:value="6.49" calcext:value-type="float">
            <text:p>6.49</text:p>
          </table:table-cell>
          <table:table-cell office:value-type="float" office:value="4.94" calcext:value-type="float">
            <text:p>4.94</text:p>
          </table:table-cell>
          <table:table-cell office:value-type="float" office:value="0.51" calcext:value-type="float">
            <text:p>0.51</text:p>
          </table:table-cell>
          <table:table-cell office:value-type="float" office:value="1.3" calcext:value-type="float">
            <text:p>1.3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/>
          <table:table-cell office:value-type="float" office:value="56278" calcext:value-type="float">
            <text:p>56278</text:p>
          </table:table-cell>
          <table:table-cell office:value-type="float" office:value="6180" calcext:value-type="float">
            <text:p>6180</text:p>
          </table:table-cell>
          <table:table-cell office:value-type="float" office:value="1246864341.85" calcext:value-type="float">
            <text:p>1246864341.85</text:p>
          </table:table-cell>
          <table:table-cell office:value-type="float" office:value="4249575484.42" calcext:value-type="float">
            <text:p>4249575484.42</text:p>
          </table:table-cell>
          <table:table-cell office:value-type="float" office:value="11403573.14" calcext:value-type="float">
            <text:p>11403573.14</text:p>
          </table:table-cell>
          <table:table-cell office:value-type="float" office:value="93420036.85" calcext:value-type="float">
            <text:p>93420036.85</text:p>
          </table:table-cell>
          <table:table-cell office:value-type="float" office:value="70317484" calcext:value-type="float">
            <text:p>70317484</text:p>
          </table:table-cell>
          <table:table-cell office:value-type="float" office:value="7748083.85" calcext:value-type="float">
            <text:p>7748083.85</text:p>
          </table:table-cell>
          <table:table-cell office:value-type="float" office:value="20.71" calcext:value-type="float">
            <text:p>20.7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1403573.14" calcext:value-type="float">
            <text:p>11403573.14</text:p>
          </table:table-cell>
          <table:table-cell office:value-type="float" office:value="6.41" calcext:value-type="float">
            <text:p>6.41</text:p>
          </table:table-cell>
          <table:table-cell office:value-type="float" office:value="4.86" calcext:value-type="float">
            <text:p>4.86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/>
          <table:table-cell office:value-type="float" office:value="56283" calcext:value-type="float">
            <text:p>56283</text:p>
          </table:table-cell>
          <table:table-cell office:value-type="float" office:value="6355" calcext:value-type="float">
            <text:p>6355</text:p>
          </table:table-cell>
          <table:table-cell office:value-type="float" office:value="1248647307.28" calcext:value-type="float">
            <text:p>1248647307.28</text:p>
          </table:table-cell>
          <table:table-cell office:value-type="float" office:value="4261745975.85" calcext:value-type="float">
            <text:p>4261745975.85</text:p>
          </table:table-cell>
          <table:table-cell office:value-type="float" office:value="11448845.42" calcext:value-type="float">
            <text:p>11448845.42</text:p>
          </table:table-cell>
          <table:table-cell office:value-type="float" office:value="93466485.28" calcext:value-type="float">
            <text:p>93466485.28</text:p>
          </table:table-cell>
          <table:table-cell office:value-type="float" office:value="70599123.85" calcext:value-type="float">
            <text:p>70599123.85</text:p>
          </table:table-cell>
          <table:table-cell office:value-type="float" office:value="7875759.14" calcext:value-type="float">
            <text:p>7875759.14</text:p>
          </table:table-cell>
          <table:table-cell office:value-type="float" office:value="27.14" calcext:value-type="float">
            <text:p>27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448845.42" calcext:value-type="float">
            <text:p>11448845.42</text:p>
          </table:table-cell>
          <table:table-cell office:value-type="float" office:value="6.42" calcext:value-type="float">
            <text:p>6.42</text:p>
          </table:table-cell>
          <table:table-cell office:value-type="float" office:value="4.87" calcext:value-type="float">
            <text:p>4.87</text:p>
          </table:table-cell>
          <table:table-cell office:value-type="float" office:value="0.51" calcext:value-type="float">
            <text:p>0.51</text:p>
          </table:table-cell>
          <table:table-cell office:value-type="float" office:value="1.31" calcext:value-type="float">
            <text:p>1.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6291" calcext:value-type="float">
            <text:p>56291</text:p>
          </table:table-cell>
          <table:table-cell office:value-type="float" office:value="6412" calcext:value-type="float">
            <text:p>6412</text:p>
          </table:table-cell>
          <table:table-cell office:value-type="float" office:value="1250011332.85" calcext:value-type="float">
            <text:p>1250011332.85</text:p>
          </table:table-cell>
          <table:table-cell office:value-type="float" office:value="4270658891.42" calcext:value-type="float">
            <text:p>4270658891.42</text:p>
          </table:table-cell>
          <table:table-cell office:value-type="float" office:value="11584214.71" calcext:value-type="float">
            <text:p>11584214.71</text:p>
          </table:table-cell>
          <table:table-cell office:value-type="float" office:value="93454148.42" calcext:value-type="float">
            <text:p>93454148.42</text:p>
          </table:table-cell>
          <table:table-cell office:value-type="float" office:value="70790748.85" calcext:value-type="float">
            <text:p>70790748.85</text:p>
          </table:table-cell>
          <table:table-cell office:value-type="float" office:value="7935686.28" calcext:value-type="float">
            <text:p>7935686.28</text:p>
          </table:table-cell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584214.71" calcext:value-type="float">
            <text:p>11584214.71</text:p>
          </table:table-cell>
          <table:table-cell office:value-type="float" office:value="6.44" calcext:value-type="float">
            <text:p>6.44</text:p>
          </table:table-cell>
          <table:table-cell office:value-type="float" office:value="4.91" calcext:value-type="float">
            <text:p>4.91</text:p>
          </table:table-cell>
          <table:table-cell office:value-type="float" office:value="0.52" calcext:value-type="float">
            <text:p>0.52</text:p>
          </table:table-cell>
          <table:table-cell office:value-type="float" office:value="1.31" calcext:value-type="float">
            <text:p>1.31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/>
          <table:table-cell office:value-type="float" office:value="56296" calcext:value-type="float">
            <text:p>56296</text:p>
          </table:table-cell>
          <table:table-cell office:value-type="float" office:value="6456" calcext:value-type="float">
            <text:p>6456</text:p>
          </table:table-cell>
          <table:table-cell office:value-type="float" office:value="1249596043.57" calcext:value-type="float">
            <text:p>1249596043.57</text:p>
          </table:table-cell>
          <table:table-cell office:value-type="float" office:value="4266287760" calcext:value-type="float">
            <text:p>4266287760</text:p>
          </table:table-cell>
          <table:table-cell office:value-type="float" office:value="11561513.28" calcext:value-type="float">
            <text:p>11561513.28</text:p>
          </table:table-cell>
          <table:table-cell office:value-type="float" office:value="93456963.14" calcext:value-type="float">
            <text:p>93456963.14</text:p>
          </table:table-cell>
          <table:table-cell office:value-type="float" office:value="70255490.71" calcext:value-type="float">
            <text:p>70255490.71</text:p>
          </table:table-cell>
          <table:table-cell office:value-type="float" office:value="7928733.57" calcext:value-type="float">
            <text:p>7928733.57</text:p>
          </table:table-cell>
          <table:table-cell office:value-type="float" office:value="29.42" calcext:value-type="float">
            <text:p>29.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561513.28" calcext:value-type="float">
            <text:p>11561513.28</text:p>
          </table:table-cell>
          <table:table-cell office:value-type="float" office:value="6.35" calcext:value-type="float">
            <text:p>6.35</text:p>
          </table:table-cell>
          <table:table-cell office:value-type="float" office:value="4.79" calcext:value-type="float">
            <text:p>4.79</text:p>
          </table:table-cell>
          <table:table-cell office:value-type="float" office:value="0.51" calcext:value-type="float">
            <text:p>0.51</text:p>
          </table:table-cell>
          <table:table-cell office:value-type="float" office:value="1.32" calcext:value-type="float">
            <text:p>1.32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/>
          <table:table-cell office:value-type="float" office:value="56301" calcext:value-type="float">
            <text:p>56301</text:p>
          </table:table-cell>
          <table:table-cell office:value-type="float" office:value="6418" calcext:value-type="float">
            <text:p>6418</text:p>
          </table:table-cell>
          <table:table-cell office:value-type="float" office:value="1249797640.42" calcext:value-type="float">
            <text:p>1249797640.42</text:p>
          </table:table-cell>
          <table:table-cell office:value-type="float" office:value="4262339916.42" calcext:value-type="float">
            <text:p>4262339916.42</text:p>
          </table:table-cell>
          <table:table-cell office:value-type="float" office:value="11569003.14" calcext:value-type="float">
            <text:p>11569003.14</text:p>
          </table:table-cell>
          <table:table-cell office:value-type="float" office:value="93446002.57" calcext:value-type="float">
            <text:p>93446002.57</text:p>
          </table:table-cell>
          <table:table-cell office:value-type="float" office:value="69969989" calcext:value-type="float">
            <text:p>69969989</text:p>
          </table:table-cell>
          <table:table-cell office:value-type="float" office:value="7934187.85" calcext:value-type="float">
            <text:p>7934187.85</text:p>
          </table:table-cell>
          <table:table-cell office:value-type="float" office:value="29.42" calcext:value-type="float">
            <text:p>29.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569003.14" calcext:value-type="float">
            <text:p>11569003.14</text:p>
          </table:table-cell>
          <table:table-cell office:value-type="float" office:value="6.4" calcext:value-type="float">
            <text:p>6.4</text:p>
          </table:table-cell>
          <table:table-cell office:value-type="float" office:value="4.82" calcext:value-type="float">
            <text:p>4.82</text:p>
          </table:table-cell>
          <table:table-cell office:value-type="float" office:value="0.52" calcext:value-type="float">
            <text:p>0.52</text:p>
          </table:table-cell>
          <table:table-cell office:value-type="float" office:value="1.32" calcext:value-type="float">
            <text:p>1.32</text:p>
          </table:table-cell>
          <table:table-cell office:value-type="float" office:value="10.87" calcext:value-type="float">
            <text:p>10.87</text:p>
          </table:table-cell>
        </table:table-row>
        <table:table-row table:style-name="ro1">
          <table:table-cell/>
          <table:table-cell office:value-type="float" office:value="56306" calcext:value-type="float">
            <text:p>56306</text:p>
          </table:table-cell>
          <table:table-cell office:value-type="float" office:value="6419" calcext:value-type="float">
            <text:p>6419</text:p>
          </table:table-cell>
          <table:table-cell office:value-type="float" office:value="1249863059.14" calcext:value-type="float">
            <text:p>1249863059.14</text:p>
          </table:table-cell>
          <table:table-cell office:value-type="float" office:value="4267815262.85" calcext:value-type="float">
            <text:p>4267815262.85</text:p>
          </table:table-cell>
          <table:table-cell office:value-type="float" office:value="11609379.85" calcext:value-type="float">
            <text:p>11609379.85</text:p>
          </table:table-cell>
          <table:table-cell office:value-type="float" office:value="93452062.14" calcext:value-type="float">
            <text:p>93452062.14</text:p>
          </table:table-cell>
          <table:table-cell office:value-type="float" office:value="70553500.85" calcext:value-type="float">
            <text:p>70553500.85</text:p>
          </table:table-cell>
          <table:table-cell office:value-type="float" office:value="7932484.57" calcext:value-type="float">
            <text:p>7932484.57</text:p>
          </table:table-cell>
          <table:table-cell office:value-type="float" office:value="29.71" calcext:value-type="float">
            <text:p>29.7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609379.85" calcext:value-type="float">
            <text:p>11609379.85</text:p>
          </table:table-cell>
          <table:table-cell office:value-type="float" office:value="6.41" calcext:value-type="float">
            <text:p>6.41</text:p>
          </table:table-cell>
          <table:table-cell office:value-type="float" office:value="4.87" calcext:value-type="float">
            <text:p>4.87</text:p>
          </table:table-cell>
          <table:table-cell office:value-type="float" office:value="0.52" calcext:value-type="float">
            <text:p>0.52</text:p>
          </table:table-cell>
          <table:table-cell office:value-type="float" office:value="1.31" calcext:value-type="float">
            <text:p>1.31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/>
          <table:table-cell office:value-type="float" office:value="56311" calcext:value-type="float">
            <text:p>56311</text:p>
          </table:table-cell>
          <table:table-cell office:value-type="float" office:value="6432" calcext:value-type="float">
            <text:p>6432</text:p>
          </table:table-cell>
          <table:table-cell office:value-type="float" office:value="1250598045.85" calcext:value-type="float">
            <text:p>1250598045.85</text:p>
          </table:table-cell>
          <table:table-cell office:value-type="float" office:value="4279592838.57" calcext:value-type="float">
            <text:p>4279592838.57</text:p>
          </table:table-cell>
          <table:table-cell office:value-type="float" office:value="11536286.28" calcext:value-type="float">
            <text:p>11536286.28</text:p>
          </table:table-cell>
          <table:table-cell office:value-type="float" office:value="93460190.85" calcext:value-type="float">
            <text:p>93460190.85</text:p>
          </table:table-cell>
          <table:table-cell office:value-type="float" office:value="71374787" calcext:value-type="float">
            <text:p>71374787</text:p>
          </table:table-cell>
          <table:table-cell office:value-type="float" office:value="7933832.42" calcext:value-type="float">
            <text:p>7933832.42</text:p>
          </table:table-cell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536286.28" calcext:value-type="float">
            <text:p>11536286.28</text:p>
          </table:table-cell>
          <table:table-cell office:value-type="float" office:value="6.44" calcext:value-type="float">
            <text:p>6.44</text:p>
          </table:table-cell>
          <table:table-cell office:value-type="float" office:value="4.94" calcext:value-type="float">
            <text:p>4.94</text:p>
          </table:table-cell>
          <table:table-cell office:value-type="float" office:value="0.52" calcext:value-type="float">
            <text:p>0.52</text:p>
          </table:table-cell>
          <table:table-cell office:value-type="float" office:value="1.3" calcext:value-type="float">
            <text:p>1.3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/>
          <table:table-cell office:value-type="float" office:value="56322" calcext:value-type="float">
            <text:p>56322</text:p>
          </table:table-cell>
          <table:table-cell office:value-type="float" office:value="6412" calcext:value-type="float">
            <text:p>6412</text:p>
          </table:table-cell>
          <table:table-cell office:value-type="float" office:value="1250456226.28" calcext:value-type="float">
            <text:p>1250456226.28</text:p>
          </table:table-cell>
          <table:table-cell office:value-type="float" office:value="4270718854.57" calcext:value-type="float">
            <text:p>4270718854.57</text:p>
          </table:table-cell>
          <table:table-cell office:value-type="float" office:value="11583957.14" calcext:value-type="float">
            <text:p>11583957.14</text:p>
          </table:table-cell>
          <table:table-cell office:value-type="float" office:value="93464289" calcext:value-type="float">
            <text:p>93464289</text:p>
          </table:table-cell>
          <table:table-cell office:value-type="float" office:value="70432464.57" calcext:value-type="float">
            <text:p>70432464.57</text:p>
          </table:table-cell>
          <table:table-cell office:value-type="float" office:value="7943853.85" calcext:value-type="float">
            <text:p>7943853.85</text:p>
          </table:table-cell>
          <table:table-cell office:value-type="float" office:value="29.57" calcext:value-type="float">
            <text:p>29.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583957.14" calcext:value-type="float">
            <text:p>11583957.14</text:p>
          </table:table-cell>
          <table:table-cell office:value-type="float" office:value="6.44" calcext:value-type="float">
            <text:p>6.44</text:p>
          </table:table-cell>
          <table:table-cell office:value-type="float" office:value="4.88" calcext:value-type="float">
            <text:p>4.88</text:p>
          </table:table-cell>
          <table:table-cell office:value-type="float" office:value="0.52" calcext:value-type="float">
            <text:p>0.52</text:p>
          </table:table-cell>
          <table:table-cell office:value-type="float" office:value="1.32" calcext:value-type="float">
            <text:p>1.32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/>
          <table:table-cell office:value-type="float" office:value="56327" calcext:value-type="float">
            <text:p>56327</text:p>
          </table:table-cell>
          <table:table-cell office:value-type="float" office:value="6419" calcext:value-type="float">
            <text:p>6419</text:p>
          </table:table-cell>
          <table:table-cell office:value-type="float" office:value="1259159554.42" calcext:value-type="float">
            <text:p>1259159554.42</text:p>
          </table:table-cell>
          <table:table-cell office:value-type="float" office:value="4232579735.71" calcext:value-type="float">
            <text:p>4232579735.71</text:p>
          </table:table-cell>
          <table:table-cell office:value-type="float" office:value="11597413.71" calcext:value-type="float">
            <text:p>11597413.71</text:p>
          </table:table-cell>
          <table:table-cell office:value-type="float" office:value="93460144" calcext:value-type="float">
            <text:p>93460144</text:p>
          </table:table-cell>
          <table:table-cell office:value-type="float" office:value="70744308.42" calcext:value-type="float">
            <text:p>70744308.42</text:p>
          </table:table-cell>
          <table:table-cell office:value-type="float" office:value="7940225.85" calcext:value-type="float">
            <text:p>7940225.85</text:p>
          </table:table-cell>
          <table:table-cell office:value-type="float" office:value="29.57" calcext:value-type="float">
            <text:p>29.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597413.71" calcext:value-type="float">
            <text:p>11597413.71</text:p>
          </table:table-cell>
          <table:table-cell office:value-type="float" office:value="6.42" calcext:value-type="float">
            <text:p>6.42</text:p>
          </table:table-cell>
          <table:table-cell office:value-type="float" office:value="4.89" calcext:value-type="float">
            <text:p>4.89</text:p>
          </table:table-cell>
          <table:table-cell office:value-type="float" office:value="0.52" calcext:value-type="float">
            <text:p>0.52</text:p>
          </table:table-cell>
          <table:table-cell office:value-type="float" office:value="1.31" calcext:value-type="float">
            <text:p>1.31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/>
          <table:table-cell office:value-type="float" office:value="56332" calcext:value-type="float">
            <text:p>56332</text:p>
          </table:table-cell>
          <table:table-cell office:value-type="float" office:value="6230" calcext:value-type="float">
            <text:p>6230</text:p>
          </table:table-cell>
          <table:table-cell office:value-type="float" office:value="1245700352.57" calcext:value-type="float">
            <text:p>1245700352.57</text:p>
          </table:table-cell>
          <table:table-cell office:value-type="float" office:value="4251185100.28" calcext:value-type="float">
            <text:p>4251185100.28</text:p>
          </table:table-cell>
          <table:table-cell office:value-type="float" office:value="11325750.28" calcext:value-type="float">
            <text:p>11325750.28</text:p>
          </table:table-cell>
          <table:table-cell office:value-type="float" office:value="93446768.57" calcext:value-type="float">
            <text:p>93446768.57</text:p>
          </table:table-cell>
          <table:table-cell office:value-type="float" office:value="70333095" calcext:value-type="float">
            <text:p>70333095</text:p>
          </table:table-cell>
          <table:table-cell office:value-type="float" office:value="7739070.85" calcext:value-type="float">
            <text:p>7739070.85</text:p>
          </table:table-cell>
          <table:table-cell office:value-type="float" office:value="20.85" calcext:value-type="float">
            <text:p>20.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325750.28" calcext:value-type="float">
            <text:p>11325750.28</text:p>
          </table:table-cell>
          <table:table-cell office:value-type="float" office:value="6.37" calcext:value-type="float">
            <text:p>6.37</text:p>
          </table:table-cell>
          <table:table-cell office:value-type="float" office:value="4.84" calcext:value-type="float">
            <text:p>4.84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/>
          <table:table-cell office:value-type="float" office:value="56337" calcext:value-type="float">
            <text:p>56337</text:p>
          </table:table-cell>
          <table:table-cell office:value-type="float" office:value="2683" calcext:value-type="float">
            <text:p>2683</text:p>
          </table:table-cell>
          <table:table-cell office:value-type="float" office:value="1254393280.66" calcext:value-type="float">
            <text:p>1254393280.66</text:p>
          </table:table-cell>
          <table:table-cell office:value-type="float" office:value="4225686508" calcext:value-type="float">
            <text:p>4225686508</text:p>
          </table:table-cell>
          <table:table-cell office:value-type="float" office:value="10588917" calcext:value-type="float">
            <text:p>10588917</text:p>
          </table:table-cell>
          <table:table-cell office:value-type="float" office:value="89261080" calcext:value-type="float">
            <text:p>89261080</text:p>
          </table:table-cell>
          <table:table-cell office:value-type="float" office:value="69978037.33" calcext:value-type="float">
            <text:p>69978037.33</text:p>
          </table:table-cell>
          <table:table-cell office:value-type="float" office:value="7859334" calcext:value-type="float">
            <text:p>785933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0588917" calcext:value-type="float">
            <text:p>10588917</text:p>
          </table:table-cell>
          <table:table-cell office:value-type="float" office:value="6.44" calcext:value-type="float">
            <text:p>6.44</text:p>
          </table:table-cell>
          <table:table-cell office:value-type="float" office:value="5.04" calcext:value-type="float">
            <text:p>5.04</text:p>
          </table:table-cell>
          <table:table-cell office:value-type="float" office:value="0.58" calcext:value-type="float">
            <text:p>0.58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string" calcext:value-type="string">
            <text:p>durbin_STANDARD_cholesky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686" calcext:value-type="float">
            <text:p>57686</text:p>
          </table:table-cell>
          <table:table-cell office:value-type="float" office:value="6164" calcext:value-type="float">
            <text:p>6164</text:p>
          </table:table-cell>
          <table:table-cell office:value-type="float" office:value="15499786945.85" calcext:value-type="float">
            <text:p>15499786945.85</text:p>
          </table:table-cell>
          <table:table-cell office:value-type="float" office:value="8090930459.42" calcext:value-type="float">
            <text:p>8090930459.42</text:p>
          </table:table-cell>
          <table:table-cell office:value-type="float" office:value="8661435.85" calcext:value-type="float">
            <text:p>8661435.85</text:p>
          </table:table-cell>
          <table:table-cell office:value-type="float" office:value="343716121.28" calcext:value-type="float">
            <text:p>343716121.28</text:p>
          </table:table-cell>
          <table:table-cell office:value-type="float" office:value="455088488.14" calcext:value-type="float">
            <text:p>455088488.14</text:p>
          </table:table-cell>
          <table:table-cell office:value-type="float" office:value="1599559.71" calcext:value-type="float">
            <text:p>159955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661435.85" calcext:value-type="float">
            <text:p>8661435.85</text:p>
          </table:table-cell>
          <table:table-cell office:value-type="float" office:value="23.25" calcext:value-type="float">
            <text:p>23.25</text:p>
          </table:table-cell>
          <table:table-cell office:value-type="float" office:value="30.77" calcext:value-type="float">
            <text:p>30.77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301.35" calcext:value-type="float">
            <text:p>301.35</text:p>
          </table:table-cell>
        </table:table-row>
        <table:table-row table:style-name="ro1">
          <table:table-cell/>
          <table:table-cell office:value-type="float" office:value="57688" calcext:value-type="float">
            <text:p>57688</text:p>
          </table:table-cell>
          <table:table-cell office:value-type="float" office:value="6345" calcext:value-type="float">
            <text:p>6345</text:p>
          </table:table-cell>
          <table:table-cell office:value-type="float" office:value="1092740204.25" calcext:value-type="float">
            <text:p>1092740204.25</text:p>
          </table:table-cell>
          <table:table-cell office:value-type="float" office:value="3735161880.12" calcext:value-type="float">
            <text:p>3735161880.12</text:p>
          </table:table-cell>
          <table:table-cell office:value-type="float" office:value="10965566.75" calcext:value-type="float">
            <text:p>10965566.75</text:p>
          </table:table-cell>
          <table:table-cell office:value-type="float" office:value="81748470" calcext:value-type="float">
            <text:p>81748470</text:p>
          </table:table-cell>
          <table:table-cell office:value-type="float" office:value="62256486.12" calcext:value-type="float">
            <text:p>62256486.12</text:p>
          </table:table-cell>
          <table:table-cell office:value-type="float" office:value="6873125.12" calcext:value-type="float">
            <text:p>6873125.12</text:p>
          </table:table-cell>
          <table:table-cell office:value-type="float" office:value="31.75" calcext:value-type="float">
            <text:p>31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0965566.75" calcext:value-type="float">
            <text:p>10965566.75</text:p>
          </table:table-cell>
          <table:table-cell office:value-type="float" office:value="6.67" calcext:value-type="float">
            <text:p>6.67</text:p>
          </table:table-cell>
          <table:table-cell office:value-type="float" office:value="5.15" calcext:value-type="float">
            <text:p>5.15</text:p>
          </table:table-cell>
          <table:table-cell office:value-type="float" office:value="0.48" calcext:value-type="float">
            <text:p>0.48</text:p>
          </table:table-cell>
          <table:table-cell office:value-type="float" office:value="1.29" calcext:value-type="float">
            <text:p>1.29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/>
          <table:table-cell office:value-type="float" office:value="57711" calcext:value-type="float">
            <text:p>57711</text:p>
          </table:table-cell>
          <table:table-cell office:value-type="float" office:value="1003" calcext:value-type="float">
            <text:p>1003</text:p>
          </table:table-cell>
          <table:table-cell office:value-type="float" office:value="17183442429" calcext:value-type="float">
            <text:p>17183442429</text:p>
          </table:table-cell>
          <table:table-cell office:value-type="float" office:value="8952688664" calcext:value-type="float">
            <text:p>8952688664</text:p>
          </table:table-cell>
          <table:table-cell office:value-type="float" office:value="9370189" calcext:value-type="float">
            <text:p>9370189</text:p>
          </table:table-cell>
          <table:table-cell office:value-type="float" office:value="380814355" calcext:value-type="float">
            <text:p>380814355</text:p>
          </table:table-cell>
          <table:table-cell office:value-type="float" office:value="504576546" calcext:value-type="float">
            <text:p>504576546</text:p>
          </table:table-cell>
          <table:table-cell office:value-type="float" office:value="557595" calcext:value-type="float">
            <text:p>55759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9370189" calcext:value-type="float">
            <text:p>9370189</text:p>
          </table:table-cell>
          <table:table-cell office:value-type="float" office:value="24.29" calcext:value-type="float">
            <text:p>24.29</text:p>
          </table:table-cell>
          <table:table-cell office:value-type="float" office:value="32.19" calcext:value-type="float">
            <text:p>32.19</text:p>
          </table:table-cell>
          <table:table-cell office:value-type="float" office:value="0.03" calcext:value-type="float">
            <text:p>0.03</text:p>
          </table:table-cell>
          <table:table-cell office:value-type="float" office:value="0.75" calcext:value-type="float">
            <text:p>0.75</text:p>
          </table:table-cell>
          <table:table-cell office:value-type="float" office:value="904.92" calcext:value-type="float">
            <text:p>904.92</text:p>
          </table:table-cell>
        </table:table-row>
        <table:table-row table:style-name="ro1">
          <table:table-cell office:value-type="string" calcext:value-type="string">
            <text:p>durbin_STANDARD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994" calcext:value-type="float">
            <text:p>58994</text:p>
          </table:table-cell>
          <table:table-cell office:value-type="float" office:value="10340" calcext:value-type="float">
            <text:p>10340</text:p>
          </table:table-cell>
          <table:table-cell office:value-type="float" office:value="5456378459.69" calcext:value-type="float">
            <text:p>5456378459.69</text:p>
          </table:table-cell>
          <table:table-cell office:value-type="float" office:value="7320191445.92" calcext:value-type="float">
            <text:p>7320191445.92</text:p>
          </table:table-cell>
          <table:table-cell office:value-type="float" office:value="106882.92" calcext:value-type="float">
            <text:p>106882.92</text:p>
          </table:table-cell>
          <table:table-cell office:value-type="float" office:value="12042955" calcext:value-type="float">
            <text:p>12042955</text:p>
          </table:table-cell>
          <table:table-cell office:value-type="float" office:value="12516650.23" calcext:value-type="float">
            <text:p>12516650.23</text:p>
          </table:table-cell>
          <table:table-cell office:value-type="float" office:value="715951.23" calcext:value-type="float">
            <text:p>715951.23</text:p>
          </table:table-cell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106882.92" calcext:value-type="float">
            <text:p>106882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04" calcext:value-type="float">
            <text:p>0.04</text:p>
          </table:table-cell>
          <table:table-cell office:value-type="float" office:value="0.96" calcext:value-type="float">
            <text:p>0.96</text:p>
          </table:table-cell>
          <table:table-cell office:value-type="float" office:value="1910.74" calcext:value-type="float">
            <text:p>1910.74</text:p>
          </table:table-cell>
        </table:table-row>
        <table:table-row table:style-name="ro1">
          <table:table-cell/>
          <table:table-cell office:value-type="float" office:value="58996" calcext:value-type="float">
            <text:p>58996</text:p>
          </table:table-cell>
          <table:table-cell office:value-type="float" office:value="6388" calcext:value-type="float">
            <text:p>6388</text:p>
          </table:table-cell>
          <table:table-cell office:value-type="float" office:value="1248577154.14" calcext:value-type="float">
            <text:p>1248577154.14</text:p>
          </table:table-cell>
          <table:table-cell office:value-type="float" office:value="4256051203.42" calcext:value-type="float">
            <text:p>4256051203.42</text:p>
          </table:table-cell>
          <table:table-cell office:value-type="float" office:value="11442116.85" calcext:value-type="float">
            <text:p>11442116.85</text:p>
          </table:table-cell>
          <table:table-cell office:value-type="float" office:value="93449505.85" calcext:value-type="float">
            <text:p>93449505.85</text:p>
          </table:table-cell>
          <table:table-cell office:value-type="float" office:value="70501968.42" calcext:value-type="float">
            <text:p>70501968.42</text:p>
          </table:table-cell>
          <table:table-cell office:value-type="float" office:value="7789741" calcext:value-type="float">
            <text:p>7789741</text:p>
          </table:table-cell>
          <table:table-cell office:value-type="float" office:value="32.85" calcext:value-type="float">
            <text:p>32.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442116.85" calcext:value-type="float">
            <text:p>11442116.85</text:p>
          </table:table-cell>
          <table:table-cell office:value-type="float" office:value="6.43" calcext:value-type="float">
            <text:p>6.43</text:p>
          </table:table-cell>
          <table:table-cell office:value-type="float" office:value="4.89" calcext:value-type="float">
            <text:p>4.89</text:p>
          </table:table-cell>
          <table:table-cell office:value-type="float" office:value="0.51" calcext:value-type="float">
            <text:p>0.51</text:p>
          </table:table-cell>
          <table:table-cell office:value-type="float" office:value="1.31" calcext:value-type="float">
            <text:p>1.31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/>
          <table:table-cell office:value-type="float" office:value="59014" calcext:value-type="float">
            <text:p>59014</text:p>
          </table:table-cell>
          <table:table-cell office:value-type="float" office:value="3250" calcext:value-type="float">
            <text:p>3250</text:p>
          </table:table-cell>
          <table:table-cell office:value-type="float" office:value="1076857718.25" calcext:value-type="float">
            <text:p>1076857718.25</text:p>
          </table:table-cell>
          <table:table-cell office:value-type="float" office:value="3697876858.25" calcext:value-type="float">
            <text:p>3697876858.25</text:p>
          </table:table-cell>
          <table:table-cell office:value-type="float" office:value="10041294.75" calcext:value-type="float">
            <text:p>10041294.75</text:p>
          </table:table-cell>
          <table:table-cell office:value-type="float" office:value="81566033.75" calcext:value-type="float">
            <text:p>81566033.75</text:p>
          </table:table-cell>
          <table:table-cell office:value-type="float" office:value="61777215" calcext:value-type="float">
            <text:p>61777215</text:p>
          </table:table-cell>
          <table:table-cell office:value-type="float" office:value="6620230.5" calcext:value-type="float">
            <text:p>6620230.5</text:p>
          </table:table-cell>
          <table:table-cell office:value-type="float" office:value="19.75" calcext:value-type="float">
            <text:p>19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0041294.75" calcext:value-type="float">
            <text:p>10041294.75</text:p>
          </table:table-cell>
          <table:table-cell office:value-type="float" office:value="6.45" calcext:value-type="float">
            <text:p>6.45</text:p>
          </table:table-cell>
          <table:table-cell office:value-type="float" office:value="4.97" calcext:value-type="float">
            <text:p>4.97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office:value-type="string" calcext:value-type="string">
            <text:p>durbin_STANDARD_ge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499" calcext:value-type="float">
            <text:p>59499</text:p>
          </table:table-cell>
          <table:table-cell office:value-type="float" office:value="14158" calcext:value-type="float">
            <text:p>14158</text:p>
          </table:table-cell>
          <table:table-cell office:value-type="float" office:value="2862877221.88" calcext:value-type="float">
            <text:p>2862877221.88</text:p>
          </table:table-cell>
          <table:table-cell office:value-type="float" office:value="7721020526.11" calcext:value-type="float">
            <text:p>7721020526.11</text:p>
          </table:table-cell>
          <table:table-cell office:value-type="float" office:value="10437362.17" calcext:value-type="float">
            <text:p>10437362.17</text:p>
          </table:table-cell>
          <table:table-cell office:value-type="float" office:value="321353252.29" calcext:value-type="float">
            <text:p>321353252.29</text:p>
          </table:table-cell>
          <table:table-cell office:value-type="float" office:value="317947485.29" calcext:value-type="float">
            <text:p>317947485.29</text:p>
          </table:table-cell>
          <table:table-cell office:value-type="float" office:value="2099945.82" calcext:value-type="float">
            <text:p>2099945.82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0437362.17" calcext:value-type="float">
            <text:p>10437362.17</text:p>
          </table:table-cell>
          <table:table-cell office:value-type="float" office:value="23.5" calcext:value-type="float">
            <text:p>23.5</text:p>
          </table:table-cell>
          <table:table-cell office:value-type="float" office:value="23.26" calcext:value-type="float">
            <text:p>23.26</text:p>
          </table:table-cell>
          <table:table-cell office:value-type="float" office:value="0.13" calcext:value-type="float">
            <text:p>0.13</text:p>
          </table:table-cell>
          <table:table-cell office:value-type="float" office:value="1.01" calcext:value-type="float">
            <text:p>1.01</text:p>
          </table:table-cell>
          <table:table-cell office:value-type="float" office:value="857.5" calcext:value-type="float">
            <text:p>857.5</text:p>
          </table:table-cell>
        </table:table-row>
        <table:table-row table:style-name="ro1">
          <table:table-cell/>
          <table:table-cell office:value-type="float" office:value="59501" calcext:value-type="float">
            <text:p>59501</text:p>
          </table:table-cell>
          <table:table-cell office:value-type="float" office:value="6434" calcext:value-type="float">
            <text:p>6434</text:p>
          </table:table-cell>
          <table:table-cell office:value-type="float" office:value="1251608800.28" calcext:value-type="float">
            <text:p>1251608800.28</text:p>
          </table:table-cell>
          <table:table-cell office:value-type="float" office:value="4265728947.71" calcext:value-type="float">
            <text:p>4265728947.71</text:p>
          </table:table-cell>
          <table:table-cell office:value-type="float" office:value="12440066.42" calcext:value-type="float">
            <text:p>12440066.42</text:p>
          </table:table-cell>
          <table:table-cell office:value-type="float" office:value="93467799" calcext:value-type="float">
            <text:p>93467799</text:p>
          </table:table-cell>
          <table:table-cell office:value-type="float" office:value="70168252.85" calcext:value-type="float">
            <text:p>70168252.85</text:p>
          </table:table-cell>
          <table:table-cell office:value-type="float" office:value="7965812.57" calcext:value-type="float">
            <text:p>7965812.57</text:p>
          </table:table-cell>
          <table:table-cell office:value-type="float" office:value="37.14" calcext:value-type="float">
            <text:p>37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2440066.42" calcext:value-type="float">
            <text:p>12440066.42</text:p>
          </table:table-cell>
          <table:table-cell office:value-type="float" office:value="6.37" calcext:value-type="float">
            <text:p>6.37</text:p>
          </table:table-cell>
          <table:table-cell office:value-type="float" office:value="4.81" calcext:value-type="float">
            <text:p>4.81</text:p>
          </table:table-cell>
          <table:table-cell office:value-type="float" office:value="0.52" calcext:value-type="float">
            <text:p>0.52</text:p>
          </table:table-cell>
          <table:table-cell office:value-type="float" office:value="1.32" calcext:value-type="float">
            <text:p>1.32</text:p>
          </table:table-cell>
          <table:table-cell office:value-type="float" office:value="10.88" calcext:value-type="float">
            <text:p>10.88</text:p>
          </table:table-cell>
        </table:table-row>
        <table:table-row table:style-name="ro1">
          <table:table-cell/>
          <table:table-cell office:value-type="float" office:value="59519" calcext:value-type="float">
            <text:p>59519</text:p>
          </table:table-cell>
          <table:table-cell office:value-type="float" office:value="6429" calcext:value-type="float">
            <text:p>6429</text:p>
          </table:table-cell>
          <table:table-cell office:value-type="float" office:value="1251663198.28" calcext:value-type="float">
            <text:p>1251663198.28</text:p>
          </table:table-cell>
          <table:table-cell office:value-type="float" office:value="4275986431.28" calcext:value-type="float">
            <text:p>4275986431.28</text:p>
          </table:table-cell>
          <table:table-cell office:value-type="float" office:value="12375164.42" calcext:value-type="float">
            <text:p>12375164.42</text:p>
          </table:table-cell>
          <table:table-cell office:value-type="float" office:value="93463487.28" calcext:value-type="float">
            <text:p>93463487.28</text:p>
          </table:table-cell>
          <table:table-cell office:value-type="float" office:value="70852087.71" calcext:value-type="float">
            <text:p>70852087.71</text:p>
          </table:table-cell>
          <table:table-cell office:value-type="float" office:value="7966179.57" calcext:value-type="float">
            <text:p>7966179.5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2375164.42" calcext:value-type="float">
            <text:p>12375164.42</text:p>
          </table:table-cell>
          <table:table-cell office:value-type="float" office:value="6.42" calcext:value-type="float">
            <text:p>6.42</text:p>
          </table:table-cell>
          <table:table-cell office:value-type="float" office:value="4.89" calcext:value-type="float">
            <text:p>4.89</text:p>
          </table:table-cell>
          <table:table-cell office:value-type="float" office:value="0.52" calcext:value-type="float">
            <text:p>0.52</text:p>
          </table:table-cell>
          <table:table-cell office:value-type="float" office:value="1.31" calcext:value-type="float">
            <text:p>1.31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/>
          <table:table-cell office:value-type="float" office:value="59524" calcext:value-type="float">
            <text:p>59524</text:p>
          </table:table-cell>
          <table:table-cell office:value-type="float" office:value="1003" calcext:value-type="float">
            <text:p>1003</text:p>
          </table:table-cell>
          <table:table-cell office:value-type="float" office:value="1480218219" calcext:value-type="float">
            <text:p>1480218219</text:p>
          </table:table-cell>
          <table:table-cell office:value-type="float" office:value="4769475779" calcext:value-type="float">
            <text:p>4769475779</text:p>
          </table:table-cell>
          <table:table-cell office:value-type="float" office:value="11049203" calcext:value-type="float">
            <text:p>11049203</text:p>
          </table:table-cell>
          <table:table-cell office:value-type="float" office:value="91281852" calcext:value-type="float">
            <text:p>91281852</text:p>
          </table:table-cell>
          <table:table-cell office:value-type="float" office:value="66021225" calcext:value-type="float">
            <text:p>66021225</text:p>
          </table:table-cell>
          <table:table-cell office:value-type="float" office:value="7097641" calcext:value-type="float">
            <text:p>709764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1049203" calcext:value-type="float">
            <text:p>11049203</text:p>
          </table:table-cell>
          <table:table-cell office:value-type="float" office:value="5.82" calcext:value-type="float">
            <text:p>5.82</text:p>
          </table:table-cell>
          <table:table-cell office:value-type="float" office:value="4.21" calcext:value-type="float">
            <text:p>4.21</text:p>
          </table:table-cell>
          <table:table-cell office:value-type="float" office:value="0.45" calcext:value-type="float">
            <text:p>0.45</text:p>
          </table:table-cell>
          <table:table-cell office:value-type="float" office:value="1.38" calcext:value-type="float">
            <text:p>1.38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durbin_STANDARD_syr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063" calcext:value-type="float">
            <text:p>63063</text:p>
          </table:table-cell>
          <table:table-cell office:value-type="float" office:value="14850" calcext:value-type="float">
            <text:p>14850</text:p>
          </table:table-cell>
          <table:table-cell office:value-type="float" office:value="18190353339" calcext:value-type="float">
            <text:p>18190353339</text:p>
          </table:table-cell>
          <table:table-cell office:value-type="float" office:value="7261762183.68" calcext:value-type="float">
            <text:p>7261762183.68</text:p>
          </table:table-cell>
          <table:table-cell office:value-type="float" office:value="3293706.21" calcext:value-type="float">
            <text:p>3293706.21</text:p>
          </table:table-cell>
          <table:table-cell office:value-type="float" office:value="284458797.52" calcext:value-type="float">
            <text:p>284458797.52</text:p>
          </table:table-cell>
          <table:table-cell office:value-type="float" office:value="284476759.31" calcext:value-type="float">
            <text:p>284476759.31</text:p>
          </table:table-cell>
          <table:table-cell office:value-type="float" office:value="3501967" calcext:value-type="float">
            <text:p>3501967</text:p>
          </table:table-cell>
          <table:table-cell office:value-type="float" office:value="3.57" calcext:value-type="float">
            <text:p>3.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293706.21" calcext:value-type="float">
            <text:p>3293706.21</text:p>
          </table:table-cell>
          <table:table-cell table:number-columns-repeated="2" office:value-type="float" office:value="21.09" calcext:value-type="float">
            <text:p>21.0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139.23" calcext:value-type="float">
            <text:p>139.23</text:p>
          </table:table-cell>
        </table:table-row>
        <table:table-row table:style-name="ro1">
          <table:table-cell/>
          <table:table-cell office:value-type="float" office:value="63065" calcext:value-type="float">
            <text:p>63065</text:p>
          </table:table-cell>
          <table:table-cell office:value-type="float" office:value="6419" calcext:value-type="float">
            <text:p>6419</text:p>
          </table:table-cell>
          <table:table-cell office:value-type="float" office:value="1248888145" calcext:value-type="float">
            <text:p>1248888145</text:p>
          </table:table-cell>
          <table:table-cell office:value-type="float" office:value="4257801480.71" calcext:value-type="float">
            <text:p>4257801480.71</text:p>
          </table:table-cell>
          <table:table-cell office:value-type="float" office:value="12231992" calcext:value-type="float">
            <text:p>12231992</text:p>
          </table:table-cell>
          <table:table-cell office:value-type="float" office:value="93458843.57" calcext:value-type="float">
            <text:p>93458843.57</text:p>
          </table:table-cell>
          <table:table-cell office:value-type="float" office:value="69797274.85" calcext:value-type="float">
            <text:p>69797274.85</text:p>
          </table:table-cell>
          <table:table-cell office:value-type="float" office:value="7997494.42" calcext:value-type="float">
            <text:p>7997494.4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2231992" calcext:value-type="float">
            <text:p>12231992</text:p>
          </table:table-cell>
          <table:table-cell office:value-type="float" office:value="6.41" calcext:value-type="float">
            <text:p>6.41</text:p>
          </table:table-cell>
          <table:table-cell office:value-type="float" office:value="4.81" calcext:value-type="float">
            <text:p>4.81</text:p>
          </table:table-cell>
          <table:table-cell office:value-type="float" office:value="0.52" calcext:value-type="float">
            <text:p>0.52</text:p>
          </table:table-cell>
          <table:table-cell office:value-type="float" office:value="1.33" calcext:value-type="float">
            <text:p>1.33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/>
          <table:table-cell office:value-type="float" office:value="63083" calcext:value-type="float">
            <text:p>63083</text:p>
          </table:table-cell>
          <table:table-cell office:value-type="float" office:value="6435" calcext:value-type="float">
            <text:p>6435</text:p>
          </table:table-cell>
          <table:table-cell office:value-type="float" office:value="1248678549.85" calcext:value-type="float">
            <text:p>1248678549.85</text:p>
          </table:table-cell>
          <table:table-cell office:value-type="float" office:value="4265734948.57" calcext:value-type="float">
            <text:p>4265734948.57</text:p>
          </table:table-cell>
          <table:table-cell office:value-type="float" office:value="12297835.57" calcext:value-type="float">
            <text:p>12297835.57</text:p>
          </table:table-cell>
          <table:table-cell office:value-type="float" office:value="93465111.85" calcext:value-type="float">
            <text:p>93465111.85</text:p>
          </table:table-cell>
          <table:table-cell office:value-type="float" office:value="70600153" calcext:value-type="float">
            <text:p>70600153</text:p>
          </table:table-cell>
          <table:table-cell office:value-type="float" office:value="8001001.42" calcext:value-type="float">
            <text:p>8001001.42</text:p>
          </table:table-cell>
          <table:table-cell office:value-type="float" office:value="33.14" calcext:value-type="float">
            <text:p>33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2297835.57" calcext:value-type="float">
            <text:p>12297835.57</text:p>
          </table:table-cell>
          <table:table-cell office:value-type="float" office:value="6.4" calcext:value-type="float">
            <text:p>6.4</text:p>
          </table:table-cell>
          <table:table-cell office:value-type="float" office:value="4.86" calcext:value-type="float">
            <text:p>4.86</text:p>
          </table:table-cell>
          <table:table-cell office:value-type="float" office:value="0.52" calcext:value-type="float">
            <text:p>0.52</text:p>
          </table:table-cell>
          <table:table-cell office:value-type="float" office:value="1.31" calcext:value-type="float">
            <text:p>1.31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/>
          <table:table-cell office:value-type="float" office:value="63088" calcext:value-type="float">
            <text:p>63088</text:p>
          </table:table-cell>
          <table:table-cell office:value-type="float" office:value="641" calcext:value-type="float">
            <text:p>641</text:p>
          </table:table-cell>
          <table:table-cell office:value-type="float" office:value="643234803" calcext:value-type="float">
            <text:p>643234803</text:p>
          </table:table-cell>
          <table:table-cell office:value-type="float" office:value="2274393606" calcext:value-type="float">
            <text:p>2274393606</text:p>
          </table:table-cell>
          <table:table-cell office:value-type="float" office:value="6857135" calcext:value-type="float">
            <text:p>6857135</text:p>
          </table:table-cell>
          <table:table-cell office:value-type="float" office:value="49474777" calcext:value-type="float">
            <text:p>49474777</text:p>
          </table:table-cell>
          <table:table-cell office:value-type="float" office:value="35718911" calcext:value-type="float">
            <text:p>35718911</text:p>
          </table:table-cell>
          <table:table-cell office:value-type="float" office:value="2230999" calcext:value-type="float">
            <text:p>223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6857135" calcext:value-type="float">
            <text:p>6857135</text:p>
          </table:table-cell>
          <table:table-cell office:value-type="float" office:value="4.93" calcext:value-type="float">
            <text:p>4.93</text:p>
          </table:table-cell>
          <table:table-cell office:value-type="float" office:value="3.56" calcext:value-type="float">
            <text:p>3.56</text:p>
          </table:table-cell>
          <table:table-cell office:value-type="float" office:value="0.22" calcext:value-type="float">
            <text:p>0.22</text:p>
          </table:table-cell>
          <table:table-cell office:value-type="float" office:value="1.39" calcext:value-type="float">
            <text:p>1.39</text:p>
          </table:table-cell>
          <table:table-cell office:value-type="float" office:value="16.01" calcext:value-type="float">
            <text:p>16.01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370" calcext:value-type="float">
            <text:p>56370</text:p>
          </table:table-cell>
          <table:table-cell office:value-type="float" office:value="84903" calcext:value-type="float">
            <text:p>84903</text:p>
          </table:table-cell>
          <table:table-cell office:value-type="float" office:value="7981969711.7" calcext:value-type="float">
            <text:p>7981969711.7</text:p>
          </table:table-cell>
          <table:table-cell office:value-type="float" office:value="5580156254.91" calcext:value-type="float">
            <text:p>5580156254.91</text:p>
          </table:table-cell>
          <table:table-cell office:value-type="float" office:value="199403.22" calcext:value-type="float">
            <text:p>199403.22</text:p>
          </table:table-cell>
          <table:table-cell office:value-type="float" office:value="15927226.03" calcext:value-type="float">
            <text:p>15927226.03</text:p>
          </table:table-cell>
          <table:table-cell office:value-type="float" office:value="24809696.84" calcext:value-type="float">
            <text:p>24809696.84</text:p>
          </table:table-cell>
          <table:table-cell office:value-type="float" office:value="4461439.85" calcext:value-type="float">
            <text:p>4461439.85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403.22" calcext:value-type="float">
            <text:p>199403.22</text:p>
          </table:table-cell>
          <table:table-cell office:value-type="float" office:value="1.11" calcext:value-type="float">
            <text:p>1.11</text:p>
          </table:table-cell>
          <table:table-cell office:value-type="float" office:value="1.72" calcext:value-type="float">
            <text:p>1.72</text:p>
          </table:table-cell>
          <table:table-cell office:value-type="float" office:value="0.31" calcext:value-type="float">
            <text:p>0.31</text:p>
          </table:table-cell>
          <table:table-cell office:value-type="float" office:value="0.72" calcext:value-type="float">
            <text:p>0.72</text:p>
          </table:table-cell>
          <table:table-cell office:value-type="float" office:value="122.07" calcext:value-type="float">
            <text:p>122.07</text:p>
          </table:table-cell>
        </table:table-row>
        <table:table-row table:style-name="ro1">
          <table:table-cell/>
          <table:table-cell office:value-type="float" office:value="56372" calcext:value-type="float">
            <text:p>56372</text:p>
          </table:table-cell>
          <table:table-cell office:value-type="float" office:value="10264" calcext:value-type="float">
            <text:p>10264</text:p>
          </table:table-cell>
          <table:table-cell office:value-type="float" office:value="6448787017.09" calcext:value-type="float">
            <text:p>6448787017.09</text:p>
          </table:table-cell>
          <table:table-cell office:value-type="float" office:value="8648864147.09" calcext:value-type="float">
            <text:p>8648864147.09</text:p>
          </table:table-cell>
          <table:table-cell office:value-type="float" office:value="120419.9" calcext:value-type="float">
            <text:p>120419.9</text:p>
          </table:table-cell>
          <table:table-cell office:value-type="float" office:value="14825681.81" calcext:value-type="float">
            <text:p>14825681.81</text:p>
          </table:table-cell>
          <table:table-cell office:value-type="float" office:value="15837761.9" calcext:value-type="float">
            <text:p>15837761.9</text:p>
          </table:table-cell>
          <table:table-cell office:value-type="float" office:value="7495.81" calcext:value-type="float">
            <text:p>7495.81</text:p>
          </table:table-cell>
          <table:table-cell office:value-type="float" office:value="30.72" calcext:value-type="float">
            <text:p>30.7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0419.9" calcext:value-type="float">
            <text:p>120419.9</text:p>
          </table:table-cell>
          <table:table-cell office:value-type="float" office:value="0.99" calcext:value-type="float">
            <text:p>0.99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3653.39" calcext:value-type="float">
            <text:p>3653.39</text:p>
          </table:table-cell>
        </table:table-row>
        <table:table-row table:style-name="ro1">
          <table:table-cell/>
          <table:table-cell office:value-type="float" office:value="56392" calcext:value-type="float">
            <text:p>56392</text:p>
          </table:table-cell>
          <table:table-cell office:value-type="float" office:value="10377" calcext:value-type="float">
            <text:p>10377</text:p>
          </table:table-cell>
          <table:table-cell office:value-type="float" office:value="6450211793" calcext:value-type="float">
            <text:p>6450211793</text:p>
          </table:table-cell>
          <table:table-cell office:value-type="float" office:value="8648298005.72" calcext:value-type="float">
            <text:p>8648298005.72</text:p>
          </table:table-cell>
          <table:table-cell office:value-type="float" office:value="121675.72" calcext:value-type="float">
            <text:p>121675.72</text:p>
          </table:table-cell>
          <table:table-cell office:value-type="float" office:value="14354037.72" calcext:value-type="float">
            <text:p>14354037.72</text:p>
          </table:table-cell>
          <table:table-cell office:value-type="float" office:value="14912311.27" calcext:value-type="float">
            <text:p>14912311.27</text:p>
          </table:table-cell>
          <table:table-cell office:value-type="float" office:value="152108.27" calcext:value-type="float">
            <text:p>152108.27</text:p>
          </table:table-cell>
          <table:table-cell office:value-type="float" office:value="32.18" calcext:value-type="float">
            <text:p>32.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1675.72" calcext:value-type="float">
            <text:p>121675.72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1493.39" calcext:value-type="float">
            <text:p>1493.39</text:p>
          </table:table-cell>
        </table:table-row>
        <table:table-row table:style-name="ro1">
          <table:table-cell/>
          <table:table-cell office:value-type="float" office:value="56400" calcext:value-type="float">
            <text:p>56400</text:p>
          </table:table-cell>
          <table:table-cell office:value-type="float" office:value="10469" calcext:value-type="float">
            <text:p>10469</text:p>
          </table:table-cell>
          <table:table-cell office:value-type="float" office:value="6449989341.18" calcext:value-type="float">
            <text:p>6449989341.18</text:p>
          </table:table-cell>
          <table:table-cell office:value-type="float" office:value="8653971538" calcext:value-type="float">
            <text:p>8653971538</text:p>
          </table:table-cell>
          <table:table-cell office:value-type="float" office:value="122513.63" calcext:value-type="float">
            <text:p>122513.63</text:p>
          </table:table-cell>
          <table:table-cell office:value-type="float" office:value="14703112.9" calcext:value-type="float">
            <text:p>14703112.9</text:p>
          </table:table-cell>
          <table:table-cell office:value-type="float" office:value="15547927.27" calcext:value-type="float">
            <text:p>15547927.27</text:p>
          </table:table-cell>
          <table:table-cell office:value-type="float" office:value="12534.9" calcext:value-type="float">
            <text:p>12534.9</text:p>
          </table:table-cell>
          <table:table-cell office:value-type="float" office:value="36.81" calcext:value-type="float">
            <text:p>36.8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2513.63" calcext:value-type="float">
            <text:p>122513.63</text:p>
          </table:table-cell>
          <table:table-cell office:value-type="float" office:value="0.97" calcext:value-type="float">
            <text:p>0.97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2983.93" calcext:value-type="float">
            <text:p>2983.93</text:p>
          </table:table-cell>
        </table:table-row>
        <table:table-row table:style-name="ro1">
          <table:table-cell/>
          <table:table-cell office:value-type="float" office:value="56405" calcext:value-type="float">
            <text:p>56405</text:p>
          </table:table-cell>
          <table:table-cell office:value-type="float" office:value="10467" calcext:value-type="float">
            <text:p>10467</text:p>
          </table:table-cell>
          <table:table-cell office:value-type="float" office:value="6454469325.27" calcext:value-type="float">
            <text:p>6454469325.27</text:p>
          </table:table-cell>
          <table:table-cell office:value-type="float" office:value="8666589996.81" calcext:value-type="float">
            <text:p>8666589996.81</text:p>
          </table:table-cell>
          <table:table-cell office:value-type="float" office:value="122911.63" calcext:value-type="float">
            <text:p>122911.63</text:p>
          </table:table-cell>
          <table:table-cell office:value-type="float" office:value="14593790.9" calcext:value-type="float">
            <text:p>14593790.9</text:p>
          </table:table-cell>
          <table:table-cell office:value-type="float" office:value="15358403.81" calcext:value-type="float">
            <text:p>15358403.81</text:p>
          </table:table-cell>
          <table:table-cell office:value-type="float" office:value="16186.81" calcext:value-type="float">
            <text:p>16186.81</text:p>
          </table:table-cell>
          <table:table-cell office:value-type="float" office:value="36.81" calcext:value-type="float">
            <text:p>36.8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2911.63" calcext:value-type="float">
            <text:p>122911.63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1642.85" calcext:value-type="float">
            <text:p>1642.85</text:p>
          </table:table-cell>
        </table:table-row>
        <table:table-row table:style-name="ro1">
          <table:table-cell/>
          <table:table-cell office:value-type="float" office:value="56410" calcext:value-type="float">
            <text:p>56410</text:p>
          </table:table-cell>
          <table:table-cell office:value-type="float" office:value="10481" calcext:value-type="float">
            <text:p>10481</text:p>
          </table:table-cell>
          <table:table-cell office:value-type="float" office:value="6450468077.45" calcext:value-type="float">
            <text:p>6450468077.45</text:p>
          </table:table-cell>
          <table:table-cell office:value-type="float" office:value="8653360578.54" calcext:value-type="float">
            <text:p>8653360578.54</text:p>
          </table:table-cell>
          <table:table-cell office:value-type="float" office:value="123883.18" calcext:value-type="float">
            <text:p>123883.18</text:p>
          </table:table-cell>
          <table:table-cell office:value-type="float" office:value="14589442.09" calcext:value-type="float">
            <text:p>14589442.09</text:p>
          </table:table-cell>
          <table:table-cell office:value-type="float" office:value="15363768.45" calcext:value-type="float">
            <text:p>15363768.45</text:p>
          </table:table-cell>
          <table:table-cell office:value-type="float" office:value="13173" calcext:value-type="float">
            <text:p>13173</text:p>
          </table:table-cell>
          <table:table-cell office:value-type="float" office:value="36.9" calcext:value-type="float">
            <text:p>36.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3883.18" calcext:value-type="float">
            <text:p>123883.18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2435.35" calcext:value-type="float">
            <text:p>2435.35</text:p>
          </table:table-cell>
        </table:table-row>
        <table:table-row table:style-name="ro1">
          <table:table-cell/>
          <table:table-cell office:value-type="float" office:value="56415" calcext:value-type="float">
            <text:p>56415</text:p>
          </table:table-cell>
          <table:table-cell office:value-type="float" office:value="10447" calcext:value-type="float">
            <text:p>10447</text:p>
          </table:table-cell>
          <table:table-cell office:value-type="float" office:value="6449217135.72" calcext:value-type="float">
            <text:p>6449217135.72</text:p>
          </table:table-cell>
          <table:table-cell office:value-type="float" office:value="8650984860.63" calcext:value-type="float">
            <text:p>8650984860.63</text:p>
          </table:table-cell>
          <table:table-cell office:value-type="float" office:value="121253.09" calcext:value-type="float">
            <text:p>121253.09</text:p>
          </table:table-cell>
          <table:table-cell office:value-type="float" office:value="14195238.09" calcext:value-type="float">
            <text:p>14195238.09</text:p>
          </table:table-cell>
          <table:table-cell office:value-type="float" office:value="14688412.81" calcext:value-type="float">
            <text:p>14688412.81</text:p>
          </table:table-cell>
          <table:table-cell office:value-type="float" office:value="13502.18" calcext:value-type="float">
            <text:p>13502.18</text:p>
          </table:table-cell>
          <table:table-cell office:value-type="float" office:value="36.72" calcext:value-type="float">
            <text:p>36.7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1253.09" calcext:value-type="float">
            <text:p>121253.0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2409.28" calcext:value-type="float">
            <text:p>2409.28</text:p>
          </table:table-cell>
        </table:table-row>
        <table:table-row table:style-name="ro1">
          <table:table-cell/>
          <table:table-cell office:value-type="float" office:value="56431" calcext:value-type="float">
            <text:p>56431</text:p>
          </table:table-cell>
          <table:table-cell office:value-type="float" office:value="10345" calcext:value-type="float">
            <text:p>10345</text:p>
          </table:table-cell>
          <table:table-cell office:value-type="float" office:value="6449496736.09" calcext:value-type="float">
            <text:p>6449496736.09</text:p>
          </table:table-cell>
          <table:table-cell office:value-type="float" office:value="8652386046.54" calcext:value-type="float">
            <text:p>8652386046.54</text:p>
          </table:table-cell>
          <table:table-cell office:value-type="float" office:value="121550.27" calcext:value-type="float">
            <text:p>121550.27</text:p>
          </table:table-cell>
          <table:table-cell office:value-type="float" office:value="14793626.63" calcext:value-type="float">
            <text:p>14793626.63</text:p>
          </table:table-cell>
          <table:table-cell office:value-type="float" office:value="15742671.72" calcext:value-type="float">
            <text:p>15742671.72</text:p>
          </table:table-cell>
          <table:table-cell office:value-type="float" office:value="15452.45" calcext:value-type="float">
            <text:p>15452.4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1550.27" calcext:value-type="float">
            <text:p>121550.27</text:p>
          </table:table-cell>
          <table:table-cell office:value-type="float" office:value="0.98" calcext:value-type="float">
            <text:p>0.98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4108.75" calcext:value-type="float">
            <text:p>4108.75</text:p>
          </table:table-cell>
        </table:table-row>
        <table:table-row table:style-name="ro1">
          <table:table-cell/>
          <table:table-cell office:value-type="float" office:value="56436" calcext:value-type="float">
            <text:p>56436</text:p>
          </table:table-cell>
          <table:table-cell office:value-type="float" office:value="7199" calcext:value-type="float">
            <text:p>7199</text:p>
          </table:table-cell>
          <table:table-cell office:value-type="float" office:value="6220623909" calcext:value-type="float">
            <text:p>6220623909</text:p>
          </table:table-cell>
          <table:table-cell office:value-type="float" office:value="8338946436.75" calcext:value-type="float">
            <text:p>8338946436.75</text:p>
          </table:table-cell>
          <table:table-cell office:value-type="float" office:value="111849.62" calcext:value-type="float">
            <text:p>111849.62</text:p>
          </table:table-cell>
          <table:table-cell office:value-type="float" office:value="15000902.12" calcext:value-type="float">
            <text:p>15000902.12</text:p>
          </table:table-cell>
          <table:table-cell office:value-type="float" office:value="16581699" calcext:value-type="float">
            <text:p>16581699</text:p>
          </table:table-cell>
          <table:table-cell office:value-type="float" office:value="9569.12" calcext:value-type="float">
            <text:p>9569.12</text:p>
          </table:table-cell>
          <table:table-cell office:value-type="float" office:value="23.25" calcext:value-type="float">
            <text:p>23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11849.62" calcext:value-type="float">
            <text:p>111849.62</text:p>
          </table:table-cell>
          <table:table-cell office:value-type="float" office:value="1.06" calcext:value-type="float">
            <text:p>1.06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16870" calcext:value-type="float">
            <text:p>116870</text:p>
          </table:table-cell>
        </table:table-row>
        <table:table-row table:style-name="ro1">
          <table:table-cell office:value-type="string" calcext:value-type="string">
            <text:p>gemm_STANDARD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875" calcext:value-type="float">
            <text:p>54875</text:p>
          </table:table-cell>
          <table:table-cell office:value-type="float" office:value="11200" calcext:value-type="float">
            <text:p>11200</text:p>
          </table:table-cell>
          <table:table-cell office:value-type="float" office:value="3056297082.75" calcext:value-type="float">
            <text:p>3056297082.75</text:p>
          </table:table-cell>
          <table:table-cell office:value-type="float" office:value="8442373020.91" calcext:value-type="float">
            <text:p>8442373020.91</text:p>
          </table:table-cell>
          <table:table-cell office:value-type="float" office:value="10343763.41" calcext:value-type="float">
            <text:p>10343763.41</text:p>
          </table:table-cell>
          <table:table-cell office:value-type="float" office:value="363301302.66" calcext:value-type="float">
            <text:p>363301302.66</text:p>
          </table:table-cell>
          <table:table-cell office:value-type="float" office:value="360322596.16" calcext:value-type="float">
            <text:p>360322596.16</text:p>
          </table:table-cell>
          <table:table-cell office:value-type="float" office:value="3505033.83" calcext:value-type="float">
            <text:p>350503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0343763.41" calcext:value-type="float">
            <text:p>10343763.41</text:p>
          </table:table-cell>
          <table:table-cell office:value-type="float" office:value="23.94" calcext:value-type="float">
            <text:p>23.94</text:p>
          </table:table-cell>
          <table:table-cell office:value-type="float" office:value="23.74" calcext:value-type="float">
            <text:p>23.74</text:p>
          </table:table-cell>
          <table:table-cell office:value-type="float" office:value="0.23" calcext:value-type="float">
            <text:p>0.23</text:p>
          </table:table-cell>
          <table:table-cell office:value-type="float" office:value="1.01" calcext:value-type="float">
            <text:p>1.01</text:p>
          </table:table-cell>
          <table:table-cell office:value-type="float" office:value="104.48" calcext:value-type="float">
            <text:p>104.48</text:p>
          </table:table-cell>
        </table:table-row>
        <table:table-row table:style-name="ro1">
          <table:table-cell/>
          <table:table-cell office:value-type="float" office:value="54877" calcext:value-type="float">
            <text:p>54877</text:p>
          </table:table-cell>
          <table:table-cell office:value-type="float" office:value="14178" calcext:value-type="float">
            <text:p>14178</text:p>
          </table:table-cell>
          <table:table-cell office:value-type="float" office:value="2859478439.7" calcext:value-type="float">
            <text:p>2859478439.7</text:p>
          </table:table-cell>
          <table:table-cell office:value-type="float" office:value="7631832386.58" calcext:value-type="float">
            <text:p>7631832386.58</text:p>
          </table:table-cell>
          <table:table-cell office:value-type="float" office:value="10279109.58" calcext:value-type="float">
            <text:p>10279109.58</text:p>
          </table:table-cell>
          <table:table-cell office:value-type="float" office:value="321557306.82" calcext:value-type="float">
            <text:p>321557306.82</text:p>
          </table:table-cell>
          <table:table-cell office:value-type="float" office:value="318023334.35" calcext:value-type="float">
            <text:p>318023334.35</text:p>
          </table:table-cell>
          <table:table-cell office:value-type="float" office:value="2965737.82" calcext:value-type="float">
            <text:p>2965737.82</text:p>
          </table:table-cell>
          <table:table-cell office:value-type="float" office:value="39.58" calcext:value-type="float">
            <text:p>39.5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0279109.58" calcext:value-type="float">
            <text:p>10279109.58</text:p>
          </table:table-cell>
          <table:table-cell office:value-type="float" office:value="23.56" calcext:value-type="float">
            <text:p>23.56</text:p>
          </table:table-cell>
          <table:table-cell office:value-type="float" office:value="23.3" calcext:value-type="float">
            <text:p>23.3</text:p>
          </table:table-cell>
          <table:table-cell office:value-type="float" office:value="0.2" calcext:value-type="float">
            <text:p>0.2</text:p>
          </table:table-cell>
          <table:table-cell office:value-type="float" office:value="1.01" calcext:value-type="float">
            <text:p>1.01</text:p>
          </table:table-cell>
          <table:table-cell office:value-type="float" office:value="428.36" calcext:value-type="float">
            <text:p>428.36</text:p>
          </table:table-cell>
        </table:table-row>
        <table:table-row table:style-name="ro1">
          <table:table-cell/>
          <table:table-cell office:value-type="float" office:value="54895" calcext:value-type="float">
            <text:p>54895</text:p>
          </table:table-cell>
          <table:table-cell office:value-type="float" office:value="2050" calcext:value-type="float">
            <text:p>2050</text:p>
          </table:table-cell>
          <table:table-cell office:value-type="float" office:value="2318867809.33" calcext:value-type="float">
            <text:p>2318867809.33</text:p>
          </table:table-cell>
          <table:table-cell office:value-type="float" office:value="6177862808.66" calcext:value-type="float">
            <text:p>6177862808.66</text:p>
          </table:table-cell>
          <table:table-cell office:value-type="float" office:value="7279247.33" calcext:value-type="float">
            <text:p>7279247.33</text:p>
          </table:table-cell>
          <table:table-cell office:value-type="float" office:value="261111732.66" calcext:value-type="float">
            <text:p>261111732.66</text:p>
          </table:table-cell>
          <table:table-cell office:value-type="float" office:value="255212035.33" calcext:value-type="float">
            <text:p>255212035.33</text:p>
          </table:table-cell>
          <table:table-cell office:value-type="float" office:value="4467721.66" calcext:value-type="float">
            <text:p>4467721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7279247.33" calcext:value-type="float">
            <text:p>7279247.33</text:p>
          </table:table-cell>
          <table:table-cell office:value-type="float" office:value="24.35" calcext:value-type="float">
            <text:p>24.35</text:p>
          </table:table-cell>
          <table:table-cell office:value-type="float" office:value="23.79" calcext:value-type="float">
            <text:p>23.79</text:p>
          </table:table-cell>
          <table:table-cell office:value-type="float" office:value="0.42" calcext:value-type="float">
            <text:p>0.42</text:p>
          </table:table-cell>
          <table:table-cell office:value-type="float" office:value="1.02" calcext:value-type="float">
            <text:p>1.02</text:p>
          </table:table-cell>
          <table:table-cell office:value-type="float" office:value="55.86" calcext:value-type="float">
            <text:p>55.86</text:p>
          </table:table-cell>
        </table:table-row>
        <table:table-row table:style-name="ro1">
          <table:table-cell office:value-type="string" calcext:value-type="string">
            <text:p>gemm_STANDARD_3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489" calcext:value-type="float">
            <text:p>55489</text:p>
          </table:table-cell>
          <table:table-cell office:value-type="float" office:value="16241" calcext:value-type="float">
            <text:p>16241</text:p>
          </table:table-cell>
          <table:table-cell office:value-type="float" office:value="2723704659.52" calcext:value-type="float">
            <text:p>2723704659.52</text:p>
          </table:table-cell>
          <table:table-cell office:value-type="float" office:value="7797897859.36" calcext:value-type="float">
            <text:p>7797897859.36</text:p>
          </table:table-cell>
          <table:table-cell office:value-type="float" office:value="8794509.1" calcext:value-type="float">
            <text:p>8794509.1</text:p>
          </table:table-cell>
          <table:table-cell office:value-type="float" office:value="344084126.21" calcext:value-type="float">
            <text:p>344084126.21</text:p>
          </table:table-cell>
          <table:table-cell office:value-type="float" office:value="341497645.68" calcext:value-type="float">
            <text:p>341497645.68</text:p>
          </table:table-cell>
          <table:table-cell office:value-type="float" office:value="3697455.15" calcext:value-type="float">
            <text:p>3697455.15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8794509.1" calcext:value-type="float">
            <text:p>8794509.1</text:p>
          </table:table-cell>
          <table:table-cell office:value-type="float" office:value="24.1" calcext:value-type="float">
            <text:p>24.1</text:p>
          </table:table-cell>
          <table:table-cell office:value-type="float" office:value="23.92" calcext:value-type="float">
            <text:p>23.9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86.17" calcext:value-type="float">
            <text:p>286.17</text:p>
          </table:table-cell>
        </table:table-row>
        <table:table-row table:style-name="ro1">
          <table:table-cell/>
          <table:table-cell office:value-type="float" office:value="55491" calcext:value-type="float">
            <text:p>55491</text:p>
          </table:table-cell>
          <table:table-cell office:value-type="float" office:value="14305" calcext:value-type="float">
            <text:p>14305</text:p>
          </table:table-cell>
          <table:table-cell office:value-type="float" office:value="3241086882.6" calcext:value-type="float">
            <text:p>3241086882.6</text:p>
          </table:table-cell>
          <table:table-cell office:value-type="float" office:value="8651998328.4" calcext:value-type="float">
            <text:p>8651998328.4</text:p>
          </table:table-cell>
          <table:table-cell office:value-type="float" office:value="11645473.13" calcext:value-type="float">
            <text:p>11645473.13</text:p>
          </table:table-cell>
          <table:table-cell office:value-type="float" office:value="364523028.33" calcext:value-type="float">
            <text:p>364523028.33</text:p>
          </table:table-cell>
          <table:table-cell office:value-type="float" office:value="360496608" calcext:value-type="float">
            <text:p>360496608</text:p>
          </table:table-cell>
          <table:table-cell office:value-type="float" office:value="4216651.93" calcext:value-type="float">
            <text:p>4216651.93</text:p>
          </table:table-cell>
          <table:table-cell office:value-type="float" office:value="45.6" calcext:value-type="float">
            <text:p>45.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1645473.13" calcext:value-type="float">
            <text:p>11645473.13</text:p>
          </table:table-cell>
          <table:table-cell office:value-type="float" office:value="24.14" calcext:value-type="float">
            <text:p>24.14</text:p>
          </table:table-cell>
          <table:table-cell office:value-type="float" office:value="23.88" calcext:value-type="float">
            <text:p>23.88</text:p>
          </table:table-cell>
          <table:table-cell office:value-type="float" office:value="0.27" calcext:value-type="float">
            <text:p>0.27</text:p>
          </table:table-cell>
          <table:table-cell office:value-type="float" office:value="1.01" calcext:value-type="float">
            <text:p>1.01</text:p>
          </table:table-cell>
          <table:table-cell office:value-type="float" office:value="86.18" calcext:value-type="float">
            <text:p>86.18</text:p>
          </table:table-cell>
        </table:table-row>
        <table:table-row table:style-name="ro1">
          <table:table-cell/>
          <table:table-cell office:value-type="float" office:value="55509" calcext:value-type="float">
            <text:p>55509</text:p>
          </table:table-cell>
          <table:table-cell office:value-type="float" office:value="1134" calcext:value-type="float">
            <text:p>1134</text:p>
          </table:table-cell>
          <table:table-cell office:value-type="float" office:value="1871474155.5" calcext:value-type="float">
            <text:p>1871474155.5</text:p>
          </table:table-cell>
          <table:table-cell office:value-type="float" office:value="4978860825" calcext:value-type="float">
            <text:p>4978860825</text:p>
          </table:table-cell>
          <table:table-cell office:value-type="float" office:value="6377193" calcext:value-type="float">
            <text:p>6377193</text:p>
          </table:table-cell>
          <table:table-cell office:value-type="float" office:value="209810456.5" calcext:value-type="float">
            <text:p>209810456.5</text:p>
          </table:table-cell>
          <table:table-cell office:value-type="float" office:value="206429644" calcext:value-type="float">
            <text:p>206429644</text:p>
          </table:table-cell>
          <table:table-cell office:value-type="float" office:value="2372378.5" calcext:value-type="float">
            <text:p>2372378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6377193" calcext:value-type="float">
            <text:p>6377193</text:p>
          </table:table-cell>
          <table:table-cell office:value-type="float" office:value="23.14" calcext:value-type="float">
            <text:p>23.14</text:p>
          </table:table-cell>
          <table:table-cell office:value-type="float" office:value="22.77" calcext:value-type="float">
            <text:p>22.77</text:p>
          </table:table-cell>
          <table:table-cell office:value-type="float" office:value="0.27" calcext:value-type="float">
            <text:p>0.27</text:p>
          </table:table-cell>
          <table:table-cell office:value-type="float" office:value="1.02" calcext:value-type="float">
            <text:p>1.02</text:p>
          </table:table-cell>
          <table:table-cell office:value-type="float" office:value="83.01" calcext:value-type="float">
            <text:p>83.01</text:p>
          </table:table-cell>
        </table:table-row>
        <table:table-row table:style-name="ro1">
          <table:table-cell office:value-type="string" calcext:value-type="string">
            <text:p>gemm_STANDARD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678" calcext:value-type="float">
            <text:p>56678</text:p>
          </table:table-cell>
          <table:table-cell office:value-type="float" office:value="82899" calcext:value-type="float">
            <text:p>82899</text:p>
          </table:table-cell>
          <table:table-cell office:value-type="float" office:value="8499812544.29" calcext:value-type="float">
            <text:p>8499812544.29</text:p>
          </table:table-cell>
          <table:table-cell office:value-type="float" office:value="5957922529.11" calcext:value-type="float">
            <text:p>5957922529.11</text:p>
          </table:table-cell>
          <table:table-cell office:value-type="float" office:value="239638.89" calcext:value-type="float">
            <text:p>239638.89</text:p>
          </table:table-cell>
          <table:table-cell office:value-type="float" office:value="16969768" calcext:value-type="float">
            <text:p>16969768</text:p>
          </table:table-cell>
          <table:table-cell office:value-type="float" office:value="26401681.74" calcext:value-type="float">
            <text:p>26401681.74</text:p>
          </table:table-cell>
          <table:table-cell office:value-type="float" office:value="4754435.94" calcext:value-type="float">
            <text:p>4754435.94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638.89" calcext:value-type="float">
            <text:p>239638.89</text:p>
          </table:table-cell>
          <table:table-cell office:value-type="float" office:value="1.14" calcext:value-type="float">
            <text:p>1.14</text:p>
          </table:table-cell>
          <table:table-cell office:value-type="float" office:value="1.77" calcext:value-type="float">
            <text:p>1.77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1">
          <table:table-cell/>
          <table:table-cell office:value-type="float" office:value="56680" calcext:value-type="float">
            <text:p>56680</text:p>
          </table:table-cell>
          <table:table-cell office:value-type="float" office:value="14040" calcext:value-type="float">
            <text:p>14040</text:p>
          </table:table-cell>
          <table:table-cell office:value-type="float" office:value="3473639808.71" calcext:value-type="float">
            <text:p>3473639808.71</text:p>
          </table:table-cell>
          <table:table-cell office:value-type="float" office:value="9237979688.35" calcext:value-type="float">
            <text:p>9237979688.35</text:p>
          </table:table-cell>
          <table:table-cell office:value-type="float" office:value="12186863.14" calcext:value-type="float">
            <text:p>12186863.14</text:p>
          </table:table-cell>
          <table:table-cell office:value-type="float" office:value="389701409.5" calcext:value-type="float">
            <text:p>389701409.5</text:p>
          </table:table-cell>
          <table:table-cell office:value-type="float" office:value="384775018" calcext:value-type="float">
            <text:p>384775018</text:p>
          </table:table-cell>
          <table:table-cell office:value-type="float" office:value="302796.85" calcext:value-type="float">
            <text:p>302796.85</text:p>
          </table:table-cell>
          <table:table-cell office:value-type="float" office:value="36.92" calcext:value-type="float">
            <text:p>36.9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2186863.14" calcext:value-type="float">
            <text:p>12186863.14</text:p>
          </table:table-cell>
          <table:table-cell office:value-type="float" office:value="24.87" calcext:value-type="float">
            <text:p>24.87</text:p>
          </table:table-cell>
          <table:table-cell office:value-type="float" office:value="24.55" calcext:value-type="float">
            <text:p>24.55</text:p>
          </table:table-cell>
          <table:table-cell office:value-type="float" office:value="0.01" calcext:value-type="float">
            <text:p>0.01</text:p>
          </table:table-cell>
          <table:table-cell office:value-type="float" office:value="1.01" calcext:value-type="float">
            <text:p>1.01</text:p>
          </table:table-cell>
          <table:table-cell office:value-type="float" office:value="1982.19" calcext:value-type="float">
            <text:p>1982.19</text:p>
          </table:table-cell>
        </table:table-row>
        <table:table-row table:style-name="ro1">
          <table:table-cell/>
          <table:table-cell office:value-type="float" office:value="56695" calcext:value-type="float">
            <text:p>56695</text:p>
          </table:table-cell>
          <table:table-cell office:value-type="float" office:value="14444" calcext:value-type="float">
            <text:p>14444</text:p>
          </table:table-cell>
          <table:table-cell office:value-type="float" office:value="3245069168.8" calcext:value-type="float">
            <text:p>3245069168.8</text:p>
          </table:table-cell>
          <table:table-cell office:value-type="float" office:value="8672801922.8" calcext:value-type="float">
            <text:p>8672801922.8</text:p>
          </table:table-cell>
          <table:table-cell office:value-type="float" office:value="10816367.26" calcext:value-type="float">
            <text:p>10816367.26</text:p>
          </table:table-cell>
          <table:table-cell office:value-type="float" office:value="365418979.46" calcext:value-type="float">
            <text:p>365418979.46</text:p>
          </table:table-cell>
          <table:table-cell office:value-type="float" office:value="359663541.66" calcext:value-type="float">
            <text:p>359663541.66</text:p>
          </table:table-cell>
          <table:table-cell office:value-type="float" office:value="2339888.4" calcext:value-type="float">
            <text:p>2339888.4</text:p>
          </table:table-cell>
          <table:table-cell office:value-type="float" office:value="40.46" calcext:value-type="float">
            <text:p>40.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0816367.26" calcext:value-type="float">
            <text:p>10816367.26</text:p>
          </table:table-cell>
          <table:table-cell office:value-type="float" office:value="24.13" calcext:value-type="float">
            <text:p>24.13</text:p>
          </table:table-cell>
          <table:table-cell office:value-type="float" office:value="23.75" calcext:value-type="float">
            <text:p>23.75</text:p>
          </table:table-cell>
          <table:table-cell office:value-type="float" office:value="0.15" calcext:value-type="float">
            <text:p>0.15</text:p>
          </table:table-cell>
          <table:table-cell office:value-type="float" office:value="1.01" calcext:value-type="float">
            <text:p>1.01</text:p>
          </table:table-cell>
          <table:table-cell office:value-type="float" office:value="158.21" calcext:value-type="float">
            <text:p>158.21</text:p>
          </table:table-cell>
        </table:table-row>
        <table:table-row table:style-name="ro1">
          <table:table-cell/>
          <table:table-cell office:value-type="float" office:value="56703" calcext:value-type="float">
            <text:p>56703</text:p>
          </table:table-cell>
          <table:table-cell office:value-type="float" office:value="14305" calcext:value-type="float">
            <text:p>14305</text:p>
          </table:table-cell>
          <table:table-cell office:value-type="float" office:value="3241643455.4" calcext:value-type="float">
            <text:p>3241643455.4</text:p>
          </table:table-cell>
          <table:table-cell office:value-type="float" office:value="8661786466" calcext:value-type="float">
            <text:p>8661786466</text:p>
          </table:table-cell>
          <table:table-cell office:value-type="float" office:value="11033256.13" calcext:value-type="float">
            <text:p>11033256.13</text:p>
          </table:table-cell>
          <table:table-cell office:value-type="float" office:value="364549612.06" calcext:value-type="float">
            <text:p>364549612.06</text:p>
          </table:table-cell>
          <table:table-cell office:value-type="float" office:value="359238297.13" calcext:value-type="float">
            <text:p>359238297.13</text:p>
          </table:table-cell>
          <table:table-cell office:value-type="float" office:value="1679311.26" calcext:value-type="float">
            <text:p>1679311.26</text:p>
          </table:table-cell>
          <table:table-cell office:value-type="float" office:value="41.46" calcext:value-type="float">
            <text:p>41.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1033256.13" calcext:value-type="float">
            <text:p>11033256.13</text:p>
          </table:table-cell>
          <table:table-cell office:value-type="float" office:value="24.13" calcext:value-type="float">
            <text:p>24.13</text:p>
          </table:table-cell>
          <table:table-cell office:value-type="float" office:value="23.78" calcext:value-type="float">
            <text:p>23.78</text:p>
          </table:table-cell>
          <table:table-cell office:value-type="float" office:value="0.11" calcext:value-type="float">
            <text:p>0.11</text:p>
          </table:table-cell>
          <table:table-cell office:value-type="float" office:value="1.01" calcext:value-type="float">
            <text:p>1.01</text:p>
          </table:table-cell>
          <table:table-cell office:value-type="float" office:value="222.11" calcext:value-type="float">
            <text:p>222.11</text:p>
          </table:table-cell>
        </table:table-row>
        <table:table-row table:style-name="ro1">
          <table:table-cell/>
          <table:table-cell office:value-type="float" office:value="56708" calcext:value-type="float">
            <text:p>56708</text:p>
          </table:table-cell>
          <table:table-cell office:value-type="float" office:value="14413" calcext:value-type="float">
            <text:p>14413</text:p>
          </table:table-cell>
          <table:table-cell office:value-type="float" office:value="3352805912.75" calcext:value-type="float">
            <text:p>3352805912.75</text:p>
          </table:table-cell>
          <table:table-cell office:value-type="float" office:value="8325537905.68" calcext:value-type="float">
            <text:p>8325537905.68</text:p>
          </table:table-cell>
          <table:table-cell office:value-type="float" office:value="8946683.12" calcext:value-type="float">
            <text:p>8946683.12</text:p>
          </table:table-cell>
          <table:table-cell office:value-type="float" office:value="346892339.75" calcext:value-type="float">
            <text:p>346892339.75</text:p>
          </table:table-cell>
          <table:table-cell office:value-type="float" office:value="338319227.68" calcext:value-type="float">
            <text:p>338319227.68</text:p>
          </table:table-cell>
          <table:table-cell office:value-type="float" office:value="8615875.87" calcext:value-type="float">
            <text:p>8615875.87</text:p>
          </table:table-cell>
          <table:table-cell office:value-type="float" office:value="39.18" calcext:value-type="float">
            <text:p>39.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8946683.12" calcext:value-type="float">
            <text:p>8946683.12</text:p>
          </table:table-cell>
          <table:table-cell office:value-type="float" office:value="22.91" calcext:value-type="float">
            <text:p>22.91</text:p>
          </table:table-cell>
          <table:table-cell office:value-type="float" office:value="22.34" calcext:value-type="float">
            <text:p>22.34</text:p>
          </table:table-cell>
          <table:table-cell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office:value-type="float" office:value="55.72" calcext:value-type="float">
            <text:p>55.72</text:p>
          </table:table-cell>
        </table:table-row>
        <table:table-row table:style-name="ro1">
          <table:table-cell/>
          <table:table-cell office:value-type="float" office:value="56713" calcext:value-type="float">
            <text:p>56713</text:p>
          </table:table-cell>
          <table:table-cell office:value-type="float" office:value="14217" calcext:value-type="float">
            <text:p>14217</text:p>
          </table:table-cell>
          <table:table-cell office:value-type="float" office:value="3241318583" calcext:value-type="float">
            <text:p>3241318583</text:p>
          </table:table-cell>
          <table:table-cell office:value-type="float" office:value="8663305044.73" calcext:value-type="float">
            <text:p>8663305044.73</text:p>
          </table:table-cell>
          <table:table-cell office:value-type="float" office:value="11115734.8" calcext:value-type="float">
            <text:p>11115734.8</text:p>
          </table:table-cell>
          <table:table-cell office:value-type="float" office:value="364456670.06" calcext:value-type="float">
            <text:p>364456670.06</text:p>
          </table:table-cell>
          <table:table-cell office:value-type="float" office:value="359365757.6" calcext:value-type="float">
            <text:p>359365757.6</text:p>
          </table:table-cell>
          <table:table-cell office:value-type="float" office:value="1424122.06" calcext:value-type="float">
            <text:p>1424122.06</text:p>
          </table:table-cell>
          <table:table-cell office:value-type="float" office:value="39.73" calcext:value-type="float">
            <text:p>39.7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1115734.8" calcext:value-type="float">
            <text:p>11115734.8</text:p>
          </table:table-cell>
          <table:table-cell office:value-type="float" office:value="24.3" calcext:value-type="float">
            <text:p>24.3</text:p>
          </table:table-cell>
          <table:table-cell office:value-type="float" office:value="23.96" calcext:value-type="float">
            <text:p>23.96</text:p>
          </table:table-cell>
          <table:table-cell office:value-type="float" office:value="0.09" calcext:value-type="float">
            <text:p>0.09</text:p>
          </table:table-cell>
          <table:table-cell office:value-type="float" office:value="1.01" calcext:value-type="float">
            <text:p>1.01</text:p>
          </table:table-cell>
          <table:table-cell office:value-type="float" office:value="449.38" calcext:value-type="float">
            <text:p>449.38</text:p>
          </table:table-cell>
        </table:table-row>
        <table:table-row table:style-name="ro1">
          <table:table-cell/>
          <table:table-cell office:value-type="float" office:value="56718" calcext:value-type="float">
            <text:p>56718</text:p>
          </table:table-cell>
          <table:table-cell office:value-type="float" office:value="8379" calcext:value-type="float">
            <text:p>8379</text:p>
          </table:table-cell>
          <table:table-cell office:value-type="float" office:value="3215057138.11" calcext:value-type="float">
            <text:p>3215057138.11</text:p>
          </table:table-cell>
          <table:table-cell office:value-type="float" office:value="8538124113.11" calcext:value-type="float">
            <text:p>8538124113.11</text:p>
          </table:table-cell>
          <table:table-cell office:value-type="float" office:value="11126074.11" calcext:value-type="float">
            <text:p>11126074.11</text:p>
          </table:table-cell>
          <table:table-cell office:value-type="float" office:value="358509571.11" calcext:value-type="float">
            <text:p>358509571.11</text:p>
          </table:table-cell>
          <table:table-cell office:value-type="float" office:value="355819124.66" calcext:value-type="float">
            <text:p>355819124.66</text:p>
          </table:table-cell>
          <table:table-cell office:value-type="float" office:value="292157.55" calcext:value-type="float">
            <text:p>292157.55</text:p>
          </table:table-cell>
          <table:table-cell office:value-type="float" office:value="29.33" calcext:value-type="float">
            <text:p>29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1126074.11" calcext:value-type="float">
            <text:p>11126074.11</text:p>
          </table:table-cell>
          <table:table-cell office:value-type="float" office:value="24.67" calcext:value-type="float">
            <text:p>24.67</text:p>
          </table:table-cell>
          <table:table-cell office:value-type="float" office:value="24.48" calcext:value-type="float">
            <text:p>24.48</text:p>
          </table:table-cell>
          <table:table-cell office:value-type="float" office:value="0.02" calcext:value-type="float">
            <text:p>0.02</text:p>
          </table:table-cell>
          <table:table-cell office:value-type="float" office:value="1.01" calcext:value-type="float">
            <text:p>1.01</text:p>
          </table:table-cell>
          <table:table-cell office:value-type="float" office:value="2126.3" calcext:value-type="float">
            <text:p>2126.3</text:p>
          </table:table-cell>
        </table:table-row>
        <table:table-row table:style-name="ro1">
          <table:table-cell office:value-type="string" calcext:value-type="string">
            <text:p>gemm_STANDARD_cholesky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778" calcext:value-type="float">
            <text:p>57778</text:p>
          </table:table-cell>
          <table:table-cell office:value-type="float" office:value="6279" calcext:value-type="float">
            <text:p>6279</text:p>
          </table:table-cell>
          <table:table-cell office:value-type="float" office:value="15500801386.28" calcext:value-type="float">
            <text:p>15500801386.28</text:p>
          </table:table-cell>
          <table:table-cell office:value-type="float" office:value="8067206649.57" calcext:value-type="float">
            <text:p>8067206649.57</text:p>
          </table:table-cell>
          <table:table-cell office:value-type="float" office:value="8813910" calcext:value-type="float">
            <text:p>8813910</text:p>
          </table:table-cell>
          <table:table-cell office:value-type="float" office:value="343858054.71" calcext:value-type="float">
            <text:p>343858054.71</text:p>
          </table:table-cell>
          <table:table-cell office:value-type="float" office:value="455209323" calcext:value-type="float">
            <text:p>455209323</text:p>
          </table:table-cell>
          <table:table-cell office:value-type="float" office:value="1572251.14" calcext:value-type="float">
            <text:p>157225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8813910" calcext:value-type="float">
            <text:p>8813910</text:p>
          </table:table-cell>
          <table:table-cell office:value-type="float" office:value="23.68" calcext:value-type="float">
            <text:p>23.68</text:p>
          </table:table-cell>
          <table:table-cell office:value-type="float" office:value="31.31" calcext:value-type="float">
            <text:p>31.31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301.09" calcext:value-type="float">
            <text:p>301.09</text:p>
          </table:table-cell>
        </table:table-row>
        <table:table-row table:style-name="ro1">
          <table:table-cell/>
          <table:table-cell office:value-type="float" office:value="57780" calcext:value-type="float">
            <text:p>57780</text:p>
          </table:table-cell>
          <table:table-cell office:value-type="float" office:value="14146" calcext:value-type="float">
            <text:p>14146</text:p>
          </table:table-cell>
          <table:table-cell office:value-type="float" office:value="2859350601.76" calcext:value-type="float">
            <text:p>2859350601.76</text:p>
          </table:table-cell>
          <table:table-cell office:value-type="float" office:value="7628409557.82" calcext:value-type="float">
            <text:p>7628409557.82</text:p>
          </table:table-cell>
          <table:table-cell office:value-type="float" office:value="10515276.76" calcext:value-type="float">
            <text:p>10515276.76</text:p>
          </table:table-cell>
          <table:table-cell office:value-type="float" office:value="321326669.35" calcext:value-type="float">
            <text:p>321326669.35</text:p>
          </table:table-cell>
          <table:table-cell office:value-type="float" office:value="318007129.35" calcext:value-type="float">
            <text:p>318007129.35</text:p>
          </table:table-cell>
          <table:table-cell office:value-type="float" office:value="1490392" calcext:value-type="float">
            <text:p>149039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0515276.76" calcext:value-type="float">
            <text:p>10515276.76</text:p>
          </table:table-cell>
          <table:table-cell office:value-type="float" office:value="23.72" calcext:value-type="float">
            <text:p>23.72</text:p>
          </table:table-cell>
          <table:table-cell office:value-type="float" office:value="23.48" calcext:value-type="float">
            <text:p>23.48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675.83" calcext:value-type="float">
            <text:p>675.83</text:p>
          </table:table-cell>
        </table:table-row>
        <table:table-row table:style-name="ro1">
          <table:table-cell/>
          <table:table-cell office:value-type="float" office:value="57798" calcext:value-type="float">
            <text:p>57798</text:p>
          </table:table-cell>
          <table:table-cell office:value-type="float" office:value="6267" calcext:value-type="float">
            <text:p>6267</text:p>
          </table:table-cell>
          <table:table-cell office:value-type="float" office:value="15499252130" calcext:value-type="float">
            <text:p>15499252130</text:p>
          </table:table-cell>
          <table:table-cell office:value-type="float" office:value="8073023523.71" calcext:value-type="float">
            <text:p>8073023523.71</text:p>
          </table:table-cell>
          <table:table-cell office:value-type="float" office:value="8826465.14" calcext:value-type="float">
            <text:p>8826465.14</text:p>
          </table:table-cell>
          <table:table-cell office:value-type="float" office:value="344587655.85" calcext:value-type="float">
            <text:p>344587655.85</text:p>
          </table:table-cell>
          <table:table-cell office:value-type="float" office:value="455993645.28" calcext:value-type="float">
            <text:p>455993645.28</text:p>
          </table:table-cell>
          <table:table-cell office:value-type="float" office:value="1645271.14" calcext:value-type="float">
            <text:p>164527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826465.14" calcext:value-type="float">
            <text:p>8826465.14</text:p>
          </table:table-cell>
          <table:table-cell office:value-type="float" office:value="23.82" calcext:value-type="float">
            <text:p>23.82</text:p>
          </table:table-cell>
          <table:table-cell office:value-type="float" office:value="31.47" calcext:value-type="float">
            <text:p>31.47</text:p>
          </table:table-cell>
          <table:table-cell office:value-type="float" office:value="0.11" calcext:value-type="float">
            <text:p>0.11</text:p>
          </table:table-cell>
          <table:table-cell office:value-type="float" office:value="0.75" calcext:value-type="float">
            <text:p>0.75</text:p>
          </table:table-cell>
          <table:table-cell office:value-type="float" office:value="288.64" calcext:value-type="float">
            <text:p>288.64</text:p>
          </table:table-cell>
        </table:table-row>
        <table:table-row table:style-name="ro1">
          <table:table-cell/>
          <table:table-cell office:value-type="float" office:value="57803" calcext:value-type="float">
            <text:p>57803</text:p>
          </table:table-cell>
          <table:table-cell office:value-type="float" office:value="1003" calcext:value-type="float">
            <text:p>1003</text:p>
          </table:table-cell>
          <table:table-cell office:value-type="float" office:value="17283775715" calcext:value-type="float">
            <text:p>17283775715</text:p>
          </table:table-cell>
          <table:table-cell office:value-type="float" office:value="8998656432" calcext:value-type="float">
            <text:p>8998656432</text:p>
          </table:table-cell>
          <table:table-cell office:value-type="float" office:value="9365358" calcext:value-type="float">
            <text:p>9365358</text:p>
          </table:table-cell>
          <table:table-cell office:value-type="float" office:value="382938650" calcext:value-type="float">
            <text:p>382938650</text:p>
          </table:table-cell>
          <table:table-cell office:value-type="float" office:value="506607614" calcext:value-type="float">
            <text:p>506607614</text:p>
          </table:table-cell>
          <table:table-cell office:value-type="float" office:value="578582" calcext:value-type="float">
            <text:p>57858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9365358" calcext:value-type="float">
            <text:p>9365358</text:p>
          </table:table-cell>
          <table:table-cell office:value-type="float" office:value="24.43" calcext:value-type="float">
            <text:p>24.43</text:p>
          </table:table-cell>
          <table:table-cell office:value-type="float" office:value="32.32" calcext:value-type="float">
            <text:p>32.32</text:p>
          </table:table-cell>
          <table:table-cell office:value-type="float" office:value="0.03" calcext:value-type="float">
            <text:p>0.03</text:p>
          </table:table-cell>
          <table:table-cell office:value-type="float" office:value="0.76" calcext:value-type="float">
            <text:p>0.76</text:p>
          </table:table-cell>
          <table:table-cell office:value-type="float" office:value="875.6" calcext:value-type="float">
            <text:p>875.6</text:p>
          </table:table-cell>
        </table:table-row>
        <table:table-row table:style-name="ro1">
          <table:table-cell office:value-type="string" calcext:value-type="string">
            <text:p>gemm_STANDARD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090" calcext:value-type="float">
            <text:p>59090</text:p>
          </table:table-cell>
          <table:table-cell office:value-type="float" office:value="10504" calcext:value-type="float">
            <text:p>10504</text:p>
          </table:table-cell>
          <table:table-cell office:value-type="float" office:value="6457908348.81" calcext:value-type="float">
            <text:p>6457908348.81</text:p>
          </table:table-cell>
          <table:table-cell office:value-type="float" office:value="8688797449.63" calcext:value-type="float">
            <text:p>8688797449.63</text:p>
          </table:table-cell>
          <table:table-cell office:value-type="float" office:value="117670.36" calcext:value-type="float">
            <text:p>117670.36</text:p>
          </table:table-cell>
          <table:table-cell office:value-type="float" office:value="14729276.72" calcext:value-type="float">
            <text:p>14729276.72</text:p>
          </table:table-cell>
          <table:table-cell office:value-type="float" office:value="15629012.81" calcext:value-type="float">
            <text:p>15629012.81</text:p>
          </table:table-cell>
          <table:table-cell office:value-type="float" office:value="712422.72" calcext:value-type="float">
            <text:p>712422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17670.36" calcext:value-type="float">
            <text:p>117670.36</text:p>
          </table:table-cell>
          <table:table-cell office:value-type="float" office:value="0.97" calcext:value-type="float">
            <text:p>0.97</text:p>
          </table:table-cell>
          <table:table-cell office:value-type="float" office:value="1.03" calcext:value-type="float">
            <text:p>1.03</text:p>
          </table:table-cell>
          <table:table-cell office:value-type="float" office:value="0.04" calcext:value-type="float">
            <text:p>0.04</text:p>
          </table:table-cell>
          <table:table-cell office:value-type="float" office:value="0.94" calcext:value-type="float">
            <text:p>0.94</text:p>
          </table:table-cell>
          <table:table-cell office:value-type="float" office:value="22.42" calcext:value-type="float">
            <text:p>22.42</text:p>
          </table:table-cell>
        </table:table-row>
        <table:table-row table:style-name="ro1">
          <table:table-cell/>
          <table:table-cell office:value-type="float" office:value="59092" calcext:value-type="float">
            <text:p>59092</text:p>
          </table:table-cell>
          <table:table-cell office:value-type="float" office:value="14145" calcext:value-type="float">
            <text:p>14145</text:p>
          </table:table-cell>
          <table:table-cell office:value-type="float" office:value="2860707293.05" calcext:value-type="float">
            <text:p>2860707293.05</text:p>
          </table:table-cell>
          <table:table-cell office:value-type="float" office:value="7614800635.29" calcext:value-type="float">
            <text:p>7614800635.29</text:p>
          </table:table-cell>
          <table:table-cell office:value-type="float" office:value="9614650.29" calcext:value-type="float">
            <text:p>9614650.29</text:p>
          </table:table-cell>
          <table:table-cell office:value-type="float" office:value="321954941.05" calcext:value-type="float">
            <text:p>321954941.05</text:p>
          </table:table-cell>
          <table:table-cell office:value-type="float" office:value="317061193" calcext:value-type="float">
            <text:p>317061193</text:p>
          </table:table-cell>
          <table:table-cell office:value-type="float" office:value="1869998.41" calcext:value-type="float">
            <text:p>1869998.41</text:p>
          </table:table-cell>
          <table:table-cell office:value-type="float" office:value="36.88" calcext:value-type="float">
            <text:p>36.8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9614650.29" calcext:value-type="float">
            <text:p>9614650.29</text:p>
          </table:table-cell>
          <table:table-cell office:value-type="float" office:value="23.57" calcext:value-type="float">
            <text:p>23.57</text:p>
          </table:table-cell>
          <table:table-cell office:value-type="float" office:value="23.21" calcext:value-type="float">
            <text:p>23.21</text:p>
          </table:table-cell>
          <table:table-cell office:value-type="float" office:value="0.13" calcext:value-type="float">
            <text:p>0.13</text:p>
          </table:table-cell>
          <table:table-cell office:value-type="float" office:value="1.01" calcext:value-type="float">
            <text:p>1.01</text:p>
          </table:table-cell>
          <table:table-cell office:value-type="float" office:value="177.7" calcext:value-type="float">
            <text:p>177.7</text:p>
          </table:table-cell>
        </table:table-row>
        <table:table-row table:style-name="ro1">
          <table:table-cell/>
          <table:table-cell office:value-type="float" office:value="59115" calcext:value-type="float">
            <text:p>59115</text:p>
          </table:table-cell>
          <table:table-cell office:value-type="float" office:value="3057" calcext:value-type="float">
            <text:p>3057</text:p>
          </table:table-cell>
          <table:table-cell office:value-type="float" office:value="5209938192.5" calcext:value-type="float">
            <text:p>5209938192.5</text:p>
          </table:table-cell>
          <table:table-cell office:value-type="float" office:value="6999730724.5" calcext:value-type="float">
            <text:p>6999730724.5</text:p>
          </table:table-cell>
          <table:table-cell office:value-type="float" office:value="92274.75" calcext:value-type="float">
            <text:p>92274.75</text:p>
          </table:table-cell>
          <table:table-cell office:value-type="float" office:value="12312315.5" calcext:value-type="float">
            <text:p>12312315.5</text:p>
          </table:table-cell>
          <table:table-cell office:value-type="float" office:value="13309911.25" calcext:value-type="float">
            <text:p>13309911.25</text:p>
          </table:table-cell>
          <table:table-cell office:value-type="float" office:value="534865.5" calcext:value-type="float">
            <text:p>53486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92274.75" calcext:value-type="float">
            <text:p>92274.75</text:p>
          </table:table-cell>
          <table:table-cell office:value-type="float" office:value="1.03" calcext:value-type="float">
            <text:p>1.03</text:p>
          </table:table-cell>
          <table:table-cell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office:value-type="float" office:value="0.92" calcext:value-type="float">
            <text:p>0.92</text:p>
          </table:table-cell>
          <table:table-cell office:value-type="float" office:value="23.86" calcext:value-type="float">
            <text:p>23.86</text:p>
          </table:table-cell>
        </table:table-row>
        <table:table-row table:style-name="ro1">
          <table:table-cell office:value-type="string" calcext:value-type="string">
            <text:p>gramschmidt_STANDARD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004" calcext:value-type="float">
            <text:p>55004</text:p>
          </table:table-cell>
          <table:table-cell office:value-type="float" office:value="10966" calcext:value-type="float">
            <text:p>10966</text:p>
          </table:table-cell>
          <table:table-cell office:value-type="float" office:value="3338475795.09" calcext:value-type="float">
            <text:p>3338475795.09</text:p>
          </table:table-cell>
          <table:table-cell office:value-type="float" office:value="9178712927.36" calcext:value-type="float">
            <text:p>9178712927.36</text:p>
          </table:table-cell>
          <table:table-cell office:value-type="float" office:value="11257962.45" calcext:value-type="float">
            <text:p>11257962.45</text:p>
          </table:table-cell>
          <table:table-cell office:value-type="float" office:value="396854998" calcext:value-type="float">
            <text:p>396854998</text:p>
          </table:table-cell>
          <table:table-cell office:value-type="float" office:value="391844681.09" calcext:value-type="float">
            <text:p>391844681.09</text:p>
          </table:table-cell>
          <table:table-cell office:value-type="float" office:value="1722844.81" calcext:value-type="float">
            <text:p>1722844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57962.45" calcext:value-type="float">
            <text:p>11257962.45</text:p>
          </table:table-cell>
          <table:table-cell office:value-type="float" office:value="25.46" calcext:value-type="float">
            <text:p>25.46</text:p>
          </table:table-cell>
          <table:table-cell office:value-type="float" office:value="25.14" calcext:value-type="float">
            <text:p>25.14</text:p>
          </table:table-cell>
          <table:table-cell office:value-type="float" office:value="0.11" calcext:value-type="float">
            <text:p>0.11</text:p>
          </table:table-cell>
          <table:table-cell office:value-type="float" office:value="1.01" calcext:value-type="float">
            <text:p>1.01</text:p>
          </table:table-cell>
          <table:table-cell office:value-type="float" office:value="233.37" calcext:value-type="float">
            <text:p>233.37</text:p>
          </table:table-cell>
        </table:table-row>
        <table:table-row table:style-name="ro1">
          <table:table-cell/>
          <table:table-cell office:value-type="float" office:value="55006" calcext:value-type="float">
            <text:p>55006</text:p>
          </table:table-cell>
          <table:table-cell office:value-type="float" office:value="12979" calcext:value-type="float">
            <text:p>12979</text:p>
          </table:table-cell>
          <table:table-cell office:value-type="float" office:value="971475509.86" calcext:value-type="float">
            <text:p>971475509.86</text:p>
          </table:table-cell>
          <table:table-cell office:value-type="float" office:value="5283608980" calcext:value-type="float">
            <text:p>5283608980</text:p>
          </table:table-cell>
          <table:table-cell office:value-type="float" office:value="57367622.86" calcext:value-type="float">
            <text:p>57367622.86</text:p>
          </table:table-cell>
          <table:table-cell office:value-type="float" office:value="183013474.66" calcext:value-type="float">
            <text:p>183013474.66</text:p>
          </table:table-cell>
          <table:table-cell office:value-type="float" office:value="182062537.4" calcext:value-type="float">
            <text:p>182062537.4</text:p>
          </table:table-cell>
          <table:table-cell office:value-type="float" office:value="452825.66" calcext:value-type="float">
            <text:p>452825.66</text:p>
          </table:table-cell>
          <table:table-cell office:value-type="float" office:value="36.93" calcext:value-type="float">
            <text:p>36.9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57367623.26" calcext:value-type="float">
            <text:p>57367623.26</text:p>
          </table:table-cell>
          <table:table-cell office:value-type="float" office:value="12.77" calcext:value-type="float">
            <text:p>12.77</text:p>
          </table:table-cell>
          <table:table-cell office:value-type="float" office:value="12.71" calcext:value-type="float">
            <text:p>12.7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2637.9" calcext:value-type="float">
            <text:p>2637.9</text:p>
          </table:table-cell>
        </table:table-row>
        <table:table-row table:style-name="ro1">
          <table:table-cell/>
          <table:table-cell office:value-type="float" office:value="55024" calcext:value-type="float">
            <text:p>55024</text:p>
          </table:table-cell>
          <table:table-cell office:value-type="float" office:value="1872" calcext:value-type="float">
            <text:p>1872</text:p>
          </table:table-cell>
          <table:table-cell office:value-type="float" office:value="3245567859" calcext:value-type="float">
            <text:p>3245567859</text:p>
          </table:table-cell>
          <table:table-cell office:value-type="float" office:value="8628083023.5" calcext:value-type="float">
            <text:p>8628083023.5</text:p>
          </table:table-cell>
          <table:table-cell office:value-type="float" office:value="11108926.5" calcext:value-type="float">
            <text:p>11108926.5</text:p>
          </table:table-cell>
          <table:table-cell office:value-type="float" office:value="362550808.5" calcext:value-type="float">
            <text:p>362550808.5</text:p>
          </table:table-cell>
          <table:table-cell office:value-type="float" office:value="356693086" calcext:value-type="float">
            <text:p>356693086</text:p>
          </table:table-cell>
          <table:table-cell office:value-type="float" office:value="2090306.5" calcext:value-type="float">
            <text:p>209030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1108926.5" calcext:value-type="float">
            <text:p>11108926.5</text:p>
          </table:table-cell>
          <table:table-cell office:value-type="float" office:value="24.84" calcext:value-type="float">
            <text:p>24.84</text:p>
          </table:table-cell>
          <table:table-cell office:value-type="float" office:value="24.43" calcext:value-type="float">
            <text:p>24.43</text:p>
          </table:table-cell>
          <table:table-cell office:value-type="float" office:value="0.14" calcext:value-type="float">
            <text:p>0.14</text:p>
          </table:table-cell>
          <table:table-cell office:value-type="float" office:value="1.02" calcext:value-type="float">
            <text:p>1.02</text:p>
          </table:table-cell>
          <table:table-cell office:value-type="float" office:value="171.08" calcext:value-type="float">
            <text:p>171.08</text:p>
          </table:table-cell>
        </table:table-row>
        <table:table-row table:style-name="ro1">
          <table:table-cell office:value-type="string" calcext:value-type="string">
            <text:p>gramschmidt_STANDARD_3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624" calcext:value-type="float">
            <text:p>55624</text:p>
          </table:table-cell>
          <table:table-cell office:value-type="float" office:value="16027" calcext:value-type="float">
            <text:p>16027</text:p>
          </table:table-cell>
          <table:table-cell office:value-type="float" office:value="2880181956.94" calcext:value-type="float">
            <text:p>2880181956.94</text:p>
          </table:table-cell>
          <table:table-cell office:value-type="float" office:value="8216134600.22" calcext:value-type="float">
            <text:p>8216134600.22</text:p>
          </table:table-cell>
          <table:table-cell office:value-type="float" office:value="10144934.27" calcext:value-type="float">
            <text:p>10144934.27</text:p>
          </table:table-cell>
          <table:table-cell office:value-type="float" office:value="361635995.33" calcext:value-type="float">
            <text:p>361635995.33</text:p>
          </table:table-cell>
          <table:table-cell office:value-type="float" office:value="360375311.22" calcext:value-type="float">
            <text:p>360375311.22</text:p>
          </table:table-cell>
          <table:table-cell office:value-type="float" office:value="543264.38" calcext:value-type="float">
            <text:p>543264.38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0144934.27" calcext:value-type="float">
            <text:p>10144934.27</text:p>
          </table:table-cell>
          <table:table-cell office:value-type="float" office:value="24.7" calcext:value-type="float">
            <text:p>24.7</text:p>
          </table:table-cell>
          <table:table-cell office:value-type="float" office:value="24.61" calcext:value-type="float">
            <text:p>24.6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406.5" calcext:value-type="float">
            <text:p>1406.5</text:p>
          </table:table-cell>
        </table:table-row>
        <table:table-row table:style-name="ro1">
          <table:table-cell/>
          <table:table-cell office:value-type="float" office:value="55626" calcext:value-type="float">
            <text:p>55626</text:p>
          </table:table-cell>
          <table:table-cell office:value-type="float" office:value="13064" calcext:value-type="float">
            <text:p>13064</text:p>
          </table:table-cell>
          <table:table-cell office:value-type="float" office:value="1121299306.07" calcext:value-type="float">
            <text:p>1121299306.07</text:p>
          </table:table-cell>
          <table:table-cell office:value-type="float" office:value="6096818242.84" calcext:value-type="float">
            <text:p>6096818242.84</text:p>
          </table:table-cell>
          <table:table-cell office:value-type="float" office:value="66729142.38" calcext:value-type="float">
            <text:p>66729142.38</text:p>
          </table:table-cell>
          <table:table-cell office:value-type="float" office:value="210864122.07" calcext:value-type="float">
            <text:p>210864122.07</text:p>
          </table:table-cell>
          <table:table-cell office:value-type="float" office:value="210005825.15" calcext:value-type="float">
            <text:p>210005825.15</text:p>
          </table:table-cell>
          <table:table-cell office:value-type="float" office:value="209105" calcext:value-type="float">
            <text:p>209105</text:p>
          </table:table-cell>
          <table:table-cell office:value-type="float" office:value="42.69" calcext:value-type="float">
            <text:p>42.6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6729142.46" calcext:value-type="float">
            <text:p>66729142.46</text:p>
          </table:table-cell>
          <table:table-cell office:value-type="float" office:value="13.43" calcext:value-type="float">
            <text:p>13.43</text:p>
          </table:table-cell>
          <table:table-cell office:value-type="float" office:value="13.38" calcext:value-type="float">
            <text:p>13.3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302.01" calcext:value-type="float">
            <text:p>1302.01</text:p>
          </table:table-cell>
        </table:table-row>
        <table:table-row table:style-name="ro1">
          <table:table-cell/>
          <table:table-cell office:value-type="float" office:value="55644" calcext:value-type="float">
            <text:p>55644</text:p>
          </table:table-cell>
          <table:table-cell office:value-type="float" office:value="2901" calcext:value-type="float">
            <text:p>2901</text:p>
          </table:table-cell>
          <table:table-cell office:value-type="float" office:value="1083262547.66" calcext:value-type="float">
            <text:p>1083262547.66</text:p>
          </table:table-cell>
          <table:table-cell office:value-type="float" office:value="5965248507" calcext:value-type="float">
            <text:p>5965248507</text:p>
          </table:table-cell>
          <table:table-cell office:value-type="float" office:value="65168851.33" calcext:value-type="float">
            <text:p>65168851.33</text:p>
          </table:table-cell>
          <table:table-cell office:value-type="float" office:value="209231731.33" calcext:value-type="float">
            <text:p>209231731.33</text:p>
          </table:table-cell>
          <table:table-cell office:value-type="float" office:value="208181780.33" calcext:value-type="float">
            <text:p>208181780.33</text:p>
          </table:table-cell>
          <table:table-cell office:value-type="float" office:value="557287" calcext:value-type="float">
            <text:p>557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5168850.66" calcext:value-type="float">
            <text:p>65168850.66</text:p>
          </table:table-cell>
          <table:table-cell office:value-type="float" office:value="13.78" calcext:value-type="float">
            <text:p>13.78</text:p>
          </table:table-cell>
          <table:table-cell office:value-type="float" office:value="13.71" calcext:value-type="float">
            <text:p>13.7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94.57" calcext:value-type="float">
            <text:p>394.57</text:p>
          </table:table-cell>
        </table:table-row>
        <table:table-row table:style-name="ro1">
          <table:table-cell office:value-type="string" calcext:value-type="string">
            <text:p>gramschmidt_STANDARD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966" calcext:value-type="float">
            <text:p>56966</text:p>
          </table:table-cell>
          <table:table-cell office:value-type="float" office:value="80670" calcext:value-type="float">
            <text:p>80670</text:p>
          </table:table-cell>
          <table:table-cell office:value-type="float" office:value="8685603418.06" calcext:value-type="float">
            <text:p>8685603418.06</text:p>
          </table:table-cell>
          <table:table-cell office:value-type="float" office:value="6079245656.03" calcext:value-type="float">
            <text:p>6079245656.03</text:p>
          </table:table-cell>
          <table:table-cell office:value-type="float" office:value="154141.65" calcext:value-type="float">
            <text:p>154141.65</text:p>
          </table:table-cell>
          <table:table-cell office:value-type="float" office:value="17324236.65" calcext:value-type="float">
            <text:p>17324236.65</text:p>
          </table:table-cell>
          <table:table-cell office:value-type="float" office:value="26991715.13" calcext:value-type="float">
            <text:p>26991715.13</text:p>
          </table:table-cell>
          <table:table-cell office:value-type="float" office:value="4853427.15" calcext:value-type="float">
            <text:p>4853427.15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141.65" calcext:value-type="float">
            <text:p>154141.65</text:p>
          </table:table-cell>
          <table:table-cell office:value-type="float" office:value="1.18" calcext:value-type="float">
            <text:p>1.18</text:p>
          </table:table-cell>
          <table:table-cell office:value-type="float" office:value="1.83" calcext:value-type="float">
            <text:p>1.83</text:p>
          </table:table-cell>
          <table:table-cell office:value-type="float" office:value="0.33" calcext:value-type="float">
            <text:p>0.33</text:p>
          </table:table-cell>
          <table:table-cell office:value-type="float" office:value="0.73" calcext:value-type="float">
            <text:p>0.73</text:p>
          </table:table-cell>
          <table:table-cell office:value-type="float" office:value="259.49" calcext:value-type="float">
            <text:p>259.49</text:p>
          </table:table-cell>
        </table:table-row>
        <table:table-row table:style-name="ro1">
          <table:table-cell/>
          <table:table-cell office:value-type="float" office:value="56968" calcext:value-type="float">
            <text:p>56968</text:p>
          </table:table-cell>
          <table:table-cell office:value-type="float" office:value="12894" calcext:value-type="float">
            <text:p>12894</text:p>
          </table:table-cell>
          <table:table-cell office:value-type="float" office:value="1120618496" calcext:value-type="float">
            <text:p>1120618496</text:p>
          </table:table-cell>
          <table:table-cell office:value-type="float" office:value="6091652630.92" calcext:value-type="float">
            <text:p>6091652630.92</text:p>
          </table:table-cell>
          <table:table-cell office:value-type="float" office:value="62611938" calcext:value-type="float">
            <text:p>62611938</text:p>
          </table:table-cell>
          <table:table-cell office:value-type="float" office:value="211090548.84" calcext:value-type="float">
            <text:p>211090548.84</text:p>
          </table:table-cell>
          <table:table-cell office:value-type="float" office:value="210155923.61" calcext:value-type="float">
            <text:p>210155923.61</text:p>
          </table:table-cell>
          <table:table-cell office:value-type="float" office:value="117011.46" calcext:value-type="float">
            <text:p>117011.46</text:p>
          </table:table-cell>
          <table:table-cell office:value-type="float" office:value="31.46" calcext:value-type="float">
            <text:p>31.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2611938.15" calcext:value-type="float">
            <text:p>62611938.15</text:p>
          </table:table-cell>
          <table:table-cell office:value-type="float" office:value="13.56" calcext:value-type="float">
            <text:p>13.56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48.79" calcext:value-type="float">
            <text:p>3148.79</text:p>
          </table:table-cell>
        </table:table-row>
        <table:table-row table:style-name="ro1">
          <table:table-cell/>
          <table:table-cell office:value-type="float" office:value="56983" calcext:value-type="float">
            <text:p>56983</text:p>
          </table:table-cell>
          <table:table-cell office:value-type="float" office:value="13146" calcext:value-type="float">
            <text:p>13146</text:p>
          </table:table-cell>
          <table:table-cell office:value-type="float" office:value="1040744287.28" calcext:value-type="float">
            <text:p>1040744287.28</text:p>
          </table:table-cell>
          <table:table-cell office:value-type="float" office:value="5664716303.21" calcext:value-type="float">
            <text:p>5664716303.21</text:p>
          </table:table-cell>
          <table:table-cell office:value-type="float" office:value="58103873.42" calcext:value-type="float">
            <text:p>58103873.42</text:p>
          </table:table-cell>
          <table:table-cell office:value-type="float" office:value="195772799.71" calcext:value-type="float">
            <text:p>195772799.71</text:p>
          </table:table-cell>
          <table:table-cell office:value-type="float" office:value="194482830.07" calcext:value-type="float">
            <text:p>194482830.07</text:p>
          </table:table-cell>
          <table:table-cell office:value-type="float" office:value="166875.64" calcext:value-type="float">
            <text:p>166875.64</text:p>
          </table:table-cell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58103872.92" calcext:value-type="float">
            <text:p>58103872.92</text:p>
          </table:table-cell>
          <table:table-cell office:value-type="float" office:value="12.54" calcext:value-type="float">
            <text:p>12.54</text:p>
          </table:table-cell>
          <table:table-cell office:value-type="float" office:value="12.46" calcext:value-type="float">
            <text:p>12.4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971.7" calcext:value-type="float">
            <text:p>1971.7</text:p>
          </table:table-cell>
        </table:table-row>
        <table:table-row table:style-name="ro1">
          <table:table-cell/>
          <table:table-cell office:value-type="float" office:value="56991" calcext:value-type="float">
            <text:p>56991</text:p>
          </table:table-cell>
          <table:table-cell office:value-type="float" office:value="13179" calcext:value-type="float">
            <text:p>13179</text:p>
          </table:table-cell>
          <table:table-cell office:value-type="float" office:value="1040934097" calcext:value-type="float">
            <text:p>1040934097</text:p>
          </table:table-cell>
          <table:table-cell office:value-type="float" office:value="5669431948.64" calcext:value-type="float">
            <text:p>5669431948.64</text:p>
          </table:table-cell>
          <table:table-cell office:value-type="float" office:value="56542734.07" calcext:value-type="float">
            <text:p>56542734.07</text:p>
          </table:table-cell>
          <table:table-cell office:value-type="float" office:value="196331989.07" calcext:value-type="float">
            <text:p>196331989.07</text:p>
          </table:table-cell>
          <table:table-cell office:value-type="float" office:value="190903131.92" calcext:value-type="float">
            <text:p>190903131.92</text:p>
          </table:table-cell>
          <table:table-cell office:value-type="float" office:value="132252" calcext:value-type="float">
            <text:p>132252</text:p>
          </table:table-cell>
          <table:table-cell office:value-type="float" office:value="35.78" calcext:value-type="float">
            <text:p>35.7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56542734.07" calcext:value-type="float">
            <text:p>56542734.07</text:p>
          </table:table-cell>
          <table:table-cell office:value-type="float" office:value="12.69" calcext:value-type="float">
            <text:p>12.69</text:p>
          </table:table-cell>
          <table:table-cell office:value-type="float" office:value="12.34" calcext:value-type="float">
            <text:p>12.34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2431.77" calcext:value-type="float">
            <text:p>2431.77</text:p>
          </table:table-cell>
        </table:table-row>
        <table:table-row table:style-name="ro1">
          <table:table-cell/>
          <table:table-cell office:value-type="float" office:value="56996" calcext:value-type="float">
            <text:p>56996</text:p>
          </table:table-cell>
          <table:table-cell office:value-type="float" office:value="13106" calcext:value-type="float">
            <text:p>13106</text:p>
          </table:table-cell>
          <table:table-cell office:value-type="float" office:value="1121016725.69" calcext:value-type="float">
            <text:p>1121016725.69</text:p>
          </table:table-cell>
          <table:table-cell office:value-type="float" office:value="6102078345.38" calcext:value-type="float">
            <text:p>6102078345.38</text:p>
          </table:table-cell>
          <table:table-cell office:value-type="float" office:value="62200909" calcext:value-type="float">
            <text:p>62200909</text:p>
          </table:table-cell>
          <table:table-cell office:value-type="float" office:value="211829229.76" calcext:value-type="float">
            <text:p>211829229.76</text:p>
          </table:table-cell>
          <table:table-cell office:value-type="float" office:value="207065306" calcext:value-type="float">
            <text:p>207065306</text:p>
          </table:table-cell>
          <table:table-cell office:value-type="float" office:value="153493.15" calcext:value-type="float">
            <text:p>153493.15</text:p>
          </table:table-cell>
          <table:table-cell office:value-type="float" office:value="38.46" calcext:value-type="float">
            <text:p>38.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2200909.53" calcext:value-type="float">
            <text:p>62200909.53</text:p>
          </table:table-cell>
          <table:table-cell office:value-type="float" office:value="13.46" calcext:value-type="float">
            <text:p>13.46</text:p>
          </table:table-cell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1967.48" calcext:value-type="float">
            <text:p>1967.48</text:p>
          </table:table-cell>
        </table:table-row>
        <table:table-row table:style-name="ro1">
          <table:table-cell/>
          <table:table-cell office:value-type="float" office:value="57001" calcext:value-type="float">
            <text:p>57001</text:p>
          </table:table-cell>
          <table:table-cell office:value-type="float" office:value="13111" calcext:value-type="float">
            <text:p>13111</text:p>
          </table:table-cell>
          <table:table-cell office:value-type="float" office:value="1121044745.92" calcext:value-type="float">
            <text:p>1121044745.92</text:p>
          </table:table-cell>
          <table:table-cell office:value-type="float" office:value="6116565576.3" calcext:value-type="float">
            <text:p>6116565576.3</text:p>
          </table:table-cell>
          <table:table-cell office:value-type="float" office:value="63001967.61" calcext:value-type="float">
            <text:p>63001967.61</text:p>
          </table:table-cell>
          <table:table-cell office:value-type="float" office:value="212112696.3" calcext:value-type="float">
            <text:p>212112696.3</text:p>
          </table:table-cell>
          <table:table-cell office:value-type="float" office:value="211015389.38" calcext:value-type="float">
            <text:p>211015389.38</text:p>
          </table:table-cell>
          <table:table-cell office:value-type="float" office:value="141536.84" calcext:value-type="float">
            <text:p>141536.84</text:p>
          </table:table-cell>
          <table:table-cell office:value-type="float" office:value="38.38" calcext:value-type="float">
            <text:p>38.3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3001967.69" calcext:value-type="float">
            <text:p>63001967.69</text:p>
          </table:table-cell>
          <table:table-cell office:value-type="float" office:value="13.47" calcext:value-type="float">
            <text:p>13.47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6.47" calcext:value-type="float">
            <text:p>2346.47</text:p>
          </table:table-cell>
        </table:table-row>
        <table:table-row table:style-name="ro1">
          <table:table-cell/>
          <table:table-cell office:value-type="float" office:value="57006" calcext:value-type="float">
            <text:p>57006</text:p>
          </table:table-cell>
          <table:table-cell office:value-type="float" office:value="13072" calcext:value-type="float">
            <text:p>13072</text:p>
          </table:table-cell>
          <table:table-cell office:value-type="float" office:value="1120758282.53" calcext:value-type="float">
            <text:p>1120758282.53</text:p>
          </table:table-cell>
          <table:table-cell office:value-type="float" office:value="6100866709.23" calcext:value-type="float">
            <text:p>6100866709.23</text:p>
          </table:table-cell>
          <table:table-cell office:value-type="float" office:value="62637918.53" calcext:value-type="float">
            <text:p>62637918.53</text:p>
          </table:table-cell>
          <table:table-cell office:value-type="float" office:value="212578701.76" calcext:value-type="float">
            <text:p>212578701.76</text:p>
          </table:table-cell>
          <table:table-cell office:value-type="float" office:value="211420036.92" calcext:value-type="float">
            <text:p>211420036.92</text:p>
          </table:table-cell>
          <table:table-cell office:value-type="float" office:value="114687" calcext:value-type="float">
            <text:p>114687</text:p>
          </table:table-cell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2637919.07" calcext:value-type="float">
            <text:p>62637919.07</text:p>
          </table:table-cell>
          <table:table-cell office:value-type="float" office:value="13.54" calcext:value-type="float">
            <text:p>13.54</text:p>
          </table:table-cell>
          <table:table-cell office:value-type="float" office:value="13.47" calcext:value-type="float">
            <text:p>13.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60.23" calcext:value-type="float">
            <text:p>16460.23</text:p>
          </table:table-cell>
        </table:table-row>
        <table:table-row table:style-name="ro1">
          <table:table-cell/>
          <table:table-cell office:value-type="float" office:value="57011" calcext:value-type="float">
            <text:p>57011</text:p>
          </table:table-cell>
          <table:table-cell office:value-type="float" office:value="1003" calcext:value-type="float">
            <text:p>1003</text:p>
          </table:table-cell>
          <table:table-cell office:value-type="float" office:value="1338691852" calcext:value-type="float">
            <text:p>1338691852</text:p>
          </table:table-cell>
          <table:table-cell office:value-type="float" office:value="7266147235" calcext:value-type="float">
            <text:p>7266147235</text:p>
          </table:table-cell>
          <table:table-cell office:value-type="float" office:value="73761236" calcext:value-type="float">
            <text:p>73761236</text:p>
          </table:table-cell>
          <table:table-cell office:value-type="float" office:value="251770911" calcext:value-type="float">
            <text:p>251770911</text:p>
          </table:table-cell>
          <table:table-cell office:value-type="float" office:value="250569499" calcext:value-type="float">
            <text:p>250569499</text:p>
          </table:table-cell>
          <table:table-cell office:value-type="float" office:value="602785" calcext:value-type="float">
            <text:p>60278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73761232" calcext:value-type="float">
            <text:p>73761232</text:p>
          </table:table-cell>
          <table:table-cell office:value-type="float" office:value="16.06" calcext:value-type="float">
            <text:p>16.06</text:p>
          </table:table-cell>
          <table:table-cell office:value-type="float" office:value="15.98" calcext:value-type="float">
            <text:p>15.9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415.69" calcext:value-type="float">
            <text:p>415.69</text:p>
          </table:table-cell>
        </table:table-row>
        <table:table-row table:style-name="ro1">
          <table:table-cell office:value-type="string" calcext:value-type="string">
            <text:p>gramschmidt_STANDARD_cholesky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913" calcext:value-type="float">
            <text:p>57913</text:p>
          </table:table-cell>
          <table:table-cell office:value-type="float" office:value="6168" calcext:value-type="float">
            <text:p>6168</text:p>
          </table:table-cell>
          <table:table-cell office:value-type="float" office:value="15490130304.28" calcext:value-type="float">
            <text:p>15490130304.28</text:p>
          </table:table-cell>
          <table:table-cell office:value-type="float" office:value="8035472736.14" calcext:value-type="float">
            <text:p>8035472736.14</text:p>
          </table:table-cell>
          <table:table-cell office:value-type="float" office:value="8673211.28" calcext:value-type="float">
            <text:p>8673211.28</text:p>
          </table:table-cell>
          <table:table-cell office:value-type="float" office:value="343409732.57" calcext:value-type="float">
            <text:p>343409732.57</text:p>
          </table:table-cell>
          <table:table-cell office:value-type="float" office:value="454180246.42" calcext:value-type="float">
            <text:p>454180246.42</text:p>
          </table:table-cell>
          <table:table-cell office:value-type="float" office:value="160964.14" calcext:value-type="float">
            <text:p>160964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8673211.28" calcext:value-type="float">
            <text:p>8673211.28</text:p>
          </table:table-cell>
          <table:table-cell office:value-type="float" office:value="23.12" calcext:value-type="float">
            <text:p>23.12</text:p>
          </table:table-cell>
          <table:table-cell office:value-type="float" office:value="30.58" calcext:value-type="float">
            <text:p>30.58</text:p>
          </table:table-cell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5674.68" calcext:value-type="float">
            <text:p>5674.68</text:p>
          </table:table-cell>
        </table:table-row>
        <table:table-row table:style-name="ro1">
          <table:table-cell/>
          <table:table-cell office:value-type="float" office:value="57915" calcext:value-type="float">
            <text:p>57915</text:p>
          </table:table-cell>
          <table:table-cell office:value-type="float" office:value="12940" calcext:value-type="float">
            <text:p>12940</text:p>
          </table:table-cell>
          <table:table-cell office:value-type="float" office:value="971164172.6" calcext:value-type="float">
            <text:p>971164172.6</text:p>
          </table:table-cell>
          <table:table-cell office:value-type="float" office:value="5281842111.13" calcext:value-type="float">
            <text:p>5281842111.13</text:p>
          </table:table-cell>
          <table:table-cell office:value-type="float" office:value="58422986.46" calcext:value-type="float">
            <text:p>58422986.46</text:p>
          </table:table-cell>
          <table:table-cell office:value-type="float" office:value="182640342.6" calcext:value-type="float">
            <text:p>182640342.6</text:p>
          </table:table-cell>
          <table:table-cell office:value-type="float" office:value="181899608.66" calcext:value-type="float">
            <text:p>181899608.66</text:p>
          </table:table-cell>
          <table:table-cell office:value-type="float" office:value="87275.33" calcext:value-type="float">
            <text:p>87275.33</text:p>
          </table:table-cell>
          <table:table-cell office:value-type="float" office:value="36.53" calcext:value-type="float">
            <text:p>36.5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58422986.4" calcext:value-type="float">
            <text:p>58422986.4</text:p>
          </table:table-cell>
          <table:table-cell office:value-type="float" office:value="12.7" calcext:value-type="float">
            <text:p>12.7</text:p>
          </table:table-cell>
          <table:table-cell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4.02" calcext:value-type="float">
            <text:p>3964.02</text:p>
          </table:table-cell>
        </table:table-row>
        <table:table-row table:style-name="ro1">
          <table:table-cell/>
          <table:table-cell office:value-type="float" office:value="57933" calcext:value-type="float">
            <text:p>57933</text:p>
          </table:table-cell>
          <table:table-cell office:value-type="float" office:value="5831" calcext:value-type="float">
            <text:p>5831</text:p>
          </table:table-cell>
          <table:table-cell office:value-type="float" office:value="17408192818.33" calcext:value-type="float">
            <text:p>17408192818.33</text:p>
          </table:table-cell>
          <table:table-cell office:value-type="float" office:value="9030054289.66" calcext:value-type="float">
            <text:p>9030054289.66</text:p>
          </table:table-cell>
          <table:table-cell office:value-type="float" office:value="9794895" calcext:value-type="float">
            <text:p>9794895</text:p>
          </table:table-cell>
          <table:table-cell office:value-type="float" office:value="385970222" calcext:value-type="float">
            <text:p>385970222</text:p>
          </table:table-cell>
          <table:table-cell office:value-type="float" office:value="510056675.66" calcext:value-type="float">
            <text:p>510056675.66</text:p>
          </table:table-cell>
          <table:table-cell office:value-type="float" office:value="237094.16" calcext:value-type="float">
            <text:p>23709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9794895" calcext:value-type="float">
            <text:p>9794895</text:p>
          </table:table-cell>
          <table:table-cell office:value-type="float" office:value="25.42" calcext:value-type="float">
            <text:p>25.42</text:p>
          </table:table-cell>
          <table:table-cell office:value-type="float" office:value="33.6" calcext:value-type="float">
            <text:p>33.6</text:p>
          </table:table-cell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3069.11" calcext:value-type="float">
            <text:p>3069.11</text:p>
          </table:table-cell>
        </table:table-row>
        <table:table-row table:style-name="ro1">
          <table:table-cell office:value-type="string" calcext:value-type="string">
            <text:p>gramschmidt_STANDARD_durbi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769" calcext:value-type="float">
            <text:p>58769</text:p>
          </table:table-cell>
          <table:table-cell office:value-type="float" office:value="6301" calcext:value-type="float">
            <text:p>6301</text:p>
          </table:table-cell>
          <table:table-cell office:value-type="float" office:value="1247631572.85" calcext:value-type="float">
            <text:p>1247631572.85</text:p>
          </table:table-cell>
          <table:table-cell office:value-type="float" office:value="4276329071" calcext:value-type="float">
            <text:p>4276329071</text:p>
          </table:table-cell>
          <table:table-cell office:value-type="float" office:value="11702449" calcext:value-type="float">
            <text:p>11702449</text:p>
          </table:table-cell>
          <table:table-cell office:value-type="float" office:value="93447601" calcext:value-type="float">
            <text:p>93447601</text:p>
          </table:table-cell>
          <table:table-cell office:value-type="float" office:value="70727690.14" calcext:value-type="float">
            <text:p>70727690.14</text:p>
          </table:table-cell>
          <table:table-cell office:value-type="float" office:value="7770821.14" calcext:value-type="float">
            <text:p>777082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702449" calcext:value-type="float">
            <text:p>11702449</text:p>
          </table:table-cell>
          <table:table-cell office:value-type="float" office:value="6.44" calcext:value-type="float">
            <text:p>6.44</text:p>
          </table:table-cell>
          <table:table-cell office:value-type="float" office:value="4.91" calcext:value-type="float">
            <text:p>4.91</text:p>
          </table:table-cell>
          <table:table-cell office:value-type="float" office:value="0.51" calcext:value-type="float">
            <text:p>0.51</text:p>
          </table:table-cell>
          <table:table-cell office:value-type="float" office:value="1.31" calcext:value-type="float">
            <text:p>1.31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/>
          <table:table-cell office:value-type="float" office:value="58771" calcext:value-type="float">
            <text:p>58771</text:p>
          </table:table-cell>
          <table:table-cell office:value-type="float" office:value="12631" calcext:value-type="float">
            <text:p>12631</text:p>
          </table:table-cell>
          <table:table-cell office:value-type="float" office:value="971472179.53" calcext:value-type="float">
            <text:p>971472179.53</text:p>
          </table:table-cell>
          <table:table-cell office:value-type="float" office:value="5290795330.8" calcext:value-type="float">
            <text:p>5290795330.8</text:p>
          </table:table-cell>
          <table:table-cell office:value-type="float" office:value="55403163.4" calcext:value-type="float">
            <text:p>55403163.4</text:p>
          </table:table-cell>
          <table:table-cell office:value-type="float" office:value="182826483.13" calcext:value-type="float">
            <text:p>182826483.13</text:p>
          </table:table-cell>
          <table:table-cell office:value-type="float" office:value="182036802.06" calcext:value-type="float">
            <text:p>182036802.06</text:p>
          </table:table-cell>
          <table:table-cell office:value-type="float" office:value="378917.13" calcext:value-type="float">
            <text:p>378917.13</text:p>
          </table:table-cell>
          <table:table-cell office:value-type="float" office:value="29.06" calcext:value-type="float">
            <text:p>29.0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55403163" calcext:value-type="float">
            <text:p>5540316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66" calcext:value-type="float">
            <text:p>12.6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781.94" calcext:value-type="float">
            <text:p>781.94</text:p>
          </table:table-cell>
        </table:table-row>
        <table:table-row table:style-name="ro1">
          <table:table-cell/>
          <table:table-cell office:value-type="float" office:value="58789" calcext:value-type="float">
            <text:p>58789</text:p>
          </table:table-cell>
          <table:table-cell office:value-type="float" office:value="5537" calcext:value-type="float">
            <text:p>5537</text:p>
          </table:table-cell>
          <table:table-cell office:value-type="float" office:value="1298335532" calcext:value-type="float">
            <text:p>1298335532</text:p>
          </table:table-cell>
          <table:table-cell office:value-type="float" office:value="4442809277.33" calcext:value-type="float">
            <text:p>4442809277.33</text:p>
          </table:table-cell>
          <table:table-cell office:value-type="float" office:value="12268698" calcext:value-type="float">
            <text:p>12268698</text:p>
          </table:table-cell>
          <table:table-cell office:value-type="float" office:value="97168487.66" calcext:value-type="float">
            <text:p>97168487.66</text:p>
          </table:table-cell>
          <table:table-cell office:value-type="float" office:value="73017170.16" calcext:value-type="float">
            <text:p>73017170.16</text:p>
          </table:table-cell>
          <table:table-cell office:value-type="float" office:value="8079257.66" calcext:value-type="float">
            <text:p>8079257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2268698" calcext:value-type="float">
            <text:p>12268698</text:p>
          </table:table-cell>
          <table:table-cell office:value-type="float" office:value="6.77" calcext:value-type="float">
            <text:p>6.77</text:p>
          </table:table-cell>
          <table:table-cell office:value-type="float" office:value="5.08" calcext:value-type="float">
            <text:p>5.08</text:p>
          </table:table-cell>
          <table:table-cell office:value-type="float" office:value="0.55" calcext:value-type="float">
            <text:p>0.55</text:p>
          </table:table-cell>
          <table:table-cell office:value-type="float" office:value="1.33" calcext:value-type="float">
            <text:p>1.33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gramschmidt_STANDARD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230" calcext:value-type="float">
            <text:p>59230</text:p>
          </table:table-cell>
          <table:table-cell office:value-type="float" office:value="10297" calcext:value-type="float">
            <text:p>10297</text:p>
          </table:table-cell>
          <table:table-cell office:value-type="float" office:value="6446321799.54" calcext:value-type="float">
            <text:p>6446321799.54</text:p>
          </table:table-cell>
          <table:table-cell office:value-type="float" office:value="8637253284.63" calcext:value-type="float">
            <text:p>8637253284.63</text:p>
          </table:table-cell>
          <table:table-cell office:value-type="float" office:value="118697.9" calcext:value-type="float">
            <text:p>118697.9</text:p>
          </table:table-cell>
          <table:table-cell office:value-type="float" office:value="14483457.81" calcext:value-type="float">
            <text:p>14483457.81</text:p>
          </table:table-cell>
          <table:table-cell office:value-type="float" office:value="15120927.9" calcext:value-type="float">
            <text:p>15120927.9</text:p>
          </table:table-cell>
          <table:table-cell office:value-type="float" office:value="18463.36" calcext:value-type="float">
            <text:p>1846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18697.9" calcext:value-type="float">
            <text:p>118697.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/>
          <table:table-cell office:value-type="float" office:value="59232" calcext:value-type="float">
            <text:p>59232</text:p>
          </table:table-cell>
          <table:table-cell office:value-type="float" office:value="12910" calcext:value-type="float">
            <text:p>12910</text:p>
          </table:table-cell>
          <table:table-cell office:value-type="float" office:value="971278337.06" calcext:value-type="float">
            <text:p>971278337.06</text:p>
          </table:table-cell>
          <table:table-cell office:value-type="float" office:value="5279981440.73" calcext:value-type="float">
            <text:p>5279981440.73</text:p>
          </table:table-cell>
          <table:table-cell office:value-type="float" office:value="54434768.8" calcext:value-type="float">
            <text:p>54434768.8</text:p>
          </table:table-cell>
          <table:table-cell office:value-type="float" office:value="182905894.86" calcext:value-type="float">
            <text:p>182905894.86</text:p>
          </table:table-cell>
          <table:table-cell office:value-type="float" office:value="182127449.2" calcext:value-type="float">
            <text:p>182127449.2</text:p>
          </table:table-cell>
          <table:table-cell office:value-type="float" office:value="50805.06" calcext:value-type="float">
            <text:p>50805.0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54434768.86" calcext:value-type="float">
            <text:p>54434768.86</text:p>
          </table:table-cell>
          <table:table-cell office:value-type="float" office:value="12.57" calcext:value-type="float">
            <text:p>12.57</text:p>
          </table:table-cell>
          <table:table-cell office:value-type="float" office:value="12.52" calcext:value-type="float">
            <text:p>12.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18.06" calcext:value-type="float">
            <text:p>21718.06</text:p>
          </table:table-cell>
        </table:table-row>
        <table:table-row table:style-name="ro1">
          <table:table-cell/>
          <table:table-cell office:value-type="float" office:value="59255" calcext:value-type="float">
            <text:p>59255</text:p>
          </table:table-cell>
          <table:table-cell office:value-type="float" office:value="1794" calcext:value-type="float">
            <text:p>1794</text:p>
          </table:table-cell>
          <table:table-cell office:value-type="float" office:value="6240480389.5" calcext:value-type="float">
            <text:p>6240480389.5</text:p>
          </table:table-cell>
          <table:table-cell office:value-type="float" office:value="8364404145.5" calcext:value-type="float">
            <text:p>8364404145.5</text:p>
          </table:table-cell>
          <table:table-cell office:value-type="float" office:value="116764" calcext:value-type="float">
            <text:p>116764</text:p>
          </table:table-cell>
          <table:table-cell office:value-type="float" office:value="14344044" calcext:value-type="float">
            <text:p>14344044</text:p>
          </table:table-cell>
          <table:table-cell office:value-type="float" office:value="15273125" calcext:value-type="float">
            <text:p>15273125</text:p>
          </table:table-cell>
          <table:table-cell office:value-type="float" office:value="22207.5" calcext:value-type="float">
            <text:p>2220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16764" calcext:value-type="float">
            <text:p>116764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2211.44" calcext:value-type="float">
            <text:p>2211.44</text:p>
          </table:table-cell>
        </table:table-row>
        <table:table-row table:style-name="ro1">
          <table:table-cell office:value-type="string" calcext:value-type="string">
            <text:p>gramschmidt_STANDARD_ge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707" calcext:value-type="float">
            <text:p>59707</text:p>
          </table:table-cell>
          <table:table-cell office:value-type="float" office:value="14009" calcext:value-type="float">
            <text:p>14009</text:p>
          </table:table-cell>
          <table:table-cell office:value-type="float" office:value="3039291662.43" calcext:value-type="float">
            <text:p>3039291662.43</text:p>
          </table:table-cell>
          <table:table-cell office:value-type="float" office:value="8103371479.31" calcext:value-type="float">
            <text:p>8103371479.31</text:p>
          </table:table-cell>
          <table:table-cell office:value-type="float" office:value="11109490.62" calcext:value-type="float">
            <text:p>11109490.62</text:p>
          </table:table-cell>
          <table:table-cell office:value-type="float" office:value="341131820.18" calcext:value-type="float">
            <text:p>341131820.18</text:p>
          </table:table-cell>
          <table:table-cell office:value-type="float" office:value="337791126.93" calcext:value-type="float">
            <text:p>337791126.93</text:p>
          </table:table-cell>
          <table:table-cell office:value-type="float" office:value="763904.37" calcext:value-type="float">
            <text:p>763904.37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1109490.62" calcext:value-type="float">
            <text:p>11109490.62</text:p>
          </table:table-cell>
          <table:table-cell office:value-type="float" office:value="23.42" calcext:value-type="float">
            <text:p>23.42</text:p>
          </table:table-cell>
          <table:table-cell office:value-type="float" office:value="23.19" calcext:value-type="float">
            <text:p>23.19</text:p>
          </table:table-cell>
          <table:table-cell office:value-type="float" office:value="0.05" calcext:value-type="float">
            <text:p>0.05</text:p>
          </table:table-cell>
          <table:table-cell office:value-type="float" office:value="1.01" calcext:value-type="float">
            <text:p>1.01</text:p>
          </table:table-cell>
          <table:table-cell office:value-type="float" office:value="733.07" calcext:value-type="float">
            <text:p>733.07</text:p>
          </table:table-cell>
        </table:table-row>
        <table:table-row table:style-name="ro1">
          <table:table-cell/>
          <table:table-cell office:value-type="float" office:value="59709" calcext:value-type="float">
            <text:p>59709</text:p>
          </table:table-cell>
          <table:table-cell office:value-type="float" office:value="13065" calcext:value-type="float">
            <text:p>13065</text:p>
          </table:table-cell>
          <table:table-cell office:value-type="float" office:value="1121168888.76" calcext:value-type="float">
            <text:p>1121168888.76</text:p>
          </table:table-cell>
          <table:table-cell office:value-type="float" office:value="6096761967.92" calcext:value-type="float">
            <text:p>6096761967.92</text:p>
          </table:table-cell>
          <table:table-cell office:value-type="float" office:value="66880581.3" calcext:value-type="float">
            <text:p>66880581.3</text:p>
          </table:table-cell>
          <table:table-cell office:value-type="float" office:value="211104217.69" calcext:value-type="float">
            <text:p>211104217.69</text:p>
          </table:table-cell>
          <table:table-cell office:value-type="float" office:value="210203495.3" calcext:value-type="float">
            <text:p>210203495.3</text:p>
          </table:table-cell>
          <table:table-cell office:value-type="float" office:value="232475.3" calcext:value-type="float">
            <text:p>232475.3</text:p>
          </table:table-cell>
          <table:table-cell office:value-type="float" office:value="43.69" calcext:value-type="float">
            <text:p>43.6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6880581.53" calcext:value-type="float">
            <text:p>66880581.53</text:p>
          </table:table-cell>
          <table:table-cell office:value-type="float" office:value="13.45" calcext:value-type="float">
            <text:p>13.45</text:p>
          </table:table-cell>
          <table:table-cell office:value-type="float" office:value="13.39" calcext:value-type="float">
            <text:p>13.3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51.8" calcext:value-type="float">
            <text:p>1051.8</text:p>
          </table:table-cell>
        </table:table-row>
        <table:table-row table:style-name="ro1">
          <table:table-cell/>
          <table:table-cell office:value-type="float" office:value="59727" calcext:value-type="float">
            <text:p>59727</text:p>
          </table:table-cell>
          <table:table-cell office:value-type="float" office:value="877" calcext:value-type="float">
            <text:p>877</text:p>
          </table:table-cell>
          <table:table-cell office:value-type="float" office:value="1138145191" calcext:value-type="float">
            <text:p>1138145191</text:p>
          </table:table-cell>
          <table:table-cell office:value-type="float" office:value="6372821682" calcext:value-type="float">
            <text:p>6372821682</text:p>
          </table:table-cell>
          <table:table-cell office:value-type="float" office:value="69658726" calcext:value-type="float">
            <text:p>69658726</text:p>
          </table:table-cell>
          <table:table-cell office:value-type="float" office:value="225652052" calcext:value-type="float">
            <text:p>225652052</text:p>
          </table:table-cell>
          <table:table-cell office:value-type="float" office:value="224558811" calcext:value-type="float">
            <text:p>224558811</text:p>
          </table:table-cell>
          <table:table-cell office:value-type="float" office:value="795011" calcext:value-type="float">
            <text:p>795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69658728" calcext:value-type="float">
            <text:p>69658728</text:p>
          </table:table-cell>
          <table:table-cell office:value-type="float" office:value="16.46" calcext:value-type="float">
            <text:p>16.46</text:p>
          </table:table-cell>
          <table:table-cell office:value-type="float" office:value="16.38" calcext:value-type="float">
            <text:p>16.38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82.46" calcext:value-type="float">
            <text:p>282.46</text:p>
          </table:table-cell>
        </table:table-row>
        <table:table-row table:style-name="ro1">
          <table:table-cell office:value-type="string" calcext:value-type="string">
            <text:p>gramschmidt_STANDARD_syr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174" calcext:value-type="float">
            <text:p>63174</text:p>
          </table:table-cell>
          <table:table-cell office:value-type="float" office:value="14762" calcext:value-type="float">
            <text:p>14762</text:p>
          </table:table-cell>
          <table:table-cell office:value-type="float" office:value="20329594384.94" calcext:value-type="float">
            <text:p>20329594384.94</text:p>
          </table:table-cell>
          <table:table-cell office:value-type="float" office:value="8023290560.17" calcext:value-type="float">
            <text:p>8023290560.17</text:p>
          </table:table-cell>
          <table:table-cell office:value-type="float" office:value="3676656.47" calcext:value-type="float">
            <text:p>3676656.47</text:p>
          </table:table-cell>
          <table:table-cell office:value-type="float" office:value="317928772.7" calcext:value-type="float">
            <text:p>317928772.7</text:p>
          </table:table-cell>
          <table:table-cell office:value-type="float" office:value="317949288.64" calcext:value-type="float">
            <text:p>317949288.64</text:p>
          </table:table-cell>
          <table:table-cell office:value-type="float" office:value="1374736.41" calcext:value-type="float">
            <text:p>1374736.41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3676656.47" calcext:value-type="float">
            <text:p>3676656.47</text:p>
          </table:table-cell>
          <table:table-cell table:number-columns-repeated="2" office:value-type="float" office:value="22.08" calcext:value-type="float">
            <text:p>22.08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270.42" calcext:value-type="float">
            <text:p>270.42</text:p>
          </table:table-cell>
        </table:table-row>
        <table:table-row table:style-name="ro1">
          <table:table-cell/>
          <table:table-cell office:value-type="float" office:value="63176" calcext:value-type="float">
            <text:p>63176</text:p>
          </table:table-cell>
          <table:table-cell office:value-type="float" office:value="13077" calcext:value-type="float">
            <text:p>13077</text:p>
          </table:table-cell>
          <table:table-cell office:value-type="float" office:value="1121237259.61" calcext:value-type="float">
            <text:p>1121237259.61</text:p>
          </table:table-cell>
          <table:table-cell office:value-type="float" office:value="6096853702.23" calcext:value-type="float">
            <text:p>6096853702.23</text:p>
          </table:table-cell>
          <table:table-cell office:value-type="float" office:value="66513087.15" calcext:value-type="float">
            <text:p>66513087.15</text:p>
          </table:table-cell>
          <table:table-cell office:value-type="float" office:value="210929385.46" calcext:value-type="float">
            <text:p>210929385.46</text:p>
          </table:table-cell>
          <table:table-cell office:value-type="float" office:value="210039126.84" calcext:value-type="float">
            <text:p>210039126.84</text:p>
          </table:table-cell>
          <table:table-cell office:value-type="float" office:value="366501.69" calcext:value-type="float">
            <text:p>366501.69</text:p>
          </table:table-cell>
          <table:table-cell office:value-type="float" office:value="45.69" calcext:value-type="float">
            <text:p>45.6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6513086.46" calcext:value-type="float">
            <text:p>66513086.46</text:p>
          </table:table-cell>
          <table:table-cell office:value-type="float" office:value="13.43" calcext:value-type="float">
            <text:p>13.43</text:p>
          </table:table-cell>
          <table:table-cell office:value-type="float" office:value="13.37" calcext:value-type="float">
            <text:p>13.37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614.87" calcext:value-type="float">
            <text:p>614.87</text:p>
          </table:table-cell>
        </table:table-row>
        <table:table-row table:style-name="ro1">
          <table:table-cell/>
          <table:table-cell office:value-type="float" office:value="63194" calcext:value-type="float">
            <text:p>63194</text:p>
          </table:table-cell>
          <table:table-cell office:value-type="float" office:value="1626" calcext:value-type="float">
            <text:p>1626</text:p>
          </table:table-cell>
          <table:table-cell office:value-type="float" office:value="970331350" calcext:value-type="float">
            <text:p>970331350</text:p>
          </table:table-cell>
          <table:table-cell office:value-type="float" office:value="5330278461.5" calcext:value-type="float">
            <text:p>5330278461.5</text:p>
          </table:table-cell>
          <table:table-cell office:value-type="float" office:value="57672867" calcext:value-type="float">
            <text:p>57672867</text:p>
          </table:table-cell>
          <table:table-cell office:value-type="float" office:value="186226953.5" calcext:value-type="float">
            <text:p>186226953.5</text:p>
          </table:table-cell>
          <table:table-cell office:value-type="float" office:value="185374828" calcext:value-type="float">
            <text:p>185374828</text:p>
          </table:table-cell>
          <table:table-cell office:value-type="float" office:value="454880" calcext:value-type="float">
            <text:p>45488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57672864" calcext:value-type="float">
            <text:p>57672864</text:p>
          </table:table-cell>
          <table:table-cell office:value-type="float" office:value="14.36" calcext:value-type="float">
            <text:p>14.36</text:p>
          </table:table-cell>
          <table:table-cell office:value-type="float" office:value="14.3" calcext:value-type="float">
            <text:p>14.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557.45" calcext:value-type="float">
            <text:p>557.45</text:p>
          </table:table-cell>
        </table:table-row>
        <table:table-row table:style-name="ro1">
          <table:table-cell office:value-type="string" calcext:value-type="string">
            <text:p>syrk_STANDARD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144" calcext:value-type="float">
            <text:p>55144</text:p>
          </table:table-cell>
          <table:table-cell office:value-type="float" office:value="11224" calcext:value-type="float">
            <text:p>11224</text:p>
          </table:table-cell>
          <table:table-cell office:value-type="float" office:value="3056340621.75" calcext:value-type="float">
            <text:p>3056340621.75</text:p>
          </table:table-cell>
          <table:table-cell office:value-type="float" office:value="8449153615.5" calcext:value-type="float">
            <text:p>8449153615.5</text:p>
          </table:table-cell>
          <table:table-cell office:value-type="float" office:value="10093613.83" calcext:value-type="float">
            <text:p>10093613.83</text:p>
          </table:table-cell>
          <table:table-cell office:value-type="float" office:value="364243429.66" calcext:value-type="float">
            <text:p>364243429.66</text:p>
          </table:table-cell>
          <table:table-cell office:value-type="float" office:value="357988675.91" calcext:value-type="float">
            <text:p>357988675.91</text:p>
          </table:table-cell>
          <table:table-cell office:value-type="float" office:value="4294083" calcext:value-type="float">
            <text:p>4294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0093613.83" calcext:value-type="float">
            <text:p>10093613.83</text:p>
          </table:table-cell>
          <table:table-cell office:value-type="float" office:value="24.09" calcext:value-type="float">
            <text:p>24.09</text:p>
          </table:table-cell>
          <table:table-cell office:value-type="float" office:value="23.67" calcext:value-type="float">
            <text:p>23.67</text:p>
          </table:table-cell>
          <table:table-cell office:value-type="float" office:value="0.28" calcext:value-type="float">
            <text:p>0.28</text:p>
          </table:table-cell>
          <table:table-cell office:value-type="float" office:value="1.01" calcext:value-type="float">
            <text:p>1.01</text:p>
          </table:table-cell>
          <table:table-cell office:value-type="float" office:value="85.25" calcext:value-type="float">
            <text:p>85.25</text:p>
          </table:table-cell>
        </table:table-row>
        <table:table-row table:style-name="ro1">
          <table:table-cell/>
          <table:table-cell office:value-type="float" office:value="55146" calcext:value-type="float">
            <text:p>55146</text:p>
          </table:table-cell>
          <table:table-cell office:value-type="float" office:value="15084" calcext:value-type="float">
            <text:p>15084</text:p>
          </table:table-cell>
          <table:table-cell office:value-type="float" office:value="20333200353.76" calcext:value-type="float">
            <text:p>20333200353.76</text:p>
          </table:table-cell>
          <table:table-cell office:value-type="float" office:value="8101073040.58" calcext:value-type="float">
            <text:p>8101073040.58</text:p>
          </table:table-cell>
          <table:table-cell office:value-type="float" office:value="3652983.88" calcext:value-type="float">
            <text:p>3652983.88</text:p>
          </table:table-cell>
          <table:table-cell office:value-type="float" office:value="318347443.35" calcext:value-type="float">
            <text:p>318347443.35</text:p>
          </table:table-cell>
          <table:table-cell office:value-type="float" office:value="318010043.17" calcext:value-type="float">
            <text:p>318010043.17</text:p>
          </table:table-cell>
          <table:table-cell office:value-type="float" office:value="4464447.7" calcext:value-type="float">
            <text:p>4464447.7</text:p>
          </table:table-cell>
          <table:table-cell office:value-type="float" office:value="43.76" calcext:value-type="float">
            <text:p>43.7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3652983.88" calcext:value-type="float">
            <text:p>3652983.88</text:p>
          </table:table-cell>
          <table:table-cell office:value-type="float" office:value="22.06" calcext:value-type="float">
            <text:p>22.06</text:p>
          </table:table-cell>
          <table:table-cell office:value-type="float" office:value="22.04" calcext:value-type="float">
            <text:p>22.04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107.77" calcext:value-type="float">
            <text:p>107.77</text:p>
          </table:table-cell>
        </table:table-row>
        <table:table-row table:style-name="ro1">
          <table:table-cell/>
          <table:table-cell office:value-type="float" office:value="55164" calcext:value-type="float">
            <text:p>55164</text:p>
          </table:table-cell>
          <table:table-cell office:value-type="float" office:value="2954" calcext:value-type="float">
            <text:p>2954</text:p>
          </table:table-cell>
          <table:table-cell office:value-type="float" office:value="3331070203" calcext:value-type="float">
            <text:p>3331070203</text:p>
          </table:table-cell>
          <table:table-cell office:value-type="float" office:value="8907345664" calcext:value-type="float">
            <text:p>8907345664</text:p>
          </table:table-cell>
          <table:table-cell office:value-type="float" office:value="11308314.33" calcext:value-type="float">
            <text:p>11308314.33</text:p>
          </table:table-cell>
          <table:table-cell office:value-type="float" office:value="374208165" calcext:value-type="float">
            <text:p>374208165</text:p>
          </table:table-cell>
          <table:table-cell office:value-type="float" office:value="368675201.66" calcext:value-type="float">
            <text:p>368675201.66</text:p>
          </table:table-cell>
          <table:table-cell office:value-type="float" office:value="3717354.66" calcext:value-type="float">
            <text:p>3717354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1308314.33" calcext:value-type="float">
            <text:p>11308314.33</text:p>
          </table:table-cell>
          <table:table-cell office:value-type="float" office:value="24.33" calcext:value-type="float">
            <text:p>24.33</text:p>
          </table:table-cell>
          <table:table-cell office:value-type="float" office:value="23.97" calcext:value-type="float">
            <text:p>23.97</text:p>
          </table:table-cell>
          <table:table-cell office:value-type="float" office:value="0.24" calcext:value-type="float">
            <text:p>0.24</text:p>
          </table:table-cell>
          <table:table-cell office:value-type="float" office:value="1.01" calcext:value-type="float">
            <text:p>1.01</text:p>
          </table:table-cell>
          <table:table-cell office:value-type="float" office:value="99.52" calcext:value-type="float">
            <text:p>99.52</text:p>
          </table:table-cell>
        </table:table-row>
        <table:table-row table:style-name="ro1">
          <table:table-cell office:value-type="string" calcext:value-type="string">
            <text:p>syrk_STANDARD_3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764" calcext:value-type="float">
            <text:p>55764</text:p>
          </table:table-cell>
          <table:table-cell office:value-type="float" office:value="16277" calcext:value-type="float">
            <text:p>16277</text:p>
          </table:table-cell>
          <table:table-cell office:value-type="float" office:value="2721350310.36" calcext:value-type="float">
            <text:p>2721350310.36</text:p>
          </table:table-cell>
          <table:table-cell office:value-type="float" office:value="7814513395.21" calcext:value-type="float">
            <text:p>7814513395.21</text:p>
          </table:table-cell>
          <table:table-cell office:value-type="float" office:value="8532962.84" calcext:value-type="float">
            <text:p>8532962.84</text:p>
          </table:table-cell>
          <table:table-cell office:value-type="float" office:value="344250945.26" calcext:value-type="float">
            <text:p>344250945.26</text:p>
          </table:table-cell>
          <table:table-cell office:value-type="float" office:value="341522441.94" calcext:value-type="float">
            <text:p>341522441.94</text:p>
          </table:table-cell>
          <table:table-cell office:value-type="float" office:value="4857530.78" calcext:value-type="float">
            <text:p>4857530.78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8532962.84" calcext:value-type="float">
            <text:p>8532962.84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6" calcext:value-type="float">
            <text:p>24.1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74.27" calcext:value-type="float">
            <text:p>274.27</text:p>
          </table:table-cell>
        </table:table-row>
        <table:table-row table:style-name="ro1">
          <table:table-cell/>
          <table:table-cell office:value-type="float" office:value="55766" calcext:value-type="float">
            <text:p>55766</text:p>
          </table:table-cell>
          <table:table-cell office:value-type="float" office:value="15219" calcext:value-type="float">
            <text:p>15219</text:p>
          </table:table-cell>
          <table:table-cell office:value-type="float" office:value="21606330315.56" calcext:value-type="float">
            <text:p>21606330315.56</text:p>
          </table:table-cell>
          <table:table-cell office:value-type="float" office:value="8588069545.75" calcext:value-type="float">
            <text:p>8588069545.75</text:p>
          </table:table-cell>
          <table:table-cell office:value-type="float" office:value="4009170.68" calcext:value-type="float">
            <text:p>4009170.68</text:p>
          </table:table-cell>
          <table:table-cell office:value-type="float" office:value="337906961" calcext:value-type="float">
            <text:p>337906961</text:p>
          </table:table-cell>
          <table:table-cell office:value-type="float" office:value="337893438.31" calcext:value-type="float">
            <text:p>337893438.31</text:p>
          </table:table-cell>
          <table:table-cell office:value-type="float" office:value="4068927.75" calcext:value-type="float">
            <text:p>4068927.75</text:p>
          </table:table-cell>
          <table:table-cell office:value-type="float" office:value="47.25" calcext:value-type="float">
            <text:p>47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4009170.68" calcext:value-type="float">
            <text:p>4009170.68</text:p>
          </table:table-cell>
          <table:table-cell table:number-columns-repeated="2" office:value-type="float" office:value="22.03" calcext:value-type="float">
            <text:p>22.03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83.92" calcext:value-type="float">
            <text:p>83.92</text:p>
          </table:table-cell>
        </table:table-row>
        <table:table-row table:style-name="ro1">
          <table:table-cell/>
          <table:table-cell office:value-type="float" office:value="55795" calcext:value-type="float">
            <text:p>55795</text:p>
          </table:table-cell>
          <table:table-cell office:value-type="float" office:value="126" calcext:value-type="float">
            <text:p>126</text:p>
          </table:table-cell>
          <table:table-cell office:value-type="float" office:value="2092946044" calcext:value-type="float">
            <text:p>2092946044</text:p>
          </table:table-cell>
          <table:table-cell office:value-type="float" office:value="899052019" calcext:value-type="float">
            <text:p>899052019</text:p>
          </table:table-cell>
          <table:table-cell office:value-type="float" office:value="383780" calcext:value-type="float">
            <text:p>383780</text:p>
          </table:table-cell>
          <table:table-cell office:value-type="float" office:value="32823203" calcext:value-type="float">
            <text:p>32823203</text:p>
          </table:table-cell>
          <table:table-cell office:value-type="float" office:value="32850765" calcext:value-type="float">
            <text:p>32850765</text:p>
          </table:table-cell>
          <table:table-cell office:value-type="float" office:value="1842507" calcext:value-type="float">
            <text:p>1842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383780" calcext:value-type="float">
            <text:p>383780</text:p>
          </table:table-cell>
          <table:table-cell office:value-type="float" office:value="16.67" calcext:value-type="float">
            <text:p>16.67</text:p>
          </table:table-cell>
          <table:table-cell office:value-type="float" office:value="16.68" calcext:value-type="float">
            <text:p>16.68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17.83" calcext:value-type="float">
            <text:p>17.83</text:p>
          </table:table-cell>
        </table:table-row>
        <table:table-row table:style-name="ro1">
          <table:table-cell office:value-type="string" calcext:value-type="string">
            <text:p>syrk_STANDARD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372" calcext:value-type="float">
            <text:p>57372</text:p>
          </table:table-cell>
          <table:table-cell office:value-type="float" office:value="82758" calcext:value-type="float">
            <text:p>82758</text:p>
          </table:table-cell>
          <table:table-cell office:value-type="float" office:value="8504913301.53" calcext:value-type="float">
            <text:p>8504913301.53</text:p>
          </table:table-cell>
          <table:table-cell office:value-type="float" office:value="6026435596.7" calcext:value-type="float">
            <text:p>6026435596.7</text:p>
          </table:table-cell>
          <table:table-cell office:value-type="float" office:value="235380.34" calcext:value-type="float">
            <text:p>235380.34</text:p>
          </table:table-cell>
          <table:table-cell office:value-type="float" office:value="16930463.27" calcext:value-type="float">
            <text:p>16930463.27</text:p>
          </table:table-cell>
          <table:table-cell office:value-type="float" office:value="26395730.51" calcext:value-type="float">
            <text:p>26395730.51</text:p>
          </table:table-cell>
          <table:table-cell office:value-type="float" office:value="4756044.01" calcext:value-type="float">
            <text:p>4756044.01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380.34" calcext:value-type="float">
            <text:p>235380.34</text:p>
          </table:table-cell>
          <table:table-cell office:value-type="float" office:value="1.13" calcext:value-type="float">
            <text:p>1.13</text:p>
          </table:table-cell>
          <table:table-cell office:value-type="float" office:value="1.77" calcext:value-type="float">
            <text:p>1.77</text:p>
          </table:table-cell>
          <table:table-cell office:value-type="float" office:value="0.32" calcext:value-type="float">
            <text:p>0.32</text:p>
          </table:table-cell>
          <table:table-cell office:value-type="float" office:value="0.75" calcext:value-type="float">
            <text:p>0.75</text:p>
          </table:table-cell>
          <table:table-cell office:value-type="float" office:value="100.08" calcext:value-type="float">
            <text:p>100.08</text:p>
          </table:table-cell>
        </table:table-row>
        <table:table-row table:style-name="ro1">
          <table:table-cell/>
          <table:table-cell office:value-type="float" office:value="57374" calcext:value-type="float">
            <text:p>57374</text:p>
          </table:table-cell>
          <table:table-cell office:value-type="float" office:value="14953" calcext:value-type="float">
            <text:p>14953</text:p>
          </table:table-cell>
          <table:table-cell office:value-type="float" office:value="23039623457.66" calcext:value-type="float">
            <text:p>23039623457.66</text:p>
          </table:table-cell>
          <table:table-cell office:value-type="float" office:value="9079623505.66" calcext:value-type="float">
            <text:p>9079623505.66</text:p>
          </table:table-cell>
          <table:table-cell office:value-type="float" office:value="4039937.06" calcext:value-type="float">
            <text:p>4039937.06</text:p>
          </table:table-cell>
          <table:table-cell office:value-type="float" office:value="360379129.06" calcext:value-type="float">
            <text:p>360379129.06</text:p>
          </table:table-cell>
          <table:table-cell office:value-type="float" office:value="360427613.26" calcext:value-type="float">
            <text:p>360427613.26</text:p>
          </table:table-cell>
          <table:table-cell office:value-type="float" office:value="1720692" calcext:value-type="float">
            <text:p>1720692</text:p>
          </table:table-cell>
          <table:table-cell office:value-type="float" office:value="38.53" calcext:value-type="float">
            <text:p>38.5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4039937.06" calcext:value-type="float">
            <text:p>4039937.06</text:p>
          </table:table-cell>
          <table:table-cell table:number-columns-repeated="2" office:value-type="float" office:value="23.12" calcext:value-type="float">
            <text:p>23.12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211.76" calcext:value-type="float">
            <text:p>211.76</text:p>
          </table:table-cell>
        </table:table-row>
        <table:table-row table:style-name="ro1">
          <table:table-cell/>
          <table:table-cell office:value-type="float" office:value="57389" calcext:value-type="float">
            <text:p>57389</text:p>
          </table:table-cell>
          <table:table-cell office:value-type="float" office:value="15176" calcext:value-type="float">
            <text:p>15176</text:p>
          </table:table-cell>
          <table:table-cell office:value-type="float" office:value="21606698514.37" calcext:value-type="float">
            <text:p>21606698514.37</text:p>
          </table:table-cell>
          <table:table-cell office:value-type="float" office:value="8597482349.43" calcext:value-type="float">
            <text:p>8597482349.43</text:p>
          </table:table-cell>
          <table:table-cell office:value-type="float" office:value="3892069.56" calcext:value-type="float">
            <text:p>3892069.56</text:p>
          </table:table-cell>
          <table:table-cell office:value-type="float" office:value="338002281.5" calcext:value-type="float">
            <text:p>338002281.5</text:p>
          </table:table-cell>
          <table:table-cell office:value-type="float" office:value="338007482.31" calcext:value-type="float">
            <text:p>338007482.31</text:p>
          </table:table-cell>
          <table:table-cell office:value-type="float" office:value="1679924.06" calcext:value-type="float">
            <text:p>1679924.06</text:p>
          </table:table-cell>
          <table:table-cell office:value-type="float" office:value="41.68" calcext:value-type="float">
            <text:p>41.6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3892069.56" calcext:value-type="float">
            <text:p>3892069.56</text:p>
          </table:table-cell>
          <table:table-cell table:number-columns-repeated="2" office:value-type="float" office:value="22.01" calcext:value-type="float">
            <text:p>22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34.47" calcext:value-type="float">
            <text:p>234.47</text:p>
          </table:table-cell>
        </table:table-row>
        <table:table-row table:style-name="ro1">
          <table:table-cell/>
          <table:table-cell office:value-type="float" office:value="57397" calcext:value-type="float">
            <text:p>57397</text:p>
          </table:table-cell>
          <table:table-cell office:value-type="float" office:value="15238" calcext:value-type="float">
            <text:p>15238</text:p>
          </table:table-cell>
          <table:table-cell office:value-type="float" office:value="21606468621.81" calcext:value-type="float">
            <text:p>21606468621.81</text:p>
          </table:table-cell>
          <table:table-cell office:value-type="float" office:value="8631298215.43" calcext:value-type="float">
            <text:p>8631298215.43</text:p>
          </table:table-cell>
          <table:table-cell office:value-type="float" office:value="3882503.62" calcext:value-type="float">
            <text:p>3882503.62</text:p>
          </table:table-cell>
          <table:table-cell office:value-type="float" office:value="337970994.25" calcext:value-type="float">
            <text:p>337970994.25</text:p>
          </table:table-cell>
          <table:table-cell office:value-type="float" office:value="338004436.93" calcext:value-type="float">
            <text:p>338004436.93</text:p>
          </table:table-cell>
          <table:table-cell office:value-type="float" office:value="2159114.81" calcext:value-type="float">
            <text:p>2159114.81</text:p>
          </table:table-cell>
          <table:table-cell office:value-type="float" office:value="42.68" calcext:value-type="float">
            <text:p>42.6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882503.62" calcext:value-type="float">
            <text:p>3882503.62</text:p>
          </table:table-cell>
          <table:table-cell table:number-columns-repeated="2" office:value-type="float" office:value="22.26" calcext:value-type="float">
            <text:p>22.26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61.94" calcext:value-type="float">
            <text:p>161.94</text:p>
          </table:table-cell>
        </table:table-row>
        <table:table-row table:style-name="ro1">
          <table:table-cell/>
          <table:table-cell office:value-type="float" office:value="57402" calcext:value-type="float">
            <text:p>57402</text:p>
          </table:table-cell>
          <table:table-cell office:value-type="float" office:value="15335" calcext:value-type="float">
            <text:p>15335</text:p>
          </table:table-cell>
          <table:table-cell office:value-type="float" office:value="21606591302.62" calcext:value-type="float">
            <text:p>21606591302.62</text:p>
          </table:table-cell>
          <table:table-cell office:value-type="float" office:value="8698983577.37" calcext:value-type="float">
            <text:p>8698983577.37</text:p>
          </table:table-cell>
          <table:table-cell office:value-type="float" office:value="3810521.5" calcext:value-type="float">
            <text:p>3810521.5</text:p>
          </table:table-cell>
          <table:table-cell office:value-type="float" office:value="337955206.25" calcext:value-type="float">
            <text:p>337955206.25</text:p>
          </table:table-cell>
          <table:table-cell office:value-type="float" office:value="338081580.37" calcext:value-type="float">
            <text:p>338081580.37</text:p>
          </table:table-cell>
          <table:table-cell office:value-type="float" office:value="3786855.93" calcext:value-type="float">
            <text:p>3786855.93</text:p>
          </table:table-cell>
          <table:table-cell office:value-type="float" office:value="43.62" calcext:value-type="float">
            <text:p>43.6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float" office:value="3810521.5" calcext:value-type="float">
            <text:p>3810521.5</text:p>
          </table:table-cell>
          <table:table-cell office:value-type="float" office:value="22.32" calcext:value-type="float">
            <text:p>22.32</text:p>
          </table:table-cell>
          <table:table-cell office:value-type="float" office:value="22.33" calcext:value-type="float">
            <text:p>22.33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90.42" calcext:value-type="float">
            <text:p>90.42</text:p>
          </table:table-cell>
        </table:table-row>
        <table:table-row table:style-name="ro1">
          <table:table-cell/>
          <table:table-cell office:value-type="float" office:value="57418" calcext:value-type="float">
            <text:p>57418</text:p>
          </table:table-cell>
          <table:table-cell office:value-type="float" office:value="15049" calcext:value-type="float">
            <text:p>15049</text:p>
          </table:table-cell>
          <table:table-cell office:value-type="float" office:value="23045164246.66" calcext:value-type="float">
            <text:p>23045164246.66</text:p>
          </table:table-cell>
          <table:table-cell office:value-type="float" office:value="9156200108.26" calcext:value-type="float">
            <text:p>9156200108.26</text:p>
          </table:table-cell>
          <table:table-cell office:value-type="float" office:value="4115546.66" calcext:value-type="float">
            <text:p>4115546.66</text:p>
          </table:table-cell>
          <table:table-cell office:value-type="float" office:value="360430430.33" calcext:value-type="float">
            <text:p>360430430.33</text:p>
          </table:table-cell>
          <table:table-cell office:value-type="float" office:value="360499070.26" calcext:value-type="float">
            <text:p>360499070.26</text:p>
          </table:table-cell>
          <table:table-cell office:value-type="float" office:value="2839568.66" calcext:value-type="float">
            <text:p>2839568.6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4115546.66" calcext:value-type="float">
            <text:p>4115546.66</text:p>
          </table:table-cell>
          <table:table-cell table:number-columns-repeated="2" office:value-type="float" office:value="22.99" calcext:value-type="float">
            <text:p>22.99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133.01" calcext:value-type="float">
            <text:p>133.01</text:p>
          </table:table-cell>
        </table:table-row>
        <table:table-row table:style-name="ro1">
          <table:table-cell/>
          <table:table-cell office:value-type="float" office:value="57423" calcext:value-type="float">
            <text:p>57423</text:p>
          </table:table-cell>
          <table:table-cell office:value-type="float" office:value="4165" calcext:value-type="float">
            <text:p>4165</text:p>
          </table:table-cell>
          <table:table-cell office:value-type="float" office:value="19355323722.4" calcext:value-type="float">
            <text:p>19355323722.4</text:p>
          </table:table-cell>
          <table:table-cell office:value-type="float" office:value="7635115296.2" calcext:value-type="float">
            <text:p>7635115296.2</text:p>
          </table:table-cell>
          <table:table-cell office:value-type="float" office:value="3407762.6" calcext:value-type="float">
            <text:p>3407762.6</text:p>
          </table:table-cell>
          <table:table-cell office:value-type="float" office:value="302687143.8" calcext:value-type="float">
            <text:p>302687143.8</text:p>
          </table:table-cell>
          <table:table-cell office:value-type="float" office:value="302700580.2" calcext:value-type="float">
            <text:p>302700580.2</text:p>
          </table:table-cell>
          <table:table-cell office:value-type="float" office:value="734488.6" calcext:value-type="float">
            <text:p>734488.6</text:p>
          </table:table-cell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3407762.6" calcext:value-type="float">
            <text:p>3407762.6</text:p>
          </table:table-cell>
          <table:table-cell office:value-type="float" office:value="23.18" calcext:value-type="float">
            <text:p>23.18</text:p>
          </table:table-cell>
          <table:table-cell office:value-type="float" office:value="23.19" calcext:value-type="float">
            <text:p>23.19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474.03" calcext:value-type="float">
            <text:p>474.03</text:p>
          </table:table-cell>
        </table:table-row>
        <table:table-row table:style-name="ro1">
          <table:table-cell office:value-type="string" calcext:value-type="string">
            <text:p>syrk_STANDARD_cholesky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064" calcext:value-type="float">
            <text:p>58064</text:p>
          </table:table-cell>
          <table:table-cell office:value-type="float" office:value="6336" calcext:value-type="float">
            <text:p>6336</text:p>
          </table:table-cell>
          <table:table-cell office:value-type="float" office:value="15499216228.71" calcext:value-type="float">
            <text:p>15499216228.71</text:p>
          </table:table-cell>
          <table:table-cell office:value-type="float" office:value="8123528192.85" calcext:value-type="float">
            <text:p>8123528192.85</text:p>
          </table:table-cell>
          <table:table-cell office:value-type="float" office:value="8763298.14" calcext:value-type="float">
            <text:p>8763298.14</text:p>
          </table:table-cell>
          <table:table-cell office:value-type="float" office:value="344928923.71" calcext:value-type="float">
            <text:p>344928923.71</text:p>
          </table:table-cell>
          <table:table-cell office:value-type="float" office:value="458092571.42" calcext:value-type="float">
            <text:p>458092571.42</text:p>
          </table:table-cell>
          <table:table-cell office:value-type="float" office:value="1921718" calcext:value-type="float">
            <text:p>1921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8763298.14" calcext:value-type="float">
            <text:p>8763298.14</text:p>
          </table:table-cell>
          <table:table-cell office:value-type="float" office:value="23.69" calcext:value-type="float">
            <text:p>23.69</text:p>
          </table:table-cell>
          <table:table-cell office:value-type="float" office:value="31.42" calcext:value-type="float">
            <text:p>31.42</text:p>
          </table:table-cell>
          <table:table-cell office:value-type="float" office:value="0.1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 office:value-type="float" office:value="242.62" calcext:value-type="float">
            <text:p>242.62</text:p>
          </table:table-cell>
        </table:table-row>
        <table:table-row table:style-name="ro1">
          <table:table-cell/>
          <table:table-cell office:value-type="float" office:value="58066" calcext:value-type="float">
            <text:p>58066</text:p>
          </table:table-cell>
          <table:table-cell office:value-type="float" office:value="15153" calcext:value-type="float">
            <text:p>15153</text:p>
          </table:table-cell>
          <table:table-cell office:value-type="float" office:value="18189331343.36" calcext:value-type="float">
            <text:p>18189331343.36</text:p>
          </table:table-cell>
          <table:table-cell office:value-type="float" office:value="7306723931.57" calcext:value-type="float">
            <text:p>7306723931.57</text:p>
          </table:table-cell>
          <table:table-cell office:value-type="float" office:value="3331269.57" calcext:value-type="float">
            <text:p>3331269.57</text:p>
          </table:table-cell>
          <table:table-cell office:value-type="float" office:value="284521690.26" calcext:value-type="float">
            <text:p>284521690.26</text:p>
          </table:table-cell>
          <table:table-cell office:value-type="float" office:value="284544464.15" calcext:value-type="float">
            <text:p>284544464.15</text:p>
          </table:table-cell>
          <table:table-cell office:value-type="float" office:value="6141806.47" calcext:value-type="float">
            <text:p>6141806.47</text:p>
          </table:table-cell>
          <table:table-cell office:value-type="float" office:value="39.15" calcext:value-type="float">
            <text:p>39.1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office:value-type="float" office:value="3331269.57" calcext:value-type="float">
            <text:p>3331269.57</text:p>
          </table:table-cell>
          <table:table-cell table:number-columns-repeated="2" office:value-type="float" office:value="21.55" calcext:value-type="float">
            <text:p>21.55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68.23" calcext:value-type="float">
            <text:p>68.23</text:p>
          </table:table-cell>
        </table:table-row>
        <table:table-row table:style-name="ro1">
          <table:table-cell/>
          <table:table-cell office:value-type="float" office:value="58084" calcext:value-type="float">
            <text:p>58084</text:p>
          </table:table-cell>
          <table:table-cell office:value-type="float" office:value="6314" calcext:value-type="float">
            <text:p>6314</text:p>
          </table:table-cell>
          <table:table-cell office:value-type="float" office:value="15500952969" calcext:value-type="float">
            <text:p>15500952969</text:p>
          </table:table-cell>
          <table:table-cell office:value-type="float" office:value="8107226477.85" calcext:value-type="float">
            <text:p>8107226477.85</text:p>
          </table:table-cell>
          <table:table-cell office:value-type="float" office:value="8791887.85" calcext:value-type="float">
            <text:p>8791887.85</text:p>
          </table:table-cell>
          <table:table-cell office:value-type="float" office:value="344533920.14" calcext:value-type="float">
            <text:p>344533920.14</text:p>
          </table:table-cell>
          <table:table-cell office:value-type="float" office:value="456245522.42" calcext:value-type="float">
            <text:p>456245522.42</text:p>
          </table:table-cell>
          <table:table-cell office:value-type="float" office:value="2000839" calcext:value-type="float">
            <text:p>2000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791887.85" calcext:value-type="float">
            <text:p>8791887.85</text:p>
          </table:table-cell>
          <table:table-cell office:value-type="float" office:value="23.66" calcext:value-type="float">
            <text:p>23.66</text:p>
          </table:table-cell>
          <table:table-cell office:value-type="float" office:value="31.33" calcext:value-type="float">
            <text:p>31.33</text:p>
          </table:table-cell>
          <table:table-cell office:value-type="float" office:value="0.1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 office:value-type="float" office:value="232.33" calcext:value-type="float">
            <text:p>232.33</text:p>
          </table:table-cell>
        </table:table-row>
        <table:table-row table:style-name="ro1">
          <table:table-cell/>
          <table:table-cell office:value-type="float" office:value="58089" calcext:value-type="float">
            <text:p>58089</text:p>
          </table:table-cell>
          <table:table-cell office:value-type="float" office:value="928" calcext:value-type="float">
            <text:p>928</text:p>
          </table:table-cell>
          <table:table-cell office:value-type="float" office:value="15808392450" calcext:value-type="float">
            <text:p>15808392450</text:p>
          </table:table-cell>
          <table:table-cell office:value-type="float" office:value="8312916695" calcext:value-type="float">
            <text:p>8312916695</text:p>
          </table:table-cell>
          <table:table-cell office:value-type="float" office:value="9016879" calcext:value-type="float">
            <text:p>9016879</text:p>
          </table:table-cell>
          <table:table-cell office:value-type="float" office:value="351116228" calcext:value-type="float">
            <text:p>351116228</text:p>
          </table:table-cell>
          <table:table-cell office:value-type="float" office:value="465558488" calcext:value-type="float">
            <text:p>465558488</text:p>
          </table:table-cell>
          <table:table-cell office:value-type="float" office:value="2399289" calcext:value-type="float">
            <text:p>2399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9016879" calcext:value-type="float">
            <text:p>9016879</text:p>
          </table:table-cell>
          <table:table-cell office:value-type="float" office:value="24.21" calcext:value-type="float">
            <text:p>24.21</text:p>
          </table:table-cell>
          <table:table-cell office:value-type="float" office:value="32.1" calcext:value-type="float">
            <text:p>32.1</text:p>
          </table:table-cell>
          <table:table-cell office:value-type="float" office:value="0.16" calcext:value-type="float">
            <text:p>0.16</text:p>
          </table:table-cell>
          <table:table-cell office:value-type="float" office:value="0.75" calcext:value-type="float">
            <text:p>0.75</text:p>
          </table:table-cell>
          <table:table-cell office:value-type="float" office:value="194.04" calcext:value-type="float">
            <text:p>194.04</text:p>
          </table:table-cell>
        </table:table-row>
        <table:table-row table:style-name="ro1">
          <table:table-cell office:value-type="string" calcext:value-type="string">
            <text:p>syrk_STANDARD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364" calcext:value-type="float">
            <text:p>59364</text:p>
          </table:table-cell>
          <table:table-cell office:value-type="float" office:value="10534" calcext:value-type="float">
            <text:p>10534</text:p>
          </table:table-cell>
          <table:table-cell office:value-type="float" office:value="6453613949.36" calcext:value-type="float">
            <text:p>6453613949.36</text:p>
          </table:table-cell>
          <table:table-cell office:value-type="float" office:value="8707501139.72" calcext:value-type="float">
            <text:p>8707501139.72</text:p>
          </table:table-cell>
          <table:table-cell office:value-type="float" office:value="114502.18" calcext:value-type="float">
            <text:p>114502.18</text:p>
          </table:table-cell>
          <table:table-cell office:value-type="float" office:value="14748468.54" calcext:value-type="float">
            <text:p>14748468.54</text:p>
          </table:table-cell>
          <table:table-cell office:value-type="float" office:value="15731606.27" calcext:value-type="float">
            <text:p>15731606.27</text:p>
          </table:table-cell>
          <table:table-cell office:value-type="float" office:value="1997217.54" calcext:value-type="float">
            <text:p>1997217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14502.18" calcext:value-type="float">
            <text:p>114502.18</text:p>
          </table:table-cell>
          <table:table-cell office:value-type="float" office:value="0.97" calcext:value-type="float">
            <text:p>0.97</text:p>
          </table:table-cell>
          <table:table-cell office:value-type="float" office:value="1.03" calcext:value-type="float">
            <text:p>1.03</text:p>
          </table:table-cell>
          <table:table-cell office:value-type="float" office:value="0.13" calcext:value-type="float">
            <text:p>0.13</text:p>
          </table:table-cell>
          <table:table-cell office:value-type="float" office:value="0.94" calcext:value-type="float">
            <text:p>0.94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/>
          <table:table-cell office:value-type="float" office:value="59366" calcext:value-type="float">
            <text:p>59366</text:p>
          </table:table-cell>
          <table:table-cell office:value-type="float" office:value="15095" calcext:value-type="float">
            <text:p>15095</text:p>
          </table:table-cell>
          <table:table-cell office:value-type="float" office:value="20331901485.11" calcext:value-type="float">
            <text:p>20331901485.11</text:p>
          </table:table-cell>
          <table:table-cell office:value-type="float" office:value="8113915886.7" calcext:value-type="float">
            <text:p>8113915886.7</text:p>
          </table:table-cell>
          <table:table-cell office:value-type="float" office:value="3521820.35" calcext:value-type="float">
            <text:p>3521820.35</text:p>
          </table:table-cell>
          <table:table-cell office:value-type="float" office:value="318022565.7" calcext:value-type="float">
            <text:p>318022565.7</text:p>
          </table:table-cell>
          <table:table-cell office:value-type="float" office:value="318011990.58" calcext:value-type="float">
            <text:p>318011990.58</text:p>
          </table:table-cell>
          <table:table-cell office:value-type="float" office:value="4391273.17" calcext:value-type="float">
            <text:p>4391273.17</text:p>
          </table:table-cell>
          <table:table-cell office:value-type="float" office:value="41.11" calcext:value-type="float">
            <text:p>41.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521820.35" calcext:value-type="float">
            <text:p>3521820.35</text:p>
          </table:table-cell>
          <table:table-cell table:number-columns-repeated="2" office:value-type="float" office:value="21.98" calcext:value-type="float">
            <text:p>21.98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78.03" calcext:value-type="float">
            <text:p>78.03</text:p>
          </table:table-cell>
        </table:table-row>
        <table:table-row table:style-name="ro1">
          <table:table-cell/>
          <table:table-cell office:value-type="float" office:value="59384" calcext:value-type="float">
            <text:p>59384</text:p>
          </table:table-cell>
          <table:table-cell office:value-type="float" office:value="3996" calcext:value-type="float">
            <text:p>3996</text:p>
          </table:table-cell>
          <table:table-cell office:value-type="float" office:value="6787389646.25" calcext:value-type="float">
            <text:p>6787389646.25</text:p>
          </table:table-cell>
          <table:table-cell office:value-type="float" office:value="9146858747.5" calcext:value-type="float">
            <text:p>9146858747.5</text:p>
          </table:table-cell>
          <table:table-cell office:value-type="float" office:value="113393.5" calcext:value-type="float">
            <text:p>113393.5</text:p>
          </table:table-cell>
          <table:table-cell office:value-type="float" office:value="16482809.25" calcext:value-type="float">
            <text:p>16482809.25</text:p>
          </table:table-cell>
          <table:table-cell office:value-type="float" office:value="18080645.25" calcext:value-type="float">
            <text:p>18080645.25</text:p>
          </table:table-cell>
          <table:table-cell office:value-type="float" office:value="2204554" calcext:value-type="float">
            <text:p>2204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13393.5" calcext:value-type="float">
            <text:p>113393.5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float" office:value="0.14" calcext:value-type="float">
            <text:p>0.14</text:p>
          </table:table-cell>
          <table:table-cell office:value-type="float" office:value="0.91" calcext:value-type="float">
            <text:p>0.91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syrk_STANDARD_ge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837" calcext:value-type="float">
            <text:p>59837</text:p>
          </table:table-cell>
          <table:table-cell office:value-type="float" office:value="14334" calcext:value-type="float">
            <text:p>14334</text:p>
          </table:table-cell>
          <table:table-cell office:value-type="float" office:value="3239527206.06" calcext:value-type="float">
            <text:p>3239527206.06</text:p>
          </table:table-cell>
          <table:table-cell office:value-type="float" office:value="8668596056.06" calcext:value-type="float">
            <text:p>8668596056.06</text:p>
          </table:table-cell>
          <table:table-cell office:value-type="float" office:value="11404254.8" calcext:value-type="float">
            <text:p>11404254.8</text:p>
          </table:table-cell>
          <table:table-cell office:value-type="float" office:value="364619237.8" calcext:value-type="float">
            <text:p>364619237.8</text:p>
          </table:table-cell>
          <table:table-cell office:value-type="float" office:value="360487204.46" calcext:value-type="float">
            <text:p>360487204.46</text:p>
          </table:table-cell>
          <table:table-cell office:value-type="float" office:value="4932743.13" calcext:value-type="float">
            <text:p>4932743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1404254.8" calcext:value-type="float">
            <text:p>11404254.8</text:p>
          </table:table-cell>
          <table:table-cell office:value-type="float" office:value="24.17" calcext:value-type="float">
            <text:p>24.17</text:p>
          </table:table-cell>
          <table:table-cell office:value-type="float" office:value="23.89" calcext:value-type="float">
            <text:p>23.89</text:p>
          </table:table-cell>
          <table:table-cell office:value-type="float" office:value="0.32" calcext:value-type="float">
            <text:p>0.32</text:p>
          </table:table-cell>
          <table:table-cell office:value-type="float" office:value="1.01" calcext:value-type="float">
            <text:p>1.01</text:p>
          </table:table-cell>
          <table:table-cell office:value-type="float" office:value="73.43" calcext:value-type="float">
            <text:p>73.43</text:p>
          </table:table-cell>
        </table:table-row>
        <table:table-row table:style-name="ro1">
          <table:table-cell/>
          <table:table-cell office:value-type="float" office:value="59839" calcext:value-type="float">
            <text:p>59839</text:p>
          </table:table-cell>
          <table:table-cell office:value-type="float" office:value="15084" calcext:value-type="float">
            <text:p>15084</text:p>
          </table:table-cell>
          <table:table-cell office:value-type="float" office:value="21608331848.43" calcext:value-type="float">
            <text:p>21608331848.43</text:p>
          </table:table-cell>
          <table:table-cell office:value-type="float" office:value="8605169699.06" calcext:value-type="float">
            <text:p>8605169699.06</text:p>
          </table:table-cell>
          <table:table-cell office:value-type="float" office:value="3987883.81" calcext:value-type="float">
            <text:p>3987883.81</text:p>
          </table:table-cell>
          <table:table-cell office:value-type="float" office:value="337959904.43" calcext:value-type="float">
            <text:p>337959904.43</text:p>
          </table:table-cell>
          <table:table-cell office:value-type="float" office:value="337953222.75" calcext:value-type="float">
            <text:p>337953222.75</text:p>
          </table:table-cell>
          <table:table-cell office:value-type="float" office:value="4484425.18" calcext:value-type="float">
            <text:p>4484425.18</text:p>
          </table:table-cell>
          <table:table-cell office:value-type="float" office:value="47.06" calcext:value-type="float">
            <text:p>47.0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3987883.81" calcext:value-type="float">
            <text:p>3987883.81</text:p>
          </table:table-cell>
          <table:table-cell table:number-columns-repeated="2" office:value-type="float" office:value="22.98" calcext:value-type="float">
            <text:p>22.98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84.44" calcext:value-type="float">
            <text:p>84.44</text:p>
          </table:table-cell>
        </table:table-row>
        <table:table-row table:style-name="ro1">
          <table:table-cell/>
          <table:table-cell office:value-type="float" office:value="59857" calcext:value-type="float">
            <text:p>59857</text:p>
          </table:table-cell>
          <table:table-cell office:value-type="float" office:value="1003" calcext:value-type="float">
            <text:p>1003</text:p>
          </table:table-cell>
          <table:table-cell office:value-type="float" office:value="3496122551" calcext:value-type="float">
            <text:p>3496122551</text:p>
          </table:table-cell>
          <table:table-cell office:value-type="float" office:value="9275300306" calcext:value-type="float">
            <text:p>9275300306</text:p>
          </table:table-cell>
          <table:table-cell office:value-type="float" office:value="12253711" calcext:value-type="float">
            <text:p>12253711</text:p>
          </table:table-cell>
          <table:table-cell office:value-type="float" office:value="390109666" calcext:value-type="float">
            <text:p>390109666</text:p>
          </table:table-cell>
          <table:table-cell office:value-type="float" office:value="385194906" calcext:value-type="float">
            <text:p>385194906</text:p>
          </table:table-cell>
          <table:table-cell office:value-type="float" office:value="765109" calcext:value-type="float">
            <text:p>76510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2253711" calcext:value-type="float">
            <text:p>12253711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7" calcext:value-type="float">
            <text:p>24.57</text:p>
          </table:table-cell>
          <table:table-cell office:value-type="float" office:value="0.04" calcext:value-type="float">
            <text:p>0.04</text:p>
          </table:table-cell>
          <table:table-cell office:value-type="float" office:value="1.01" calcext:value-type="float">
            <text:p>1.01</text:p>
          </table:table-cell>
          <table:table-cell office:value-type="float" office:value="503.45" calcext:value-type="float">
            <text:p>503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6:55:07.237255672</meta:creation-date>
    <dc:date>2015-12-17T16:57:44.953216199</dc:date>
    <meta:editing-duration>P0D</meta:editing-duration>
    <meta:editing-cycles>1</meta:editing-cycles>
    <meta:document-statistic meta:table-count="1" meta:cell-count="3297" meta:object-count="0"/>
    <meta:generator>LibreOffice/4.2.8.2$Linux_X86_64 LibreOffice_project/420m0$Build-2</meta:generator>
  </office:meta>
</office:document-meta>
</file>